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723cm"/>
    </style:style>
    <style:style style:name="co2" style:family="table-column">
      <style:table-column-properties fo:break-before="auto" style:column-width="0.88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4.71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5.027cm" fo:break-before="auto" style:use-optimal-row-height="true"/>
    </style:style>
    <style:style style:name="ro4" style:family="table-row">
      <style:table-row-properties style:row-height="3.658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270"/>
    </style:style>
    <style:style style:name="ce2" style:family="table-cell" style:parent-style-name="Default">
      <style:table-cell-properties style:text-align-source="fix" style:repeat-content="false" style:rotation-angle="27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Victim" table:style-name="ta1">
        <table:shapes>
          <draw:frame draw:z-index="0" draw:style-name="gr1" draw:text-style-name="P1" svg:width="15.999cm" svg:height="8.999cm" svg:x="20.999cm" svg:y="1.967cm">
            <draw:object draw:notify-on-update-of-ranges="Victim.B1:Victim.B1 Victim.B2:Victim.B93 Victim.C1:Victim.C1 Victim.C2:Victim.C93 Victim.D1:Victim.D1 Victim.D2:Victim.D93 Victim.E1:Victim.E1 Victim.E2:Victim.E93 Victim.F1:Victim.F1 Victim.F2:Victim.F93 Victim.G1:Victim.G1 Victim.G2:Victim.G93 Victim.H1:Victim.H1 Victim.H2:Victim.H93 Victim.I1:Victim.I1 Victim.I2:Victim.I93 Victim.J1:Victim.J1 Victim.J2:Victim.J93 Victim.K1:Victim.K1 Victim.K2:Victim.K93 Victim.L1:Victim.L1 Victim.L2:Victim.L93 Victim.M1:Victim.M1 Victim.M2:Victim.M93 Victim.N1:Victim.N1 Victim.N2:Victim.N93 Victim.O1:Victim.O1 Victim.O2:Victim.O93 Victim.P1:Victim.P1 Victim.P2:Victim.P93 Victim.Q1:Victim.Q1 Victim.Q2:Victim.Q9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6" table:default-cell-style-name="Default"/>
        <table:table-column table:style-name="co3" table:number-columns-repeated="2" table:default-cell-style-name="ce3"/>
        <table:table-column table:style-name="co3" table:number-columns-repeated="1005" table:default-cell-style-name="Default"/>
        <table:table-row table:style-name="ro1">
          <table:table-cell table:style-name="ce1" office:value-type="string">
            <text:p>Time</text:p>
          </table:table-cell>
          <table:table-cell table:style-name="ce1" office:value-type="string">
            <text:p>stat-140324-163326-1.txt</text:p>
          </table:table-cell>
          <table:table-cell table:style-name="ce1" office:value-type="string">
            <text:p>stat-140324-163728-2.txt</text:p>
          </table:table-cell>
          <table:table-cell table:style-name="ce1" office:value-type="string">
            <text:p>stat-140324-164657-3.txt</text:p>
          </table:table-cell>
          <table:table-cell table:style-name="ce1" office:value-type="string">
            <text:p>stat-140324-165247-4.txt</text:p>
          </table:table-cell>
          <table:table-cell table:style-name="ce1" office:value-type="string">
            <text:p>stat-140324-165543-5.txt</text:p>
          </table:table-cell>
          <table:table-cell table:style-name="ce1" office:value-type="string">
            <text:p>stat-140324-165823-6.txt</text:p>
          </table:table-cell>
          <table:table-cell table:style-name="ce1" office:value-type="string">
            <text:p>stat-140324-170114-7.txt</text:p>
          </table:table-cell>
          <table:table-cell table:style-name="ce1" office:value-type="string">
            <text:p>stat-140324-170650-8.txt</text:p>
          </table:table-cell>
          <table:table-cell table:style-name="ce1" office:value-type="string">
            <text:p>stat-140324-171214-9.txt</text:p>
          </table:table-cell>
          <table:table-cell table:style-name="ce1" office:value-type="string">
            <text:p>stat-140324-171452-10.txt</text:p>
          </table:table-cell>
          <table:table-cell table:style-name="ce1" office:value-type="string">
            <text:p>stat-140324-171739-11.txt</text:p>
          </table:table-cell>
          <table:table-cell table:style-name="ce1" office:value-type="string">
            <text:p>stat-140324-172024-12.txt</text:p>
          </table:table-cell>
          <table:table-cell table:style-name="ce1" office:value-type="string">
            <text:p>stat-140324-200217-13.txt</text:p>
          </table:table-cell>
          <table:table-cell table:style-name="ce1" office:value-type="string">
            <text:p>stat-140326-125127-14.txt</text:p>
          </table:table-cell>
          <table:table-cell table:style-name="ce1" office:value-type="string">
            <text:p>stat-140326-125429-15.txt</text:p>
          </table:table-cell>
          <table:table-cell table:style-name="ce1" office:value-type="string">
            <text:p>stat-140326-125726-16.txt</text:p>
          </table:table-cell>
          <table:table-cell table:style-name="ce2" office:value-type="string">
            <text:p>Average Victim</text:p>
          </table:table-cell>
          <table:table-cell table:style-name="ce2" office:value-type="string">
            <text:p>Standard Deviation – Victim</text:p>
          </table:table-cell>
          <table:table-cell table:style-name="ce1" table:number-columns-repeated="1005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AVERAGE([.B2:.Q2])" office:value-type="float" office:value="1.5625">
            <text:p>1,5625</text:p>
          </table:table-cell>
          <table:table-cell table:formula="of:=STDEVPA([.B2:.Q2])" office:value-type="float" office:value="0.998044963916957">
            <text:p>0,9980449639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AVERAGE([.B3:.Q3])" office:value-type="float" office:value="1.5625">
            <text:p>1,5625</text:p>
          </table:table-cell>
          <table:table-cell table:formula="of:=STDEVPA([.B3:.Q3])" office:value-type="float" office:value="1.80169191317495">
            <text:p>1,8016919132</text:p>
          </table:table-cell>
          <table:table-cell table:number-columns-repeated="1005"/>
        </table:table-row>
        <table:table-row table:style-name="ro2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B4:.Q4])" office:value-type="float" office:value="0.5625">
            <text:p>0,5625</text:p>
          </table:table-cell>
          <table:table-cell table:formula="of:=STDEVPA([.B4:.Q4])" office:value-type="float" office:value="0.863767185067828">
            <text:p>0,8637671851</text:p>
          </table:table-cell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B5:.Q5])" office:value-type="float" office:value="0.1875">
            <text:p>0,1875</text:p>
          </table:table-cell>
          <table:table-cell table:formula="of:=STDEVPA([.B5:.Q5])" office:value-type="float" office:value="0.3903123748999">
            <text:p>0,3903123749</text:p>
          </table:table-cell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5">
            <text:p>5</text:p>
          </table:table-cell>
          <table:table-cell table:formula="of:=AVERAGE([.B6:.Q6])" office:value-type="float" office:value="2.8125">
            <text:p>2,8125</text:p>
          </table:table-cell>
          <table:table-cell table:formula="of:=STDEVPA([.B6:.Q6])" office:value-type="float" office:value="2.48039185412305">
            <text:p>2,4803918541</text:p>
          </table:table-cell>
          <table:table-cell table:number-columns-repeated="1005"/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AVERAGE([.B7:.Q7])" office:value-type="float" office:value="1.125">
            <text:p>1,125</text:p>
          </table:table-cell>
          <table:table-cell table:formula="of:=STDEVPA([.B7:.Q7])" office:value-type="float" office:value="1.40867845869808">
            <text:p>1,4086784587</text:p>
          </table:table-cell>
          <table:table-cell table:number-columns-repeated="1005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AVERAGE([.B8:.Q8])" office:value-type="float" office:value="0.4375">
            <text:p>0,4375</text:p>
          </table:table-cell>
          <table:table-cell table:formula="of:=STDEVPA([.B8:.Q8])" office:value-type="float" office:value="0.60917464655056">
            <text:p>0,6091746466</text:p>
          </table:table-cell>
          <table:table-cell table:number-columns-repeated="1005"/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AVERAGE([.B9:.Q9])" office:value-type="float" office:value="0.625">
            <text:p>0,625</text:p>
          </table:table-cell>
          <table:table-cell table:formula="of:=STDEVPA([.B9:.Q9])" office:value-type="float" office:value="0.927024810886958">
            <text:p>0,9270248109</text:p>
          </table:table-cell>
          <table:table-cell table:number-columns-repeated="1005"/>
        </table:table-row>
        <table:table-row table:style-name="ro2">
          <table:table-cell office:value-type="float" office:value="8">
            <text:p>8</text:p>
          </table:table-cell>
          <table:table-cell table:number-columns-repeated="16" office:value-type="float" office:value="0">
            <text:p>0</text:p>
          </table:table-cell>
          <table:table-cell table:formula="of:=AVERAGE([.B10:.Q10])" office:value-type="float" office:value="0">
            <text:p>0</text:p>
          </table:table-cell>
          <table:table-cell table:formula="of:=STDEVPA([.B10:.Q10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AVERAGE([.B11:.Q11])" office:value-type="float" office:value="0.5">
            <text:p>0,5</text:p>
          </table:table-cell>
          <table:table-cell table:formula="of:=STDEVPA([.B11:.Q11])" office:value-type="float" office:value="0.5">
            <text:p>0,5</text:p>
          </table:table-cell>
          <table:table-cell table:number-columns-repeated="1005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232">
            <text:p>232</text:p>
          </table:table-cell>
          <table:table-cell table:number-columns-repeated="3" office:value-type="float" office:value="2">
            <text:p>2</text:p>
          </table:table-cell>
          <table:table-cell office:value-type="float" office:value="166">
            <text:p>166</text:p>
          </table:table-cell>
          <table:table-cell office:value-type="float" office:value="236">
            <text:p>236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formula="of:=AVERAGE([.B12:.Q12])" office:value-type="float" office:value="67.9375">
            <text:p>67,9375</text:p>
          </table:table-cell>
          <table:table-cell table:formula="of:=STDEVPA([.B12:.Q12])" office:value-type="float" office:value="100.150804259127">
            <text:p>100,1508042591</text:p>
          </table:table-cell>
          <table:table-cell table:number-columns-repeated="1005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8">
            <text:p>268</text:p>
          </table:table-cell>
          <table:table-cell office:value-type="float" office:value="2">
            <text:p>2</text:p>
          </table:table-cell>
          <table:table-cell office:value-type="float" office:value="270">
            <text:p>270</text:p>
          </table:table-cell>
          <table:table-cell table:number-columns-repeated="3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248">
            <text:p>248</text:p>
          </table:table-cell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AVERAGE([.B13:.Q13])" office:value-type="float" office:value="80.25">
            <text:p>80,25</text:p>
          </table:table-cell>
          <table:table-cell table:formula="of:=STDEVPA([.B13:.Q13])" office:value-type="float" office:value="118.401594161565">
            <text:p>118,4015941616</text:p>
          </table:table-cell>
          <table:table-cell table:number-columns-repeated="1005"/>
        </table:table-row>
        <table:table-row table:style-name="ro2"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table:number-columns-repeated="3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246">
            <text:p>246</text:p>
          </table:table-cell>
          <table:table-cell office:value-type="float" office:value="254">
            <text:p>254</text:p>
          </table:table-cell>
          <table:table-cell table:number-columns-repeated="4" office:value-type="float" office:value="0">
            <text:p>0</text:p>
          </table:table-cell>
          <table:table-cell table:formula="of:=AVERAGE([.B14:.Q14])" office:value-type="float" office:value="76.375">
            <text:p>76,375</text:p>
          </table:table-cell>
          <table:table-cell table:formula="of:=STDEVPA([.B14:.Q14])" office:value-type="float" office:value="113.386989443234">
            <text:p>113,3869894432</text:p>
          </table:table-cell>
          <table:table-cell table:number-columns-repeated="100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32">
            <text:p>32</text:p>
          </table:table-cell>
          <table:table-cell office:value-type="float" office:value="230">
            <text:p>230</text:p>
          </table:table-cell>
          <table:table-cell office:value-type="float" office:value="36">
            <text:p>36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formula="of:=AVERAGE([.B15:.Q15])" office:value-type="float" office:value="89.5">
            <text:p>89,5</text:p>
          </table:table-cell>
          <table:table-cell table:formula="of:=STDEVPA([.B15:.Q15])" office:value-type="float" office:value="99.1955140114713">
            <text:p>99,1955140115</text:p>
          </table:table-cell>
          <table:table-cell table:number-columns-repeated="100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84">
            <text:p>284</text:p>
          </table:table-cell>
          <table:table-cell office:value-type="float" office:value="270">
            <text:p>270</text:p>
          </table:table-cell>
          <table:table-cell office:value-type="float" office:value="262">
            <text:p>262</text:p>
          </table:table-cell>
          <table:table-cell office:value-type="float" office:value="254">
            <text:p>254</text:p>
          </table:table-cell>
          <table:table-cell office:value-type="float" office:value="224">
            <text:p>224</text:p>
          </table:table-cell>
          <table:table-cell office:value-type="float" office:value="58">
            <text:p>58</text:p>
          </table:table-cell>
          <table:table-cell office:value-type="float" office:value="270">
            <text:p>270</text:p>
          </table:table-cell>
          <table:table-cell office:value-type="float" office:value="268">
            <text:p>268</text:p>
          </table:table-cell>
          <table:table-cell office:value-type="float" office:value="280">
            <text:p>280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254">
            <text:p>254</text:p>
          </table:table-cell>
          <table:table-cell office:value-type="float" office:value="264">
            <text:p>264</text:p>
          </table:table-cell>
          <table:table-cell office:value-type="float" office:value="266">
            <text:p>266</text:p>
          </table:table-cell>
          <table:table-cell office:value-type="float" office:value="336">
            <text:p>336</text:p>
          </table:table-cell>
          <table:table-cell office:value-type="float" office:value="278">
            <text:p>278</text:p>
          </table:table-cell>
          <table:table-cell table:formula="of:=AVERAGE([.B16:.Q16])" office:value-type="float" office:value="228.875">
            <text:p>228,875</text:p>
          </table:table-cell>
          <table:table-cell table:formula="of:=STDEVPA([.B16:.Q16])" office:value-type="float" office:value="89.6185492797111">
            <text:p>89,6185492797</text:p>
          </table:table-cell>
          <table:table-cell table:number-columns-repeated="100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244">
            <text:p>244</text:p>
          </table:table-cell>
          <table:table-cell office:value-type="float" office:value="264">
            <text:p>264</text:p>
          </table:table-cell>
          <table:table-cell office:value-type="float" office:value="126">
            <text:p>126</text:p>
          </table:table-cell>
          <table:table-cell office:value-type="float" office:value="242">
            <text:p>242</text:p>
          </table:table-cell>
          <table:table-cell office:value-type="float" office:value="26">
            <text:p>26</text:p>
          </table:table-cell>
          <table:table-cell office:value-type="float" office:value="252">
            <text:p>252</text:p>
          </table:table-cell>
          <table:table-cell office:value-type="float" office:value="226">
            <text:p>226</text:p>
          </table:table-cell>
          <table:table-cell office:value-type="float" office:value="244">
            <text:p>24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58">
            <text:p>158</text:p>
          </table:table-cell>
          <table:table-cell office:value-type="float" office:value="252">
            <text:p>252</text:p>
          </table:table-cell>
          <table:table-cell office:value-type="float" office:value="236">
            <text:p>236</text:p>
          </table:table-cell>
          <table:table-cell office:value-type="float" office:value="322">
            <text:p>322</text:p>
          </table:table-cell>
          <table:table-cell office:value-type="float" office:value="2">
            <text:p>2</text:p>
          </table:table-cell>
          <table:table-cell table:formula="of:=AVERAGE([.B17:.Q17])" office:value-type="float" office:value="179.5">
            <text:p>179,5</text:p>
          </table:table-cell>
          <table:table-cell table:formula="of:=STDEVPA([.B17:.Q17])" office:value-type="float" office:value="105.065455788285">
            <text:p>105,0654557883</text:p>
          </table:table-cell>
          <table:table-cell table:number-columns-repeated="100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office:value-type="float" office:value="134">
            <text:p>134</text:p>
          </table:table-cell>
          <table:table-cell office:value-type="float" office:value="16">
            <text:p>16</text:p>
          </table:table-cell>
          <table:table-cell office:value-type="float" office:value="238">
            <text:p>238</text:p>
          </table:table-cell>
          <table:table-cell office:value-type="float" office:value="8">
            <text:p>8</text:p>
          </table:table-cell>
          <table:table-cell office:value-type="float" office:value="258">
            <text:p>258</text:p>
          </table:table-cell>
          <table:table-cell office:value-type="float" office:value="106">
            <text:p>106</text:p>
          </table:table-cell>
          <table:table-cell office:value-type="float" office:value="180">
            <text:p>18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52">
            <text:p>252</text:p>
          </table:table-cell>
          <table:table-cell office:value-type="float" office:value="284">
            <text:p>284</text:p>
          </table:table-cell>
          <table:table-cell office:value-type="float" office:value="308">
            <text:p>308</text:p>
          </table:table-cell>
          <table:table-cell office:value-type="float" office:value="206">
            <text:p>206</text:p>
          </table:table-cell>
          <table:table-cell table:formula="of:=AVERAGE([.B18:.Q18])" office:value-type="float" office:value="155.875">
            <text:p>155,875</text:p>
          </table:table-cell>
          <table:table-cell table:formula="of:=STDEVPA([.B18:.Q18])" office:value-type="float" office:value="108.384659315791">
            <text:p>108,3846593158</text:p>
          </table:table-cell>
          <table:table-cell table:number-columns-repeated="100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00">
            <text:p>200</text:p>
          </table:table-cell>
          <table:table-cell office:value-type="float" office:value="128">
            <text:p>12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46">
            <text:p>246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84">
            <text:p>184</text:p>
          </table:table-cell>
          <table:table-cell office:value-type="float" office:value="288">
            <text:p>288</text:p>
          </table:table-cell>
          <table:table-cell office:value-type="float" office:value="306">
            <text:p>306</text:p>
          </table:table-cell>
          <table:table-cell office:value-type="float" office:value="320">
            <text:p>320</text:p>
          </table:table-cell>
          <table:table-cell table:formula="of:=AVERAGE([.B19:.Q19])" office:value-type="float" office:value="112.375">
            <text:p>112,375</text:p>
          </table:table-cell>
          <table:table-cell table:formula="of:=STDEVPA([.B19:.Q19])" office:value-type="float" office:value="119.940024074535">
            <text:p>119,9400240745</text:p>
          </table:table-cell>
          <table:table-cell table:number-columns-repeated="100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294">
            <text:p>294</text:p>
          </table:table-cell>
          <table:table-cell office:value-type="float" office:value="210">
            <text:p>210</text:p>
          </table:table-cell>
          <table:table-cell table:formula="of:=AVERAGE([.B20:.Q20])" office:value-type="float" office:value="55">
            <text:p>55</text:p>
          </table:table-cell>
          <table:table-cell table:formula="of:=STDEVPA([.B20:.Q20])" office:value-type="float" office:value="88.4024886527523">
            <text:p>88,4024886528</text:p>
          </table:table-cell>
          <table:table-cell table:number-columns-repeated="100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242">
            <text:p>242</text:p>
          </table:table-cell>
          <table:table-cell office:value-type="float" office:value="2">
            <text:p>2</text:p>
          </table:table-cell>
          <table:table-cell table:formula="of:=AVERAGE([.B21:.Q21])" office:value-type="float" office:value="23.375">
            <text:p>23,375</text:p>
          </table:table-cell>
          <table:table-cell table:formula="of:=STDEVPA([.B21:.Q21])" office:value-type="float" office:value="57.0294605883661">
            <text:p>57,0294605884</text:p>
          </table:table-cell>
          <table:table-cell table:number-columns-repeated="100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table:formula="of:=AVERAGE([.B22:.Q22])" office:value-type="float" office:value="6.875">
            <text:p>6,875</text:p>
          </table:table-cell>
          <table:table-cell table:formula="of:=STDEVPA([.B22:.Q22])" office:value-type="float" office:value="8.659351881059">
            <text:p>8,6593518811</text:p>
          </table:table-cell>
          <table:table-cell table:number-columns-repeated="100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formula="of:=AVERAGE([.B23:.Q23])" office:value-type="float" office:value="5.875">
            <text:p>5,875</text:p>
          </table:table-cell>
          <table:table-cell table:formula="of:=STDEVPA([.B23:.Q23])" office:value-type="float" office:value="8.46961480824246">
            <text:p>8,4696148082</text:p>
          </table:table-cell>
          <table:table-cell table:number-columns-repeated="100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formula="of:=AVERAGE([.B24:.Q24])" office:value-type="float" office:value="4.5">
            <text:p>4,5</text:p>
          </table:table-cell>
          <table:table-cell table:formula="of:=STDEVPA([.B24:.Q24])" office:value-type="float" office:value="6.76387462923434">
            <text:p>6,7638746292</text:p>
          </table:table-cell>
          <table:table-cell table:number-columns-repeated="1005"/>
        </table:table-row>
        <table:table-row table:style-name="ro2">
          <table:table-cell office:value-type="float" office:value="23">
            <text:p>23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formula="of:=AVERAGE([.B25:.Q25])" office:value-type="float" office:value="1.75">
            <text:p>1,75</text:p>
          </table:table-cell>
          <table:table-cell table:formula="of:=STDEVPA([.B25:.Q25])" office:value-type="float" office:value="3.73329613076702">
            <text:p>3,7332961308</text:p>
          </table:table-cell>
          <table:table-cell table:number-columns-repeated="1005"/>
        </table:table-row>
        <table:table-row table:style-name="ro2">
          <table:table-cell office:value-type="float" office:value="24">
            <text:p>24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2">
            <text:p>12</text:p>
          </table:table-cell>
          <table:table-cell table:formula="of:=AVERAGE([.B26:.Q26])" office:value-type="float" office:value="2">
            <text:p>2</text:p>
          </table:table-cell>
          <table:table-cell table:formula="of:=STDEVPA([.B26:.Q26])" office:value-type="float" office:value="3.93700393700591">
            <text:p>3,937003937</text:p>
          </table:table-cell>
          <table:table-cell table:number-columns-repeated="1005"/>
        </table:table-row>
        <table:table-row table:style-name="ro2">
          <table:table-cell office:value-type="float" office:value="25">
            <text:p>25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AVERAGE([.B27:.Q27])" office:value-type="float" office:value="0.375">
            <text:p>0,375</text:p>
          </table:table-cell>
          <table:table-cell table:formula="of:=STDEVPA([.B27:.Q27])" office:value-type="float" office:value="1.05326872164704">
            <text:p>1,0532687216</text:p>
          </table:table-cell>
          <table:table-cell table:number-columns-repeated="1005"/>
        </table:table-row>
        <table:table-row table:style-name="ro2">
          <table:table-cell office:value-type="float" office:value="26">
            <text:p>26</text:p>
          </table:table-cell>
          <table:table-cell table:number-columns-repeated="10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AVERAGE([.B28:.Q28])" office:value-type="float" office:value="0.875">
            <text:p>0,875</text:p>
          </table:table-cell>
          <table:table-cell table:formula="of:=STDEVPA([.B28:.Q28])" office:value-type="float" office:value="2.11763429326218">
            <text:p>2,1176342933</text:p>
          </table:table-cell>
          <table:table-cell table:number-columns-repeated="1005"/>
        </table:table-row>
        <table:table-row table:style-name="ro2">
          <table:table-cell office:value-type="float" office:value="27">
            <text:p>27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AVERAGE([.B29:.Q29])" office:value-type="float" office:value="1.75">
            <text:p>1,75</text:p>
          </table:table-cell>
          <table:table-cell table:formula="of:=STDEVPA([.B29:.Q29])" office:value-type="float" office:value="4.52078533000628">
            <text:p>4,52078533</text:p>
          </table:table-cell>
          <table:table-cell table:number-columns-repeated="1005"/>
        </table:table-row>
        <table:table-row table:style-name="ro2">
          <table:table-cell office:value-type="float" office:value="28">
            <text:p>28</text:p>
          </table:table-cell>
          <table:table-cell table:number-columns-repeated="10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AVERAGE([.B30:.Q30])" office:value-type="float" office:value="0.875">
            <text:p>0,875</text:p>
          </table:table-cell>
          <table:table-cell table:formula="of:=STDEVPA([.B30:.Q30])" office:value-type="float" office:value="2.3418742493994">
            <text:p>2,3418742494</text:p>
          </table:table-cell>
          <table:table-cell table:number-columns-repeated="1005"/>
        </table:table-row>
        <table:table-row table:style-name="ro2">
          <table:table-cell office:value-type="float" office:value="29">
            <text:p>29</text:p>
          </table:table-cell>
          <table:table-cell table:number-columns-repeated="10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AVERAGE([.B31:.Q31])" office:value-type="float" office:value="0.5">
            <text:p>0,5</text:p>
          </table:table-cell>
          <table:table-cell table:formula="of:=STDEVPA([.B31:.Q31])" office:value-type="float" office:value="1.3228756555323">
            <text:p>1,3228756555</text:p>
          </table:table-cell>
          <table:table-cell table:number-columns-repeated="1005"/>
        </table:table-row>
        <table:table-row table:style-name="ro2">
          <table:table-cell office:value-type="float" office:value="30">
            <text:p>30</text:p>
          </table:table-cell>
          <table:table-cell table:number-columns-repeated="15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AVERAGE([.B32:.Q32])" office:value-type="float" office:value="0.25">
            <text:p>0,25</text:p>
          </table:table-cell>
          <table:table-cell table:formula="of:=STDEVPA([.B32:.Q32])" office:value-type="float" office:value="0.968245836551854">
            <text:p>0,9682458366</text:p>
          </table:table-cell>
          <table:table-cell table:number-columns-repeated="1005"/>
        </table:table-row>
        <table:table-row table:style-name="ro2">
          <table:table-cell office:value-type="float" office:value="31">
            <text:p>31</text:p>
          </table:table-cell>
          <table:table-cell table:number-columns-repeated="10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AVERAGE([.B33:.Q33])" office:value-type="float" office:value="1">
            <text:p>1</text:p>
          </table:table-cell>
          <table:table-cell table:formula="of:=STDEVPA([.B33:.Q33])" office:value-type="float" office:value="3">
            <text:p>3</text:p>
          </table:table-cell>
          <table:table-cell table:number-columns-repeated="1005"/>
        </table:table-row>
        <table:table-row table:style-name="ro2">
          <table:table-cell office:value-type="float" office:value="32">
            <text:p>32</text:p>
          </table:table-cell>
          <table:table-cell table:number-columns-repeated="15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34:.Q34])" office:value-type="float" office:value="0.125">
            <text:p>0,125</text:p>
          </table:table-cell>
          <table:table-cell table:formula="of:=STDEVPA([.B34:.Q34])" office:value-type="float" office:value="0.484122918275927">
            <text:p>0,4841229183</text:p>
          </table:table-cell>
          <table:table-cell table:number-columns-repeated="1005"/>
        </table:table-row>
        <table:table-row table:style-name="ro2">
          <table:table-cell office:value-type="float" office:value="33">
            <text:p>33</text:p>
          </table:table-cell>
          <table:table-cell table:number-columns-repeated="15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AVERAGE([.B35:.Q35])" office:value-type="float" office:value="0.5">
            <text:p>0,5</text:p>
          </table:table-cell>
          <table:table-cell table:formula="of:=STDEVPA([.B35:.Q35])" office:value-type="float" office:value="1.93649167310371">
            <text:p>1,9364916731</text:p>
          </table:table-cell>
          <table:table-cell table:number-columns-repeated="1005"/>
        </table:table-row>
        <table:table-row table:style-name="ro2">
          <table:table-cell office:value-type="float" office:value="34">
            <text:p>34</text:p>
          </table:table-cell>
          <table:table-cell table:number-columns-repeated="15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AVERAGE([.B36:.Q36])" office:value-type="float" office:value="0.25">
            <text:p>0,25</text:p>
          </table:table-cell>
          <table:table-cell table:formula="of:=STDEVPA([.B36:.Q36])" office:value-type="float" office:value="0.968245836551854">
            <text:p>0,9682458366</text:p>
          </table:table-cell>
          <table:table-cell table:number-columns-repeated="1005"/>
        </table:table-row>
        <table:table-row table:style-name="ro2">
          <table:table-cell office:value-type="float" office:value="35">
            <text:p>35</text:p>
          </table:table-cell>
          <table:table-cell table:number-columns-repeated="15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37:.Q37])" office:value-type="float" office:value="0.125">
            <text:p>0,125</text:p>
          </table:table-cell>
          <table:table-cell table:formula="of:=STDEVPA([.B37:.Q37])" office:value-type="float" office:value="0.484122918275927">
            <text:p>0,4841229183</text:p>
          </table:table-cell>
          <table:table-cell table:number-columns-repeated="1005"/>
        </table:table-row>
        <table:table-row table:style-name="ro2">
          <table:table-cell office:value-type="float" office:value="36">
            <text:p>36</text:p>
          </table:table-cell>
          <table:table-cell table:number-columns-repeated="15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AVERAGE([.B38:.Q38])" office:value-type="float" office:value="0.625">
            <text:p>0,625</text:p>
          </table:table-cell>
          <table:table-cell table:formula="of:=STDEVPA([.B38:.Q38])" office:value-type="float" office:value="2.42061459137964">
            <text:p>2,4206145914</text:p>
          </table:table-cell>
          <table:table-cell table:number-columns-repeated="1005"/>
        </table:table-row>
        <table:table-row table:style-name="ro2">
          <table:table-cell office:value-type="float" office:value="37">
            <text:p>37</text:p>
          </table:table-cell>
          <table:table-cell table:number-columns-repeated="15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AVERAGE([.B39:.Q39])" office:value-type="float" office:value="0.375">
            <text:p>0,375</text:p>
          </table:table-cell>
          <table:table-cell table:formula="of:=STDEVPA([.B39:.Q39])" office:value-type="float" office:value="1.45236875482778">
            <text:p>1,4523687548</text:p>
          </table:table-cell>
          <table:table-cell table:number-columns-repeated="1005"/>
        </table:table-row>
        <table:table-row table:style-name="ro2">
          <table:table-cell office:value-type="float" office:value="38">
            <text:p>38</text:p>
          </table:table-cell>
          <table:table-cell table:number-columns-repeated="15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AVERAGE([.B40:.Q40])" office:value-type="float" office:value="0.375">
            <text:p>0,375</text:p>
          </table:table-cell>
          <table:table-cell table:formula="of:=STDEVPA([.B40:.Q40])" office:value-type="float" office:value="1.45236875482778">
            <text:p>1,4523687548</text:p>
          </table:table-cell>
          <table:table-cell table:number-columns-repeated="1005"/>
        </table:table-row>
        <table:table-row table:style-name="ro2">
          <table:table-cell office:value-type="float" office:value="39">
            <text:p>39</text:p>
          </table:table-cell>
          <table:table-cell table:number-columns-repeated="15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AVERAGE([.B41:.Q41])" office:value-type="float" office:value="0.375">
            <text:p>0,375</text:p>
          </table:table-cell>
          <table:table-cell table:formula="of:=STDEVPA([.B41:.Q41])" office:value-type="float" office:value="1.45236875482778">
            <text:p>1,4523687548</text:p>
          </table:table-cell>
          <table:table-cell table:number-columns-repeated="1005"/>
        </table:table-row>
        <table:table-row table:style-name="ro2">
          <table:table-cell office:value-type="float" office:value="40">
            <text:p>40</text:p>
          </table:table-cell>
          <table:table-cell table:number-columns-repeated="15"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AVERAGE([.B42:.Q42])" office:value-type="float" office:value="0.75">
            <text:p>0,75</text:p>
          </table:table-cell>
          <table:table-cell table:formula="of:=STDEVPA([.B42:.Q42])" office:value-type="float" office:value="2.90473750965556">
            <text:p>2,9047375097</text:p>
          </table:table-cell>
          <table:table-cell table:number-columns-repeated="1005"/>
        </table:table-row>
        <table:table-row table:style-name="ro2">
          <table:table-cell office:value-type="float" office:value="41">
            <text:p>41</text:p>
          </table:table-cell>
          <table:table-cell table:number-columns-repeated="15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AVERAGE([.B43:.Q43])" office:value-type="float" office:value="0.625">
            <text:p>0,625</text:p>
          </table:table-cell>
          <table:table-cell table:formula="of:=STDEVPA([.B43:.Q43])" office:value-type="float" office:value="2.42061459137964">
            <text:p>2,4206145914</text:p>
          </table:table-cell>
          <table:table-cell table:number-columns-repeated="1005"/>
        </table:table-row>
        <table:table-row table:style-name="ro2">
          <table:table-cell office:value-type="float" office:value="42">
            <text:p>42</text:p>
          </table:table-cell>
          <table:table-cell table:number-columns-repeated="15"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AVERAGE([.B44:.Q44])" office:value-type="float" office:value="0.5625">
            <text:p>0,5625</text:p>
          </table:table-cell>
          <table:table-cell table:formula="of:=STDEVPA([.B44:.Q44])" office:value-type="float" office:value="2.17855313224167">
            <text:p>2,1785531322</text:p>
          </table:table-cell>
          <table:table-cell table:number-columns-repeated="1005"/>
        </table:table-row>
        <table:table-row table:style-name="ro2">
          <table:table-cell office:value-type="float" office:value="43">
            <text:p>43</text:p>
          </table:table-cell>
          <table:table-cell table:number-columns-repeated="15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AVERAGE([.B45:.Q45])" office:value-type="float" office:value="0.1875">
            <text:p>0,1875</text:p>
          </table:table-cell>
          <table:table-cell table:formula="of:=STDEVPA([.B45:.Q45])" office:value-type="float" office:value="0.726184377413891">
            <text:p>0,7261843774</text:p>
          </table:table-cell>
          <table:table-cell table:number-columns-repeated="1005"/>
        </table:table-row>
        <table:table-row table:style-name="ro2">
          <table:table-cell office:value-type="float" office:value="44">
            <text:p>44</text:p>
          </table:table-cell>
          <table:table-cell table:number-columns-repeated="15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AVERAGE([.B46:.Q46])" office:value-type="float" office:value="0.1875">
            <text:p>0,1875</text:p>
          </table:table-cell>
          <table:table-cell table:formula="of:=STDEVPA([.B46:.Q46])" office:value-type="float" office:value="0.726184377413891">
            <text:p>0,7261843774</text:p>
          </table:table-cell>
          <table:table-cell table:number-columns-repeated="1005"/>
        </table:table-row>
        <table:table-row table:style-name="ro2">
          <table:table-cell office:value-type="float" office:value="45">
            <text:p>45</text:p>
          </table:table-cell>
          <table:table-cell table:number-columns-repeated="15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AVERAGE([.B47:.Q47])" office:value-type="float" office:value="0.1875">
            <text:p>0,1875</text:p>
          </table:table-cell>
          <table:table-cell table:formula="of:=STDEVPA([.B47:.Q47])" office:value-type="float" office:value="0.726184377413891">
            <text:p>0,7261843774</text:p>
          </table:table-cell>
          <table:table-cell table:number-columns-repeated="1005"/>
        </table:table-row>
        <table:table-row table:style-name="ro2">
          <table:table-cell office:value-type="float" office:value="46">
            <text:p>46</text:p>
          </table:table-cell>
          <table:table-cell table:number-columns-repeated="15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AVERAGE([.B48:.Q48])" office:value-type="float" office:value="0.25">
            <text:p>0,25</text:p>
          </table:table-cell>
          <table:table-cell table:formula="of:=STDEVPA([.B48:.Q48])" office:value-type="float" office:value="0.968245836551854">
            <text:p>0,9682458366</text:p>
          </table:table-cell>
          <table:table-cell table:number-columns-repeated="1005"/>
        </table:table-row>
        <table:table-row table:style-name="ro2">
          <table:table-cell office:value-type="float" office:value="47">
            <text:p>47</text:p>
          </table:table-cell>
          <table:table-cell table:number-columns-repeated="15"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AVERAGE([.B49:.Q49])" office:value-type="float" office:value="0.4375">
            <text:p>0,4375</text:p>
          </table:table-cell>
          <table:table-cell table:formula="of:=STDEVPA([.B49:.Q49])" office:value-type="float" office:value="1.69443021396574">
            <text:p>1,694430214</text:p>
          </table:table-cell>
          <table:table-cell table:number-columns-repeated="1005"/>
        </table:table-row>
        <table:table-row table:style-name="ro2">
          <table:table-cell office:value-type="float" office:value="48">
            <text:p>48</text:p>
          </table:table-cell>
          <table:table-cell table:number-columns-repeated="15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50:.Q50])" office:value-type="float" office:value="0.125">
            <text:p>0,125</text:p>
          </table:table-cell>
          <table:table-cell table:formula="of:=STDEVPA([.B50:.Q50])" office:value-type="float" office:value="0.484122918275927">
            <text:p>0,4841229183</text:p>
          </table:table-cell>
          <table:table-cell table:number-columns-repeated="1005"/>
        </table:table-row>
        <table:table-row table:style-name="ro2">
          <table:table-cell office:value-type="float" office:value="49">
            <text:p>49</text:p>
          </table:table-cell>
          <table:table-cell table:number-columns-repeated="15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AVERAGE([.B51:.Q51])" office:value-type="float" office:value="0.3125">
            <text:p>0,3125</text:p>
          </table:table-cell>
          <table:table-cell table:formula="of:=STDEVPA([.B51:.Q51])" office:value-type="float" office:value="1.21030729568982">
            <text:p>1,2103072957</text:p>
          </table:table-cell>
          <table:table-cell table:number-columns-repeated="1005"/>
        </table:table-row>
        <table:table-row table:style-name="ro2">
          <table:table-cell office:value-type="float" office:value="50">
            <text:p>50</text:p>
          </table:table-cell>
          <table:table-cell table:number-columns-repeated="15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AVERAGE([.B52:.Q52])" office:value-type="float" office:value="0.1875">
            <text:p>0,1875</text:p>
          </table:table-cell>
          <table:table-cell table:formula="of:=STDEVPA([.B52:.Q52])" office:value-type="float" office:value="0.726184377413891">
            <text:p>0,7261843774</text:p>
          </table:table-cell>
          <table:table-cell table:number-columns-repeated="1005"/>
        </table:table-row>
        <table:table-row table:style-name="ro2">
          <table:table-cell office:value-type="float" office:value="51">
            <text:p>51</text:p>
          </table:table-cell>
          <table:table-cell table:number-columns-repeated="15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AVERAGE([.B53:.Q53])" office:value-type="float" office:value="0.25">
            <text:p>0,25</text:p>
          </table:table-cell>
          <table:table-cell table:formula="of:=STDEVPA([.B53:.Q53])" office:value-type="float" office:value="0.968245836551854">
            <text:p>0,9682458366</text:p>
          </table:table-cell>
          <table:table-cell table:number-columns-repeated="1005"/>
        </table:table-row>
        <table:table-row table:style-name="ro2">
          <table:table-cell office:value-type="float" office:value="52">
            <text:p>52</text:p>
          </table:table-cell>
          <table:table-cell table:number-columns-repeated="15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AVERAGE([.B54:.Q54])" office:value-type="float" office:value="0.375">
            <text:p>0,375</text:p>
          </table:table-cell>
          <table:table-cell table:formula="of:=STDEVPA([.B54:.Q54])" office:value-type="float" office:value="1.45236875482778">
            <text:p>1,4523687548</text:p>
          </table:table-cell>
          <table:table-cell table:number-columns-repeated="1005"/>
        </table:table-row>
        <table:table-row table:style-name="ro2">
          <table:table-cell office:value-type="float" office:value="53">
            <text:p>53</text:p>
          </table:table-cell>
          <table:table-cell table:number-columns-repeated="15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AVERAGE([.B55:.Q55])" office:value-type="float" office:value="0.25">
            <text:p>0,25</text:p>
          </table:table-cell>
          <table:table-cell table:formula="of:=STDEVPA([.B55:.Q55])" office:value-type="float" office:value="0.968245836551854">
            <text:p>0,9682458366</text:p>
          </table:table-cell>
          <table:table-cell table:number-columns-repeated="1005"/>
        </table:table-row>
        <table:table-row table:style-name="ro2">
          <table:table-cell office:value-type="float" office:value="54">
            <text:p>54</text:p>
          </table:table-cell>
          <table:table-cell table:number-columns-repeated="15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AVERAGE([.B56:.Q56])" office:value-type="float" office:value="0.1875">
            <text:p>0,1875</text:p>
          </table:table-cell>
          <table:table-cell table:formula="of:=STDEVPA([.B56:.Q56])" office:value-type="float" office:value="0.726184377413891">
            <text:p>0,7261843774</text:p>
          </table:table-cell>
          <table:table-cell table:number-columns-repeated="1005"/>
        </table:table-row>
        <table:table-row table:style-name="ro2">
          <table:table-cell office:value-type="float" office:value="55">
            <text:p>55</text:p>
          </table:table-cell>
          <table:table-cell table:number-columns-repeated="15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AVERAGE([.B57:.Q57])" office:value-type="float" office:value="0.375">
            <text:p>0,375</text:p>
          </table:table-cell>
          <table:table-cell table:formula="of:=STDEVPA([.B57:.Q57])" office:value-type="float" office:value="1.45236875482778">
            <text:p>1,4523687548</text:p>
          </table:table-cell>
          <table:table-cell table:number-columns-repeated="1005"/>
        </table:table-row>
        <table:table-row table:style-name="ro2">
          <table:table-cell office:value-type="float" office:value="56">
            <text:p>56</text:p>
          </table:table-cell>
          <table:table-cell table:number-columns-repeated="15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AVERAGE([.B58:.Q58])" office:value-type="float" office:value="0.3125">
            <text:p>0,3125</text:p>
          </table:table-cell>
          <table:table-cell table:formula="of:=STDEVPA([.B58:.Q58])" office:value-type="float" office:value="1.21030729568982">
            <text:p>1,2103072957</text:p>
          </table:table-cell>
          <table:table-cell table:number-columns-repeated="1005"/>
        </table:table-row>
        <table:table-row table:style-name="ro2">
          <table:table-cell office:value-type="float" office:value="57">
            <text:p>57</text:p>
          </table:table-cell>
          <table:table-cell table:number-columns-repeated="15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AVERAGE([.B59:.Q59])" office:value-type="float" office:value="0.25">
            <text:p>0,25</text:p>
          </table:table-cell>
          <table:table-cell table:formula="of:=STDEVPA([.B59:.Q59])" office:value-type="float" office:value="0.968245836551854">
            <text:p>0,9682458366</text:p>
          </table:table-cell>
          <table:table-cell table:number-columns-repeated="1005"/>
        </table:table-row>
        <table:table-row table:style-name="ro2">
          <table:table-cell office:value-type="float" office:value="58">
            <text:p>58</text:p>
          </table:table-cell>
          <table:table-cell table:number-columns-repeated="15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AVERAGE([.B60:.Q60])" office:value-type="float" office:value="0.375">
            <text:p>0,375</text:p>
          </table:table-cell>
          <table:table-cell table:formula="of:=STDEVPA([.B60:.Q60])" office:value-type="float" office:value="1.45236875482778">
            <text:p>1,4523687548</text:p>
          </table:table-cell>
          <table:table-cell table:number-columns-repeated="1005"/>
        </table:table-row>
        <table:table-row table:style-name="ro2">
          <table:table-cell office:value-type="float" office:value="59">
            <text:p>59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B61:.Q61])" office:value-type="float" office:value="0.0625">
            <text:p>0,0625</text:p>
          </table:table-cell>
          <table:table-cell table:formula="of:=STDEVPA([.B61:.Q61])" office:value-type="float" office:value="0.242061459137964">
            <text:p>0,2420614591</text:p>
          </table:table-cell>
          <table:table-cell table:number-columns-repeated="1005"/>
        </table:table-row>
        <table:table-row table:style-name="ro2">
          <table:table-cell office:value-type="float" office:value="60">
            <text:p>60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B62:.Q62])" office:value-type="float" office:value="0.0625">
            <text:p>0,0625</text:p>
          </table:table-cell>
          <table:table-cell table:formula="of:=STDEVPA([.B62:.Q62])" office:value-type="float" office:value="0.242061459137964">
            <text:p>0,2420614591</text:p>
          </table:table-cell>
          <table:table-cell table:number-columns-repeated="1005"/>
        </table:table-row>
        <table:table-row table:style-name="ro2">
          <table:table-cell office:value-type="float" office:value="61">
            <text:p>61</text:p>
          </table:table-cell>
          <table:table-cell table:number-columns-repeated="16" office:value-type="float" office:value="0">
            <text:p>0</text:p>
          </table:table-cell>
          <table:table-cell table:formula="of:=AVERAGE([.B63:.Q63])" office:value-type="float" office:value="0">
            <text:p>0</text:p>
          </table:table-cell>
          <table:table-cell table:formula="of:=STDEVPA([.B63:.Q63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62">
            <text:p>62</text:p>
          </table:table-cell>
          <table:table-cell table:number-columns-repeated="16" office:value-type="float" office:value="0">
            <text:p>0</text:p>
          </table:table-cell>
          <table:table-cell table:formula="of:=AVERAGE([.B64:.Q64])" office:value-type="float" office:value="0">
            <text:p>0</text:p>
          </table:table-cell>
          <table:table-cell table:formula="of:=STDEVPA([.B64:.Q64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63">
            <text:p>63</text:p>
          </table:table-cell>
          <table:table-cell table:number-columns-repeated="16" office:value-type="float" office:value="0">
            <text:p>0</text:p>
          </table:table-cell>
          <table:table-cell table:formula="of:=AVERAGE([.B65:.Q65])" office:value-type="float" office:value="0">
            <text:p>0</text:p>
          </table:table-cell>
          <table:table-cell table:formula="of:=STDEVPA([.B65:.Q65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64">
            <text:p>64</text:p>
          </table:table-cell>
          <table:table-cell table:number-columns-repeated="16" office:value-type="float" office:value="0">
            <text:p>0</text:p>
          </table:table-cell>
          <table:table-cell table:formula="of:=AVERAGE([.B66:.Q66])" office:value-type="float" office:value="0">
            <text:p>0</text:p>
          </table:table-cell>
          <table:table-cell table:formula="of:=STDEVPA([.B66:.Q66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65">
            <text:p>65</text:p>
          </table:table-cell>
          <table:table-cell table:number-columns-repeated="16" office:value-type="float" office:value="0">
            <text:p>0</text:p>
          </table:table-cell>
          <table:table-cell table:formula="of:=AVERAGE([.B67:.Q67])" office:value-type="float" office:value="0">
            <text:p>0</text:p>
          </table:table-cell>
          <table:table-cell table:formula="of:=STDEVPA([.B67:.Q67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66">
            <text:p>66</text:p>
          </table:table-cell>
          <table:table-cell table:number-columns-repeated="16" office:value-type="float" office:value="0">
            <text:p>0</text:p>
          </table:table-cell>
          <table:table-cell table:formula="of:=AVERAGE([.B68:.Q68])" office:value-type="float" office:value="0">
            <text:p>0</text:p>
          </table:table-cell>
          <table:table-cell table:formula="of:=STDEVPA([.B68:.Q68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67">
            <text:p>67</text:p>
          </table:table-cell>
          <table:table-cell table:number-columns-repeated="16" office:value-type="float" office:value="0">
            <text:p>0</text:p>
          </table:table-cell>
          <table:table-cell table:formula="of:=AVERAGE([.B69:.Q69])" office:value-type="float" office:value="0">
            <text:p>0</text:p>
          </table:table-cell>
          <table:table-cell table:formula="of:=STDEVPA([.B69:.Q69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68">
            <text:p>68</text:p>
          </table:table-cell>
          <table:table-cell table:number-columns-repeated="16" office:value-type="float" office:value="0">
            <text:p>0</text:p>
          </table:table-cell>
          <table:table-cell table:formula="of:=AVERAGE([.B70:.Q70])" office:value-type="float" office:value="0">
            <text:p>0</text:p>
          </table:table-cell>
          <table:table-cell table:formula="of:=STDEVPA([.B70:.Q70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69">
            <text:p>69</text:p>
          </table:table-cell>
          <table:table-cell table:number-columns-repeated="16" office:value-type="float" office:value="0">
            <text:p>0</text:p>
          </table:table-cell>
          <table:table-cell table:formula="of:=AVERAGE([.B71:.Q71])" office:value-type="float" office:value="0">
            <text:p>0</text:p>
          </table:table-cell>
          <table:table-cell table:formula="of:=STDEVPA([.B71:.Q71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70">
            <text:p>70</text:p>
          </table:table-cell>
          <table:table-cell table:number-columns-repeated="16" office:value-type="float" office:value="0">
            <text:p>0</text:p>
          </table:table-cell>
          <table:table-cell table:formula="of:=AVERAGE([.B72:.Q72])" office:value-type="float" office:value="0">
            <text:p>0</text:p>
          </table:table-cell>
          <table:table-cell table:formula="of:=STDEVPA([.B72:.Q72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71">
            <text:p>71</text:p>
          </table:table-cell>
          <table:table-cell table:number-columns-repeated="16" office:value-type="float" office:value="0">
            <text:p>0</text:p>
          </table:table-cell>
          <table:table-cell table:formula="of:=AVERAGE([.B73:.Q73])" office:value-type="float" office:value="0">
            <text:p>0</text:p>
          </table:table-cell>
          <table:table-cell table:formula="of:=STDEVPA([.B73:.Q73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72">
            <text:p>72</text:p>
          </table:table-cell>
          <table:table-cell table:number-columns-repeated="16" office:value-type="float" office:value="0">
            <text:p>0</text:p>
          </table:table-cell>
          <table:table-cell table:formula="of:=AVERAGE([.B74:.Q74])" office:value-type="float" office:value="0">
            <text:p>0</text:p>
          </table:table-cell>
          <table:table-cell table:formula="of:=STDEVPA([.B74:.Q74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73">
            <text:p>73</text:p>
          </table:table-cell>
          <table:table-cell table:number-columns-repeated="16" office:value-type="float" office:value="0">
            <text:p>0</text:p>
          </table:table-cell>
          <table:table-cell table:formula="of:=AVERAGE([.B75:.Q75])" office:value-type="float" office:value="0">
            <text:p>0</text:p>
          </table:table-cell>
          <table:table-cell table:formula="of:=STDEVPA([.B75:.Q75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74">
            <text:p>74</text:p>
          </table:table-cell>
          <table:table-cell table:number-columns-repeated="16" office:value-type="float" office:value="0">
            <text:p>0</text:p>
          </table:table-cell>
          <table:table-cell table:formula="of:=AVERAGE([.B76:.Q76])" office:value-type="float" office:value="0">
            <text:p>0</text:p>
          </table:table-cell>
          <table:table-cell table:formula="of:=STDEVPA([.B76:.Q76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75">
            <text:p>75</text:p>
          </table:table-cell>
          <table:table-cell table:number-columns-repeated="16" office:value-type="float" office:value="0">
            <text:p>0</text:p>
          </table:table-cell>
          <table:table-cell table:formula="of:=AVERAGE([.B77:.Q77])" office:value-type="float" office:value="0">
            <text:p>0</text:p>
          </table:table-cell>
          <table:table-cell table:formula="of:=STDEVPA([.B77:.Q77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76">
            <text:p>76</text:p>
          </table:table-cell>
          <table:table-cell table:number-columns-repeated="16" office:value-type="float" office:value="0">
            <text:p>0</text:p>
          </table:table-cell>
          <table:table-cell table:formula="of:=AVERAGE([.B78:.Q78])" office:value-type="float" office:value="0">
            <text:p>0</text:p>
          </table:table-cell>
          <table:table-cell table:formula="of:=STDEVPA([.B78:.Q78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77">
            <text:p>77</text:p>
          </table:table-cell>
          <table:table-cell table:number-columns-repeated="16" office:value-type="float" office:value="0">
            <text:p>0</text:p>
          </table:table-cell>
          <table:table-cell table:formula="of:=AVERAGE([.B79:.Q79])" office:value-type="float" office:value="0">
            <text:p>0</text:p>
          </table:table-cell>
          <table:table-cell table:formula="of:=STDEVPA([.B79:.Q79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78">
            <text:p>78</text:p>
          </table:table-cell>
          <table:table-cell table:number-columns-repeated="16" office:value-type="float" office:value="0">
            <text:p>0</text:p>
          </table:table-cell>
          <table:table-cell table:formula="of:=AVERAGE([.B80:.Q80])" office:value-type="float" office:value="0">
            <text:p>0</text:p>
          </table:table-cell>
          <table:table-cell table:formula="of:=STDEVPA([.B80:.Q80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79">
            <text:p>79</text:p>
          </table:table-cell>
          <table:table-cell table:number-columns-repeated="16" office:value-type="float" office:value="0">
            <text:p>0</text:p>
          </table:table-cell>
          <table:table-cell table:formula="of:=AVERAGE([.B81:.Q81])" office:value-type="float" office:value="0">
            <text:p>0</text:p>
          </table:table-cell>
          <table:table-cell table:formula="of:=STDEVPA([.B81:.Q81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80">
            <text:p>80</text:p>
          </table:table-cell>
          <table:table-cell table:number-columns-repeated="16" office:value-type="float" office:value="0">
            <text:p>0</text:p>
          </table:table-cell>
          <table:table-cell table:formula="of:=AVERAGE([.B82:.Q82])" office:value-type="float" office:value="0">
            <text:p>0</text:p>
          </table:table-cell>
          <table:table-cell table:formula="of:=STDEVPA([.B82:.Q82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81">
            <text:p>81</text:p>
          </table:table-cell>
          <table:table-cell table:number-columns-repeated="16" office:value-type="float" office:value="0">
            <text:p>0</text:p>
          </table:table-cell>
          <table:table-cell table:formula="of:=AVERAGE([.B83:.Q83])" office:value-type="float" office:value="0">
            <text:p>0</text:p>
          </table:table-cell>
          <table:table-cell table:formula="of:=STDEVPA([.B83:.Q83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82">
            <text:p>82</text:p>
          </table:table-cell>
          <table:table-cell table:number-columns-repeated="16" office:value-type="float" office:value="0">
            <text:p>0</text:p>
          </table:table-cell>
          <table:table-cell table:formula="of:=AVERAGE([.B84:.Q84])" office:value-type="float" office:value="0">
            <text:p>0</text:p>
          </table:table-cell>
          <table:table-cell table:formula="of:=STDEVPA([.B84:.Q84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83">
            <text:p>83</text:p>
          </table:table-cell>
          <table:table-cell table:number-columns-repeated="16" office:value-type="float" office:value="0">
            <text:p>0</text:p>
          </table:table-cell>
          <table:table-cell table:formula="of:=AVERAGE([.B85:.Q85])" office:value-type="float" office:value="0">
            <text:p>0</text:p>
          </table:table-cell>
          <table:table-cell table:formula="of:=STDEVPA([.B85:.Q85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84">
            <text:p>84</text:p>
          </table:table-cell>
          <table:table-cell table:number-columns-repeated="15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86:.Q86])" office:value-type="float" office:value="0.125">
            <text:p>0,125</text:p>
          </table:table-cell>
          <table:table-cell table:formula="of:=STDEVPA([.B86:.Q86])" office:value-type="float" office:value="0.484122918275927">
            <text:p>0,4841229183</text:p>
          </table:table-cell>
          <table:table-cell table:number-columns-repeated="1005"/>
        </table:table-row>
        <table:table-row table:style-name="ro2">
          <table:table-cell office:value-type="float" office:value="85">
            <text:p>85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-</text:p>
          </table:table-cell>
          <table:table-cell table:formula="of:=AVERAGE([.B87:.Q87])" office:value-type="float" office:value="0.666666666666667">
            <text:p>0,6666666667</text:p>
          </table:table-cell>
          <table:table-cell table:formula="of:=STDEVPA([.B87:.Q87])" office:value-type="float" office:value="0.927024810886958">
            <text:p>0,9270248109</text:p>
          </table:table-cell>
          <table:table-cell table:number-columns-repeated="1005"/>
        </table:table-row>
        <table:table-row table:style-name="ro2"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-</text:p>
          </table:table-cell>
          <table:table-cell table:formula="of:=AVERAGE([.B88:.Q88])" office:value-type="float" office:value="0.857142857142857">
            <text:p>0,8571428571</text:p>
          </table:table-cell>
          <table:table-cell table:formula="of:=STDEVPA([.B88:.Q88])" office:value-type="float" office:value="0.968245836551854">
            <text:p>0,9682458366</text:p>
          </table:table-cell>
          <table:table-cell table:number-columns-repeated="1005"/>
        </table:table-row>
        <table:table-row table:style-name="ro2">
          <table:table-cell office:value-type="float" office:value="87">
            <text:p>8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89:.Q89])" office:value-type="float" office:value="0.4">
            <text:p>0,4</text:p>
          </table:table-cell>
          <table:table-cell table:formula="of:=STDEVPA([.B89:.Q89])" office:value-type="float" office:value="0.661437827766148">
            <text:p>0,6614378278</text:p>
          </table:table-cell>
          <table:table-cell table:number-columns-repeated="100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90:.Q90])" office:value-type="float" office:value="0.25">
            <text:p>0,25</text:p>
          </table:table-cell>
          <table:table-cell table:formula="of:=STDEVPA([.B90:.Q90])" office:value-type="float" office:value="0.484122918275927">
            <text:p>0,4841229183</text:p>
          </table:table-cell>
          <table:table-cell table:number-columns-repeated="100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-</text:p>
          </table:table-cell>
          <table:table-cell table:formula="of:=AVERAGE([.B91:.Q91])" office:value-type="float" office:value="0.75">
            <text:p>0,75</text:p>
          </table:table-cell>
          <table:table-cell table:formula="of:=STDEVPA([.B91:.Q91])" office:value-type="float" office:value="0.7806247497998">
            <text:p>0,7806247498</text:p>
          </table:table-cell>
          <table:table-cell table:number-columns-repeated="100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-</text:p>
          </table:table-cell>
          <table:table-cell table:formula="of:=AVERAGE([.B92:.Q92])" office:value-type="float" office:value="2">
            <text:p>2</text:p>
          </table:table-cell>
          <table:table-cell table:formula="of:=STDEVPA([.B92:.Q92])" office:value-type="float" office:value="0.992156741649221">
            <text:p>0,9921567416</text:p>
          </table:table-cell>
          <table:table-cell table:number-columns-repeated="100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2" office:value-type="float" office:value="2">
            <text:p>2</text:p>
          </table:table-cell>
          <table:table-cell table:number-columns-repeated="8" office:value-type="string">
            <text:p>-</text:p>
          </table:table-cell>
          <table:table-cell table:formula="of:=AVERAGE([.B93:.Q93])" office:value-type="float" office:value="2">
            <text:p>2</text:p>
          </table:table-cell>
          <table:table-cell table:formula="of:=STDEVPA([.B93:.Q93])" office:value-type="float" office:value="0.927024810886958">
            <text:p>0,9270248109</text:p>
          </table:table-cell>
          <table:table-cell table:number-columns-repeated="1005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ttacker" table:style-name="ta1">
        <table:table-column table:style-name="co1" table:default-cell-style-name="Default"/>
        <table:table-column table:style-name="co2" table:number-columns-repeated="16" table:default-cell-style-name="Default"/>
        <table:table-column table:style-name="co3" table:number-columns-repeated="2" table:default-cell-style-name="ce3"/>
        <table:table-column table:style-name="co3" table:number-columns-repeated="1005" table:default-cell-style-name="Default"/>
        <table:table-row table:style-name="ro3">
          <table:table-cell table:style-name="ce1" office:value-type="string">
            <text:p>Time</text:p>
          </table:table-cell>
          <table:table-cell table:style-name="ce1" office:value-type="string">
            <text:p>stat-140324-163326-1.txt</text:p>
          </table:table-cell>
          <table:table-cell table:style-name="ce1" office:value-type="string">
            <text:p>stat-140324-163728-2.txt</text:p>
          </table:table-cell>
          <table:table-cell table:style-name="ce1" office:value-type="string">
            <text:p>stat-140324-164657-3.txt</text:p>
          </table:table-cell>
          <table:table-cell table:style-name="ce1" office:value-type="string">
            <text:p>stat-140324-165247-4.txt</text:p>
          </table:table-cell>
          <table:table-cell table:style-name="ce1" office:value-type="string">
            <text:p>stat-140324-165543-5.txt</text:p>
          </table:table-cell>
          <table:table-cell table:style-name="ce1" office:value-type="string">
            <text:p>stat-140324-165823-6.txt</text:p>
          </table:table-cell>
          <table:table-cell table:style-name="ce1" office:value-type="string">
            <text:p>stat-140324-170114-7.txt</text:p>
          </table:table-cell>
          <table:table-cell table:style-name="ce1" office:value-type="string">
            <text:p>stat-140324-170650-8.txt</text:p>
          </table:table-cell>
          <table:table-cell table:style-name="ce1" office:value-type="string">
            <text:p>stat-140324-171214-9.txt</text:p>
          </table:table-cell>
          <table:table-cell table:style-name="ce1" office:value-type="string">
            <text:p>stat-140324-171452-10.txt</text:p>
          </table:table-cell>
          <table:table-cell table:style-name="ce1" office:value-type="string">
            <text:p>stat-140324-171739-11.txt</text:p>
          </table:table-cell>
          <table:table-cell table:style-name="ce1" office:value-type="string">
            <text:p>stat-140324-172024-12.txt</text:p>
          </table:table-cell>
          <table:table-cell table:style-name="ce1" office:value-type="string">
            <text:p>stat-140324-200217-13.txt</text:p>
          </table:table-cell>
          <table:table-cell table:style-name="ce1" office:value-type="string">
            <text:p>stat-140326-125127-14.txt</text:p>
          </table:table-cell>
          <table:table-cell table:style-name="ce1" office:value-type="string">
            <text:p>stat-140326-125429-15.txt</text:p>
          </table:table-cell>
          <table:table-cell table:style-name="ce1" office:value-type="string">
            <text:p>stat-140326-125726-16.txt</text:p>
          </table:table-cell>
          <table:table-cell table:style-name="ce2" office:value-type="string">
            <text:p>Average Attacker</text:p>
          </table:table-cell>
          <table:table-cell table:style-name="ce2" office:value-type="string">
            <text:p>Standard Deviation – Attacker</text:p>
          </table:table-cell>
          <table:table-cell table:style-name="ce1" table:number-columns-repeated="1005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AVERAGE([.B2:.Q2])" office:value-type="float" office:value="1.6875">
            <text:p>1,6875</text:p>
          </table:table-cell>
          <table:table-cell table:formula="of:=STDEVPA([.B2:.Q2])" office:value-type="float" office:value="0.982264602843857">
            <text:p>0,9822646028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AVERAGE([.B3:.Q3])" office:value-type="float" office:value="1.5625">
            <text:p>1,5625</text:p>
          </table:table-cell>
          <table:table-cell table:formula="of:=STDEVPA([.B3:.Q3])" office:value-type="float" office:value="1.80169191317495">
            <text:p>1,8016919132</text:p>
          </table:table-cell>
          <table:table-cell table:number-columns-repeated="1005"/>
        </table:table-row>
        <table:table-row table:style-name="ro2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formula="of:=AVERAGE([.B4:.Q4])" office:value-type="float" office:value="0.8125">
            <text:p>0,8125</text:p>
          </table:table-cell>
          <table:table-cell table:formula="of:=STDEVPA([.B4:.Q4])" office:value-type="float" office:value="1.18420595759353">
            <text:p>1,1842059576</text:p>
          </table:table-cell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B5:.Q5])" office:value-type="float" office:value="0.5">
            <text:p>0,5</text:p>
          </table:table-cell>
          <table:table-cell table:formula="of:=STDEVPA([.B5:.Q5])" office:value-type="float" office:value="0.5">
            <text:p>0,5</text:p>
          </table:table-cell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5">
            <text:p>5</text:p>
          </table:table-cell>
          <table:table-cell table:formula="of:=AVERAGE([.B6:.Q6])" office:value-type="float" office:value="2.9375">
            <text:p>2,9375</text:p>
          </table:table-cell>
          <table:table-cell table:formula="of:=STDEVPA([.B6:.Q6])" office:value-type="float" office:value="1.9515618744995">
            <text:p>1,9515618745</text:p>
          </table:table-cell>
          <table:table-cell table:number-columns-repeated="100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AVERAGE([.B7:.Q7])" office:value-type="float" office:value="1.4375">
            <text:p>1,4375</text:p>
          </table:table-cell>
          <table:table-cell table:formula="of:=STDEVPA([.B7:.Q7])" office:value-type="float" office:value="1.45639752471638">
            <text:p>1,4563975247</text:p>
          </table:table-cell>
          <table:table-cell table:number-columns-repeated="100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AVERAGE([.B8:.Q8])" office:value-type="float" office:value="0.6875">
            <text:p>0,6875</text:p>
          </table:table-cell>
          <table:table-cell table:formula="of:=STDEVPA([.B8:.Q8])" office:value-type="float" office:value="0.582961190818051">
            <text:p>0,5829611908</text:p>
          </table:table-cell>
          <table:table-cell table:number-columns-repeated="1005"/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AVERAGE([.B9:.Q9])" office:value-type="float" office:value="1.25">
            <text:p>1,25</text:p>
          </table:table-cell>
          <table:table-cell table:formula="of:=STDEVPA([.B9:.Q9])" office:value-type="float" office:value="0.559016994374947">
            <text:p>0,5590169944</text:p>
          </table:table-cell>
          <table:table-cell table:number-columns-repeated="100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AVERAGE([.B10:.Q10])" office:value-type="float" office:value="0.1875">
            <text:p>0,1875</text:p>
          </table:table-cell>
          <table:table-cell table:formula="of:=STDEVPA([.B10:.Q10])" office:value-type="float" office:value="0.526634360823522">
            <text:p>0,5266343608</text:p>
          </table:table-cell>
          <table:table-cell table:number-columns-repeated="1005"/>
        </table:table-row>
        <table:table-row table:style-name="ro2">
          <table:table-cell office:value-type="float" office:value="9">
            <text:p>9</text:p>
          </table:table-cell>
          <table:table-cell table:number-columns-repeated="16" office:value-type="float" office:value="0">
            <text:p>0</text:p>
          </table:table-cell>
          <table:table-cell table:formula="of:=AVERAGE([.B11:.Q11])" office:value-type="float" office:value="0">
            <text:p>0</text:p>
          </table:table-cell>
          <table:table-cell table:formula="of:=STDEVPA([.B11:.Q11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table:number-columns-repeated="3" office:value-type="float" office:value="2">
            <text:p>2</text:p>
          </table:table-cell>
          <table:table-cell office:value-type="float" office:value="166">
            <text:p>166</text:p>
          </table:table-cell>
          <table:table-cell office:value-type="float" office:value="235">
            <text:p>235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formula="of:=AVERAGE([.B12:.Q12])" office:value-type="float" office:value="67.4375">
            <text:p>67,4375</text:p>
          </table:table-cell>
          <table:table-cell table:formula="of:=STDEVPA([.B12:.Q12])" office:value-type="float" office:value="100.021228215564">
            <text:p>100,0212282156</text:p>
          </table:table-cell>
          <table:table-cell table:number-columns-repeated="100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2">
            <text:p>2</text:p>
          </table:table-cell>
          <table:table-cell office:value-type="float" office:value="269">
            <text:p>269</text:p>
          </table:table-cell>
          <table:table-cell table:number-columns-repeated="3"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249">
            <text:p>249</text:p>
          </table:table-cell>
          <table:table-cell office:value-type="float" office:value="254">
            <text:p>254</text:p>
          </table:table-cell>
          <table:table-cell office:value-type="float" office:value="247">
            <text:p>247</text:p>
          </table:table-cell>
          <table:table-cell table:number-columns-repeated="3" office:value-type="float" office:value="0">
            <text:p>0</text:p>
          </table:table-cell>
          <table:table-cell table:formula="of:=AVERAGE([.B13:.Q13])" office:value-type="float" office:value="95.875">
            <text:p>95,875</text:p>
          </table:table-cell>
          <table:table-cell table:formula="of:=STDEVPA([.B13:.Q13])" office:value-type="float" office:value="123.198962556509">
            <text:p>123,1989625565</text:p>
          </table:table-cell>
          <table:table-cell table:number-columns-repeated="1005"/>
        </table:table-row>
        <table:table-row table:style-name="ro2"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table:number-columns-repeated="3"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246">
            <text:p>246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table:number-columns-repeated="3" office:value-type="float" office:value="0">
            <text:p>0</text:p>
          </table:table-cell>
          <table:table-cell table:formula="of:=AVERAGE([.B14:.Q14])" office:value-type="float" office:value="90.375">
            <text:p>90,375</text:p>
          </table:table-cell>
          <table:table-cell table:formula="of:=STDEVPA([.B14:.Q14])" office:value-type="float" office:value="116.967877534817">
            <text:p>116,9678775348</text:p>
          </table:table-cell>
          <table:table-cell table:number-columns-repeated="1005"/>
        </table:table-row>
        <table:table-row table:style-name="ro2"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31">
            <text:p>31</text:p>
          </table:table-cell>
          <table:table-cell office:value-type="float" office:value="229">
            <text:p>229</text:p>
          </table:table-cell>
          <table:table-cell office:value-type="float" office:value="166">
            <text:p>166</text:p>
          </table:table-cell>
          <table:table-cell office:value-type="float" office:value="255">
            <text:p>255</text:p>
          </table:table-cell>
          <table:table-cell office:value-type="float" office:value="247">
            <text:p>247</text:p>
          </table:table-cell>
          <table:table-cell office:value-type="float" office:value="155">
            <text:p>155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formula="of:=AVERAGE([.B15:.Q15])" office:value-type="float" office:value="99.25">
            <text:p>99,25</text:p>
          </table:table-cell>
          <table:table-cell table:formula="of:=STDEVPA([.B15:.Q15])" office:value-type="float" office:value="100.136469380541">
            <text:p>100,1364693805</text:p>
          </table:table-cell>
          <table:table-cell table:number-columns-repeated="100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83">
            <text:p>283</text:p>
          </table:table-cell>
          <table:table-cell office:value-type="float" office:value="245">
            <text:p>245</text:p>
          </table:table-cell>
          <table:table-cell office:value-type="float" office:value="261">
            <text:p>261</text:p>
          </table:table-cell>
          <table:table-cell office:value-type="float" office:value="235">
            <text:p>235</text:p>
          </table:table-cell>
          <table:table-cell office:value-type="float" office:value="223">
            <text:p>223</text:p>
          </table:table-cell>
          <table:table-cell office:value-type="float" office:value="171">
            <text:p>171</text:p>
          </table:table-cell>
          <table:table-cell office:value-type="float" office:value="269">
            <text:p>269</text:p>
          </table:table-cell>
          <table:table-cell office:value-type="float" office:value="268">
            <text:p>268</text:p>
          </table:table-cell>
          <table:table-cell office:value-type="float" office:value="280">
            <text:p>280</text:p>
          </table:table-cell>
          <table:table-cell office:value-type="float" office:value="186">
            <text:p>186</text:p>
          </table:table-cell>
          <table:table-cell office:value-type="float" office:value="154">
            <text:p>154</text:p>
          </table:table-cell>
          <table:table-cell office:value-type="float" office:value="255">
            <text:p>255</text:p>
          </table:table-cell>
          <table:table-cell office:value-type="float" office:value="226">
            <text:p>226</text:p>
          </table:table-cell>
          <table:table-cell office:value-type="float" office:value="264">
            <text:p>264</text:p>
          </table:table-cell>
          <table:table-cell office:value-type="float" office:value="336">
            <text:p>336</text:p>
          </table:table-cell>
          <table:table-cell office:value-type="float" office:value="306">
            <text:p>306</text:p>
          </table:table-cell>
          <table:table-cell table:formula="of:=AVERAGE([.B16:.Q16])" office:value-type="float" office:value="247.625">
            <text:p>247,625</text:p>
          </table:table-cell>
          <table:table-cell table:formula="of:=STDEVPA([.B16:.Q16])" office:value-type="float" office:value="46.4796662531047">
            <text:p>46,4796662531</text:p>
          </table:table-cell>
          <table:table-cell table:number-columns-repeated="100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58">
            <text:p>258</text:p>
          </table:table-cell>
          <table:table-cell office:value-type="float" office:value="249">
            <text:p>249</text:p>
          </table:table-cell>
          <table:table-cell office:value-type="float" office:value="266">
            <text:p>266</text:p>
          </table:table-cell>
          <table:table-cell office:value-type="float" office:value="193">
            <text:p>193</text:p>
          </table:table-cell>
          <table:table-cell office:value-type="float" office:value="245">
            <text:p>245</text:p>
          </table:table-cell>
          <table:table-cell office:value-type="float" office:value="163">
            <text:p>163</text:p>
          </table:table-cell>
          <table:table-cell office:value-type="float" office:value="252">
            <text:p>252</text:p>
          </table:table-cell>
          <table:table-cell office:value-type="float" office:value="225">
            <text:p>225</text:p>
          </table:table-cell>
          <table:table-cell office:value-type="float" office:value="245">
            <text:p>245</text:p>
          </table:table-cell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  <table:table-cell office:value-type="float" office:value="209">
            <text:p>209</text:p>
          </table:table-cell>
          <table:table-cell office:value-type="float" office:value="162">
            <text:p>162</text:p>
          </table:table-cell>
          <table:table-cell office:value-type="float" office:value="238">
            <text:p>238</text:p>
          </table:table-cell>
          <table:table-cell office:value-type="float" office:value="322">
            <text:p>322</text:p>
          </table:table-cell>
          <table:table-cell office:value-type="float" office:value="164">
            <text:p>164</text:p>
          </table:table-cell>
          <table:table-cell table:formula="of:=AVERAGE([.B17:.Q17])" office:value-type="float" office:value="218.6875">
            <text:p>218,6875</text:p>
          </table:table-cell>
          <table:table-cell table:formula="of:=STDEVPA([.B17:.Q17])" office:value-type="float" office:value="47.9018772466174">
            <text:p>47,9018772466</text:p>
          </table:table-cell>
          <table:table-cell table:number-columns-repeated="100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8">
            <text:p>228</text:p>
          </table:table-cell>
          <table:table-cell office:value-type="float" office:value="245">
            <text:p>245</text:p>
          </table:table-cell>
          <table:table-cell office:value-type="float" office:value="210">
            <text:p>210</text:p>
          </table:table-cell>
          <table:table-cell office:value-type="float" office:value="161">
            <text:p>161</text:p>
          </table:table-cell>
          <table:table-cell office:value-type="float" office:value="245">
            <text:p>245</text:p>
          </table:table-cell>
          <table:table-cell office:value-type="float" office:value="161">
            <text:p>161</text:p>
          </table:table-cell>
          <table:table-cell office:value-type="float" office:value="259">
            <text:p>259</text:p>
          </table:table-cell>
          <table:table-cell office:value-type="float" office:value="185">
            <text:p>185</text:p>
          </table:table-cell>
          <table:table-cell office:value-type="float" office:value="218">
            <text:p>218</text:p>
          </table:table-cell>
          <table:table-cell office:value-type="float" office:value="160">
            <text:p>160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60">
            <text:p>160</text:p>
          </table:table-cell>
          <table:table-cell office:value-type="float" office:value="151">
            <text:p>151</text:p>
          </table:table-cell>
          <table:table-cell office:value-type="float" office:value="308">
            <text:p>308</text:p>
          </table:table-cell>
          <table:table-cell office:value-type="float" office:value="268">
            <text:p>268</text:p>
          </table:table-cell>
          <table:table-cell table:formula="of:=AVERAGE([.B18:.Q18])" office:value-type="float" office:value="204.0625">
            <text:p>204,0625</text:p>
          </table:table-cell>
          <table:table-cell table:formula="of:=STDEVPA([.B18:.Q18])" office:value-type="float" office:value="48.8281024999948">
            <text:p>48,8281025</text:p>
          </table:table-cell>
          <table:table-cell table:number-columns-repeated="100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13">
            <text:p>213</text:p>
          </table:table-cell>
          <table:table-cell office:value-type="float" office:value="235">
            <text:p>235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61">
            <text:p>161</text:p>
          </table:table-cell>
          <table:table-cell office:value-type="float" office:value="160">
            <text:p>160</text:p>
          </table:table-cell>
          <table:table-cell office:value-type="float" office:value="247">
            <text:p>247</text:p>
          </table:table-cell>
          <table:table-cell office:value-type="float" office:value="146">
            <text:p>146</text:p>
          </table:table-cell>
          <table:table-cell office:value-type="float" office:value="167">
            <text:p>167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66">
            <text:p>166</text:p>
          </table:table-cell>
          <table:table-cell office:value-type="float" office:value="171">
            <text:p>171</text:p>
          </table:table-cell>
          <table:table-cell office:value-type="float" office:value="291">
            <text:p>291</text:p>
          </table:table-cell>
          <table:table-cell office:value-type="float" office:value="307">
            <text:p>307</text:p>
          </table:table-cell>
          <table:table-cell office:value-type="float" office:value="324">
            <text:p>324</text:p>
          </table:table-cell>
          <table:table-cell table:formula="of:=AVERAGE([.B19:.Q19])" office:value-type="float" office:value="199.875">
            <text:p>199,875</text:p>
          </table:table-cell>
          <table:table-cell table:formula="of:=STDEVPA([.B19:.Q19])" office:value-type="float" office:value="59.6163515740439">
            <text:p>59,616351574</text:p>
          </table:table-cell>
          <table:table-cell table:number-columns-repeated="100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2">
            <text:p>162</text:p>
          </table:table-cell>
          <table:table-cell office:value-type="float" office:value="175">
            <text:p>175</text:p>
          </table:table-cell>
          <table:table-cell office:value-type="float" office:value="153">
            <text:p>153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office:value-type="float" office:value="154">
            <text:p>154</text:p>
          </table:table-cell>
          <table:table-cell office:value-type="float" office:value="229">
            <text:p>229</text:p>
          </table:table-cell>
          <table:table-cell office:value-type="float" office:value="154">
            <text:p>154</text:p>
          </table:table-cell>
          <table:table-cell office:value-type="float" office:value="165">
            <text:p>165</text:p>
          </table:table-cell>
          <table:table-cell office:value-type="float" office:value="154">
            <text:p>154</text:p>
          </table:table-cell>
          <table:table-cell office:value-type="float" office:value="158">
            <text:p>158</text:p>
          </table:table-cell>
          <table:table-cell office:value-type="float" office:value="163">
            <text:p>163</text:p>
          </table:table-cell>
          <table:table-cell office:value-type="float" office:value="158">
            <text:p>158</text:p>
          </table:table-cell>
          <table:table-cell office:value-type="float" office:value="170">
            <text:p>170</text:p>
          </table:table-cell>
          <table:table-cell office:value-type="float" office:value="292">
            <text:p>292</text:p>
          </table:table-cell>
          <table:table-cell office:value-type="float" office:value="266">
            <text:p>266</text:p>
          </table:table-cell>
          <table:table-cell table:formula="of:=AVERAGE([.B20:.Q20])" office:value-type="float" office:value="179.3125">
            <text:p>179,3125</text:p>
          </table:table-cell>
          <table:table-cell table:formula="of:=STDEVPA([.B20:.Q20])" office:value-type="float" office:value="41.8266044970184">
            <text:p>41,826604497</text:p>
          </table:table-cell>
          <table:table-cell table:number-columns-repeated="100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6">
            <text:p>156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 office:value-type="float" office:value="157">
            <text:p>157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office:value-type="float" office:value="146">
            <text:p>146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57">
            <text:p>157</text:p>
          </table:table-cell>
          <table:table-cell office:value-type="float" office:value="160">
            <text:p>160</text:p>
          </table:table-cell>
          <table:table-cell office:value-type="float" office:value="154">
            <text:p>154</text:p>
          </table:table-cell>
          <table:table-cell office:value-type="float" office:value="172">
            <text:p>172</text:p>
          </table:table-cell>
          <table:table-cell office:value-type="float" office:value="267">
            <text:p>267</text:p>
          </table:table-cell>
          <table:table-cell office:value-type="float" office:value="167">
            <text:p>167</text:p>
          </table:table-cell>
          <table:table-cell table:formula="of:=AVERAGE([.B21:.Q21])" office:value-type="float" office:value="162.125">
            <text:p>162,125</text:p>
          </table:table-cell>
          <table:table-cell table:formula="of:=STDEVPA([.B21:.Q21])" office:value-type="float" office:value="27.896852421017">
            <text:p>27,896852421</text:p>
          </table:table-cell>
          <table:table-cell table:number-columns-repeated="100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3">
            <text:p>163</text:p>
          </table:table-cell>
          <table:table-cell office:value-type="float" office:value="157">
            <text:p>157</text:p>
          </table:table-cell>
          <table:table-cell office:value-type="float" office:value="148">
            <text:p>148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59">
            <text:p>159</text:p>
          </table:table-cell>
          <table:table-cell office:value-type="float" office:value="160">
            <text:p>160</text:p>
          </table:table-cell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office:value-type="float" office:value="140">
            <text:p>140</text:p>
          </table:table-cell>
          <table:table-cell office:value-type="float" office:value="153">
            <text:p>153</text:p>
          </table:table-cell>
          <table:table-cell office:value-type="float" office:value="159">
            <text:p>159</text:p>
          </table:table-cell>
          <table:table-cell office:value-type="float" office:value="146">
            <text:p>146</text:p>
          </table:table-cell>
          <table:table-cell office:value-type="float" office:value="169">
            <text:p>169</text:p>
          </table:table-cell>
          <table:table-cell office:value-type="float" office:value="176">
            <text:p>176</text:p>
          </table:table-cell>
          <table:table-cell office:value-type="float" office:value="164">
            <text:p>164</text:p>
          </table:table-cell>
          <table:table-cell table:formula="of:=AVERAGE([.B22:.Q22])" office:value-type="float" office:value="156.4375">
            <text:p>156,4375</text:p>
          </table:table-cell>
          <table:table-cell table:formula="of:=STDEVPA([.B22:.Q22])" office:value-type="float" office:value="9.06206895526623">
            <text:p>9,0620689553</text:p>
          </table:table-cell>
          <table:table-cell table:number-columns-repeated="100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63">
            <text:p>163</text:p>
          </table:table-cell>
          <table:table-cell office:value-type="float" office:value="159">
            <text:p>159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38">
            <text:p>138</text:p>
          </table:table-cell>
          <table:table-cell office:value-type="float" office:value="156">
            <text:p>156</text:p>
          </table:table-cell>
          <table:table-cell office:value-type="float" office:value="160">
            <text:p>160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60">
            <text:p>160</text:p>
          </table:table-cell>
          <table:table-cell office:value-type="float" office:value="158">
            <text:p>158</text:p>
          </table:table-cell>
          <table:table-cell office:value-type="float" office:value="157">
            <text:p>157</text:p>
          </table:table-cell>
          <table:table-cell office:value-type="float" office:value="171">
            <text:p>171</text:p>
          </table:table-cell>
          <table:table-cell office:value-type="float" office:value="182">
            <text:p>182</text:p>
          </table:table-cell>
          <table:table-cell office:value-type="float" office:value="168">
            <text:p>168</text:p>
          </table:table-cell>
          <table:table-cell table:formula="of:=AVERAGE([.B23:.Q23])" office:value-type="float" office:value="157.375">
            <text:p>157,375</text:p>
          </table:table-cell>
          <table:table-cell table:formula="of:=STDEVPA([.B23:.Q23])" office:value-type="float" office:value="10.2948712959415">
            <text:p>10,2948712959</text:p>
          </table:table-cell>
          <table:table-cell table:number-columns-repeated="100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61">
            <text:p>161</text:p>
          </table:table-cell>
          <table:table-cell office:value-type="float" office:value="158">
            <text:p>158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office:value-type="float" office:value="160">
            <text:p>160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56">
            <text:p>156</text:p>
          </table:table-cell>
          <table:table-cell office:value-type="float" office:value="147">
            <text:p>147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68">
            <text:p>168</text:p>
          </table:table-cell>
          <table:table-cell office:value-type="float" office:value="179">
            <text:p>179</text:p>
          </table:table-cell>
          <table:table-cell office:value-type="float" office:value="170">
            <text:p>170</text:p>
          </table:table-cell>
          <table:table-cell table:formula="of:=AVERAGE([.B24:.Q24])" office:value-type="float" office:value="157.4375">
            <text:p>157,4375</text:p>
          </table:table-cell>
          <table:table-cell table:formula="of:=STDEVPA([.B24:.Q24])" office:value-type="float" office:value="8.44074011861519">
            <text:p>8,4407401186</text:p>
          </table:table-cell>
          <table:table-cell table:number-columns-repeated="100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6">
            <text:p>156</text:p>
          </table:table-cell>
          <table:table-cell office:value-type="float" office:value="149">
            <text:p>149</text:p>
          </table:table-cell>
          <table:table-cell office:value-type="float" office:value="155">
            <text:p>155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65">
            <text:p>165</text:p>
          </table:table-cell>
          <table:table-cell office:value-type="float" office:value="171">
            <text:p>171</text:p>
          </table:table-cell>
          <table:table-cell office:value-type="float" office:value="168">
            <text:p>168</text:p>
          </table:table-cell>
          <table:table-cell table:formula="of:=AVERAGE([.B25:.Q25])" office:value-type="float" office:value="155.25">
            <text:p>155,25</text:p>
          </table:table-cell>
          <table:table-cell table:formula="of:=STDEVPA([.B25:.Q25])" office:value-type="float" office:value="6.60018939122204">
            <text:p>6,6001893912</text:p>
          </table:table-cell>
          <table:table-cell table:number-columns-repeated="1005"/>
        </table:table-row>
        <table:table-row table:style-name="ro2">
          <table:table-cell office:value-type="float" office:value="24">
            <text:p>24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6">
            <text:p>156</text:p>
          </table:table-cell>
          <table:table-cell office:value-type="float" office:value="154">
            <text:p>154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45">
            <text:p>145</text:p>
          </table:table-cell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  <table:table-cell office:value-type="float" office:value="164">
            <text:p>164</text:p>
          </table:table-cell>
          <table:table-cell office:value-type="float" office:value="171">
            <text:p>171</text:p>
          </table:table-cell>
          <table:table-cell office:value-type="float" office:value="168">
            <text:p>168</text:p>
          </table:table-cell>
          <table:table-cell table:formula="of:=AVERAGE([.B26:.Q26])" office:value-type="float" office:value="154.9375">
            <text:p>154,9375</text:p>
          </table:table-cell>
          <table:table-cell table:formula="of:=STDEVPA([.B26:.Q26])" office:value-type="float" office:value="7.03090276920397">
            <text:p>7,0309027692</text:p>
          </table:table-cell>
          <table:table-cell table:number-columns-repeated="100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7">
            <text:p>157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3">
            <text:p>153</text:p>
          </table:table-cell>
          <table:table-cell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6">
            <text:p>166</text:p>
          </table:table-cell>
          <table:table-cell table:formula="of:=AVERAGE([.B27:.Q27])" office:value-type="float" office:value="154.875">
            <text:p>154,875</text:p>
          </table:table-cell>
          <table:table-cell table:formula="of:=STDEVPA([.B27:.Q27])" office:value-type="float" office:value="5.39531046372681">
            <text:p>5,3953104637</text:p>
          </table:table-cell>
          <table:table-cell table:number-columns-repeated="100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37">
            <text:p>137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50">
            <text:p>150</text:p>
          </table:table-cell>
          <table:table-cell office:value-type="float" office:value="157">
            <text:p>157</text:p>
          </table:table-cell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office:value-type="float" office:value="166">
            <text:p>166</text:p>
          </table:table-cell>
          <table:table-cell table:formula="of:=AVERAGE([.B28:.Q28])" office:value-type="float" office:value="154.1875">
            <text:p>154,1875</text:p>
          </table:table-cell>
          <table:table-cell table:formula="of:=STDEVPA([.B28:.Q28])" office:value-type="float" office:value="6.70092111205616">
            <text:p>6,7009211121</text:p>
          </table:table-cell>
          <table:table-cell table:number-columns-repeated="100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59">
            <text:p>159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33">
            <text:p>133</text:p>
          </table:table-cell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64">
            <text:p>164</text:p>
          </table:table-cell>
          <table:table-cell office:value-type="float" office:value="162">
            <text:p>162</text:p>
          </table:table-cell>
          <table:table-cell office:value-type="float" office:value="167">
            <text:p>167</text:p>
          </table:table-cell>
          <table:table-cell table:formula="of:=AVERAGE([.B29:.Q29])" office:value-type="float" office:value="153.375">
            <text:p>153,375</text:p>
          </table:table-cell>
          <table:table-cell table:formula="of:=STDEVPA([.B29:.Q29])" office:value-type="float" office:value="7.51560875777871">
            <text:p>7,5156087578</text:p>
          </table:table-cell>
          <table:table-cell table:number-columns-repeated="100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56">
            <text:p>156</text:p>
          </table:table-cell>
          <table:table-cell office:value-type="float" office:value="158">
            <text:p>158</text:p>
          </table:table-cell>
          <table:table-cell office:value-type="float" office:value="149">
            <text:p>149</text:p>
          </table:table-cell>
          <table:table-cell office:value-type="float" office:value="155">
            <text:p>155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6">
            <text:p>156</text:p>
          </table:table-cell>
          <table:table-cell office:value-type="float" office:value="154">
            <text:p>154</text:p>
          </table:table-cell>
          <table:table-cell office:value-type="float" office:value="160">
            <text:p>160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65">
            <text:p>165</text:p>
          </table:table-cell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table:formula="of:=AVERAGE([.B30:.Q30])" office:value-type="float" office:value="155.6875">
            <text:p>155,6875</text:p>
          </table:table-cell>
          <table:table-cell table:formula="of:=STDEVPA([.B30:.Q30])" office:value-type="float" office:value="5.04627028110861">
            <text:p>5,0462702811</text:p>
          </table:table-cell>
          <table:table-cell table:number-columns-repeated="100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41">
            <text:p>141</text:p>
          </table:table-cell>
          <table:table-cell office:value-type="float" office:value="160">
            <text:p>16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7">
            <text:p>157</text:p>
          </table:table-cell>
          <table:table-cell office:value-type="float" office:value="143">
            <text:p>143</text:p>
          </table:table-cell>
          <table:table-cell office:value-type="float" office:value="154">
            <text:p>154</text:p>
          </table:table-cell>
          <table:table-cell office:value-type="float" office:value="159">
            <text:p>159</text:p>
          </table:table-cell>
          <table:table-cell office:value-type="float" office:value="154">
            <text:p>154</text:p>
          </table:table-cell>
          <table:table-cell office:value-type="float" office:value="158">
            <text:p>158</text:p>
          </table:table-cell>
          <table:table-cell office:value-type="float" office:value="148">
            <text:p>148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63">
            <text:p>163</text:p>
          </table:table-cell>
          <table:table-cell office:value-type="float" office:value="161">
            <text:p>161</text:p>
          </table:table-cell>
          <table:table-cell office:value-type="float" office:value="167">
            <text:p>167</text:p>
          </table:table-cell>
          <table:table-cell table:formula="of:=AVERAGE([.B31:.Q31])" office:value-type="float" office:value="154.5">
            <text:p>154,5</text:p>
          </table:table-cell>
          <table:table-cell table:formula="of:=STDEVPA([.B31:.Q31])" office:value-type="float" office:value="6.80073525436772">
            <text:p>6,8007352544</text:p>
          </table:table-cell>
          <table:table-cell table:number-columns-repeated="100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146">
            <text:p>146</text:p>
          </table:table-cell>
          <table:table-cell office:value-type="float" office:value="154">
            <text:p>154</text:p>
          </table:table-cell>
          <table:table-cell office:value-type="float" office:value="157">
            <text:p>157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58">
            <text:p>158</text:p>
          </table:table-cell>
          <table:table-cell office:value-type="float" office:value="149">
            <text:p>149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59">
            <text:p>159</text:p>
          </table:table-cell>
          <table:table-cell office:value-type="float" office:value="154">
            <text:p>154</text:p>
          </table:table-cell>
          <table:table-cell office:value-type="float" office:value="166">
            <text:p>166</text:p>
          </table:table-cell>
          <table:table-cell office:value-type="float" office:value="163">
            <text:p>163</text:p>
          </table:table-cell>
          <table:table-cell office:value-type="float" office:value="164">
            <text:p>164</text:p>
          </table:table-cell>
          <table:table-cell table:formula="of:=AVERAGE([.B32:.Q32])" office:value-type="float" office:value="155">
            <text:p>155</text:p>
          </table:table-cell>
          <table:table-cell table:formula="of:=STDEVPA([.B32:.Q32])" office:value-type="float" office:value="6.0518592184551">
            <text:p>6,0518592185</text:p>
          </table:table-cell>
          <table:table-cell table:number-columns-repeated="100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57">
            <text:p>157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2">
            <text:p>152</text:p>
          </table:table-cell>
          <table:table-cell office:value-type="float" office:value="158">
            <text:p>158</text:p>
          </table:table-cell>
          <table:table-cell office:value-type="float" office:value="148">
            <text:p>148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61">
            <text:p>161</text:p>
          </table:table-cell>
          <table:table-cell office:value-type="float" office:value="157">
            <text:p>157</text:p>
          </table:table-cell>
          <table:table-cell office:value-type="float" office:value="155">
            <text:p>155</text:p>
          </table:table-cell>
          <table:table-cell office:value-type="float" office:value="162">
            <text:p>162</text:p>
          </table:table-cell>
          <table:table-cell office:value-type="float" office:value="163">
            <text:p>163</text:p>
          </table:table-cell>
          <table:table-cell office:value-type="float" office:value="164">
            <text:p>164</text:p>
          </table:table-cell>
          <table:table-cell table:formula="of:=AVERAGE([.B33:.Q33])" office:value-type="float" office:value="156.375">
            <text:p>156,375</text:p>
          </table:table-cell>
          <table:table-cell table:formula="of:=STDEVPA([.B33:.Q33])" office:value-type="float" office:value="4.2555111326373">
            <text:p>4,2555111326</text:p>
          </table:table-cell>
          <table:table-cell table:number-columns-repeated="100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59">
            <text:p>159</text:p>
          </table:table-cell>
          <table:table-cell office:value-type="float" office:value="157">
            <text:p>157</text:p>
          </table:table-cell>
          <table:table-cell office:value-type="float" office:value="149">
            <text:p>149</text:p>
          </table:table-cell>
          <table:table-cell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3">
            <text:p>153</text:p>
          </table:table-cell>
          <table:table-cell office:value-type="float" office:value="167">
            <text:p>167</text:p>
          </table:table-cell>
          <table:table-cell office:value-type="float" office:value="164">
            <text:p>164</text:p>
          </table:table-cell>
          <table:table-cell office:value-type="float" office:value="168">
            <text:p>168</text:p>
          </table:table-cell>
          <table:table-cell table:formula="of:=AVERAGE([.B34:.Q34])" office:value-type="float" office:value="157">
            <text:p>157</text:p>
          </table:table-cell>
          <table:table-cell table:formula="of:=STDEVPA([.B34:.Q34])" office:value-type="float" office:value="5.23211238411409">
            <text:p>5,2321123841</text:p>
          </table:table-cell>
          <table:table-cell table:number-columns-repeated="100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59">
            <text:p>159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  <table:table-cell office:value-type="float" office:value="150">
            <text:p>150</text:p>
          </table:table-cell>
          <table:table-cell office:value-type="float" office:value="144">
            <text:p>144</text:p>
          </table:table-cell>
          <table:table-cell office:value-type="float" office:value="154">
            <text:p>154</text:p>
          </table:table-cell>
          <table:table-cell office:value-type="float" office:value="159">
            <text:p>159</text:p>
          </table:table-cell>
          <table:table-cell office:value-type="float" office:value="152">
            <text:p>152</text:p>
          </table:table-cell>
          <table:table-cell office:value-type="float" office:value="163">
            <text:p>163</text:p>
          </table:table-cell>
          <table:table-cell office:value-type="float" office:value="166">
            <text:p>166</text:p>
          </table:table-cell>
          <table:table-cell office:value-type="float" office:value="167">
            <text:p>167</text:p>
          </table:table-cell>
          <table:table-cell table:formula="of:=AVERAGE([.B35:.Q35])" office:value-type="float" office:value="154.8125">
            <text:p>154,8125</text:p>
          </table:table-cell>
          <table:table-cell table:formula="of:=STDEVPA([.B35:.Q35])" office:value-type="float" office:value="6.33658770553995">
            <text:p>6,3365877055</text:p>
          </table:table-cell>
          <table:table-cell table:number-columns-repeated="100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  <table:table-cell office:value-type="float" office:value="142">
            <text:p>142</text:p>
          </table:table-cell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63">
            <text:p>163</text:p>
          </table:table-cell>
          <table:table-cell office:value-type="float" office:value="165">
            <text:p>165</text:p>
          </table:table-cell>
          <table:table-cell office:value-type="float" office:value="169">
            <text:p>169</text:p>
          </table:table-cell>
          <table:table-cell table:formula="of:=AVERAGE([.B36:.Q36])" office:value-type="float" office:value="153.75">
            <text:p>153,75</text:p>
          </table:table-cell>
          <table:table-cell table:formula="of:=STDEVPA([.B36:.Q36])" office:value-type="float" office:value="6.73145600891813">
            <text:p>6,7314560089</text:p>
          </table:table-cell>
          <table:table-cell table:number-columns-repeated="100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48">
            <text:p>148</text:p>
          </table:table-cell>
          <table:table-cell office:value-type="float" office:value="159">
            <text:p>159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office:value-type="float" office:value="151">
            <text:p>151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56">
            <text:p>156</text:p>
          </table:table-cell>
          <table:table-cell office:value-type="float" office:value="153">
            <text:p>153</text:p>
          </table:table-cell>
          <table:table-cell office:value-type="float" office:value="146">
            <text:p>146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160">
            <text:p>160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table:formula="of:=AVERAGE([.B37:.Q37])" office:value-type="float" office:value="154.4375">
            <text:p>154,4375</text:p>
          </table:table-cell>
          <table:table-cell table:formula="of:=STDEVPA([.B37:.Q37])" office:value-type="float" office:value="5.70053451441178">
            <text:p>5,7005345144</text:p>
          </table:table-cell>
          <table:table-cell table:number-columns-repeated="100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49">
            <text:p>149</text:p>
          </table:table-cell>
          <table:table-cell office:value-type="float" office:value="157">
            <text:p>157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58">
            <text:p>158</text:p>
          </table:table-cell>
          <table:table-cell office:value-type="float" office:value="155">
            <text:p>155</text:p>
          </table:table-cell>
          <table:table-cell office:value-type="float" office:value="158">
            <text:p>158</text:p>
          </table:table-cell>
          <table:table-cell office:value-type="float" office:value="144">
            <text:p>144</text:p>
          </table:table-cell>
          <table:table-cell office:value-type="float" office:value="154">
            <text:p>154</text:p>
          </table:table-cell>
          <table:table-cell office:value-type="float" office:value="160">
            <text:p>160</text:p>
          </table:table-cell>
          <table:table-cell office:value-type="float" office:value="155">
            <text:p>155</text:p>
          </table:table-cell>
          <table:table-cell office:value-type="float" office:value="152">
            <text:p>152</text:p>
          </table:table-cell>
          <table:table-cell office:value-type="float" office:value="159">
            <text:p>159</text:p>
          </table:table-cell>
          <table:table-cell office:value-type="float" office:value="157">
            <text:p>157</text:p>
          </table:table-cell>
          <table:table-cell office:value-type="float" office:value="165">
            <text:p>165</text:p>
          </table:table-cell>
          <table:table-cell office:value-type="float" office:value="170">
            <text:p>170</text:p>
          </table:table-cell>
          <table:table-cell table:formula="of:=AVERAGE([.B38:.Q38])" office:value-type="float" office:value="156.0625">
            <text:p>156,0625</text:p>
          </table:table-cell>
          <table:table-cell table:formula="of:=STDEVPA([.B38:.Q38])" office:value-type="float" office:value="5.91046476598922">
            <text:p>5,910464766</text:p>
          </table:table-cell>
          <table:table-cell table:number-columns-repeated="100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47">
            <text:p>147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36">
            <text:p>136</text:p>
          </table:table-cell>
          <table:table-cell office:value-type="float" office:value="157">
            <text:p>157</text:p>
          </table:table-cell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57">
            <text:p>157</text:p>
          </table:table-cell>
          <table:table-cell office:value-type="float" office:value="158">
            <text:p>158</text:p>
          </table:table-cell>
          <table:table-cell office:value-type="float" office:value="165">
            <text:p>165</text:p>
          </table:table-cell>
          <table:table-cell office:value-type="float" office:value="169">
            <text:p>169</text:p>
          </table:table-cell>
          <table:table-cell table:formula="of:=AVERAGE([.B39:.Q39])" office:value-type="float" office:value="155">
            <text:p>155</text:p>
          </table:table-cell>
          <table:table-cell table:formula="of:=STDEVPA([.B39:.Q39])" office:value-type="float" office:value="6.8829499489681">
            <text:p>6,882949949</text:p>
          </table:table-cell>
          <table:table-cell table:number-columns-repeated="100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48">
            <text:p>148</text:p>
          </table:table-cell>
          <table:table-cell office:value-type="float" office:value="157">
            <text:p>157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57">
            <text:p>157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60">
            <text:p>160</text:p>
          </table:table-cell>
          <table:table-cell office:value-type="float" office:value="154">
            <text:p>154</text:p>
          </table:table-cell>
          <table:table-cell office:value-type="float" office:value="149">
            <text:p>149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60">
            <text:p>160</text:p>
          </table:table-cell>
          <table:table-cell office:value-type="float" office:value="166">
            <text:p>166</text:p>
          </table:table-cell>
          <table:table-cell office:value-type="float" office:value="167">
            <text:p>167</text:p>
          </table:table-cell>
          <table:table-cell table:formula="of:=AVERAGE([.B40:.Q40])" office:value-type="float" office:value="155.5">
            <text:p>155,5</text:p>
          </table:table-cell>
          <table:table-cell table:formula="of:=STDEVPA([.B40:.Q40])" office:value-type="float" office:value="5.5">
            <text:p>5,5</text:p>
          </table:table-cell>
          <table:table-cell table:number-columns-repeated="1005"/>
        </table:table-row>
        <table:table-row table:style-name="ro2">
          <table:table-cell office:value-type="float" office:value="39">
            <text:p>39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49">
            <text:p>149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9">
            <text:p>159</text:p>
          </table:table-cell>
          <table:table-cell office:value-type="float" office:value="148">
            <text:p>148</text:p>
          </table:table-cell>
          <table:table-cell office:value-type="float" office:value="167">
            <text:p>167</text:p>
          </table:table-cell>
          <table:table-cell office:value-type="float" office:value="170">
            <text:p>170</text:p>
          </table:table-cell>
          <table:table-cell table:formula="of:=AVERAGE([.B41:.Q41])" office:value-type="float" office:value="155.5">
            <text:p>155,5</text:p>
          </table:table-cell>
          <table:table-cell table:formula="of:=STDEVPA([.B41:.Q41])" office:value-type="float" office:value="5.98957427535547">
            <text:p>5,9895742754</text:p>
          </table:table-cell>
          <table:table-cell table:number-columns-repeated="100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49">
            <text:p>149</text:p>
          </table:table-cell>
          <table:table-cell office:value-type="float" office:value="157">
            <text:p>157</text:p>
          </table:table-cell>
          <table:table-cell office:value-type="float" office:value="155">
            <text:p>155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59">
            <text:p>159</text:p>
          </table:table-cell>
          <table:table-cell office:value-type="float" office:value="155">
            <text:p>155</text:p>
          </table:table-cell>
          <table:table-cell office:value-type="float" office:value="143">
            <text:p>143</text:p>
          </table:table-cell>
          <table:table-cell office:value-type="float" office:value="153">
            <text:p>153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65">
            <text:p>165</text:p>
          </table:table-cell>
          <table:table-cell office:value-type="float" office:value="171">
            <text:p>171</text:p>
          </table:table-cell>
          <table:table-cell table:formula="of:=AVERAGE([.B42:.Q42])" office:value-type="float" office:value="155.8125">
            <text:p>155,8125</text:p>
          </table:table-cell>
          <table:table-cell table:formula="of:=STDEVPA([.B42:.Q42])" office:value-type="float" office:value="6.11574555961904">
            <text:p>6,1157455596</text:p>
          </table:table-cell>
          <table:table-cell table:number-columns-repeated="100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53">
            <text:p>153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8">
            <text:p>158</text:p>
          </table:table-cell>
          <table:table-cell table:number-columns-repeated="3"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table:formula="of:=AVERAGE([.B43:.Q43])" office:value-type="float" office:value="156">
            <text:p>156</text:p>
          </table:table-cell>
          <table:table-cell table:formula="of:=STDEVPA([.B43:.Q43])" office:value-type="float" office:value="5.08674748734395">
            <text:p>5,0867474873</text:p>
          </table:table-cell>
          <table:table-cell table:number-columns-repeated="100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48">
            <text:p>148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7">
            <text:p>157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office:value-type="float" office:value="158">
            <text:p>158</text:p>
          </table:table-cell>
          <table:table-cell office:value-type="float" office:value="148">
            <text:p>148</text:p>
          </table:table-cell>
          <table:table-cell table:number-columns-repeated="3" office:value-type="float" office:value="156">
            <text:p>156</text:p>
          </table:table-cell>
          <table:table-cell office:value-type="float" office:value="159">
            <text:p>159</text:p>
          </table:table-cell>
          <table:table-cell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71">
            <text:p>171</text:p>
          </table:table-cell>
          <table:table-cell table:formula="of:=AVERAGE([.B44:.Q44])" office:value-type="float" office:value="156.625">
            <text:p>156,625</text:p>
          </table:table-cell>
          <table:table-cell table:formula="of:=STDEVPA([.B44:.Q44])" office:value-type="float" office:value="5.61109392186586">
            <text:p>5,6110939219</text:p>
          </table:table-cell>
          <table:table-cell table:number-columns-repeated="1005"/>
        </table:table-row>
        <table:table-row table:style-name="ro2">
          <table:table-cell office:value-type="float" office:value="43">
            <text:p>43</text:p>
          </table:table-cell>
          <table:table-cell table:number-columns-repeated="2" office:value-type="float" office:value="157">
            <text:p>157</text:p>
          </table:table-cell>
          <table:table-cell office:value-type="float" office:value="149">
            <text:p>149</text:p>
          </table:table-cell>
          <table:table-cell office:value-type="float" office:value="157">
            <text:p>157</text:p>
          </table:table-cell>
          <table:table-cell office:value-type="float" office:value="147">
            <text:p>147</text:p>
          </table:table-cell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57">
            <text:p>157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64">
            <text:p>164</text:p>
          </table:table-cell>
          <table:table-cell office:value-type="float" office:value="165">
            <text:p>165</text:p>
          </table:table-cell>
          <table:table-cell table:formula="of:=AVERAGE([.B45:.Q45])" office:value-type="float" office:value="155.5625">
            <text:p>155,5625</text:p>
          </table:table-cell>
          <table:table-cell table:formula="of:=STDEVPA([.B45:.Q45])" office:value-type="float" office:value="5.20779163849707">
            <text:p>5,2077916385</text:p>
          </table:table-cell>
          <table:table-cell table:number-columns-repeated="100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34">
            <text:p>134</text:p>
          </table:table-cell>
          <table:table-cell office:value-type="float" office:value="157">
            <text:p>157</text:p>
          </table:table-cell>
          <table:table-cell office:value-type="float" office:value="144">
            <text:p>144</text:p>
          </table:table-cell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table:formula="of:=AVERAGE([.B46:.Q46])" office:value-type="float" office:value="152.6875">
            <text:p>152,6875</text:p>
          </table:table-cell>
          <table:table-cell table:formula="of:=STDEVPA([.B46:.Q46])" office:value-type="float" office:value="6.30197141773906">
            <text:p>6,3019714177</text:p>
          </table:table-cell>
          <table:table-cell table:number-columns-repeated="100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office:value-type="float" office:value="142">
            <text:p>142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 office:value-type="float" office:value="145">
            <text:p>145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float" office:value="152">
            <text:p>152</text:p>
          </table:table-cell>
          <table:table-cell table:formula="of:=AVERAGE([.B47:.Q47])" office:value-type="float" office:value="154.8125">
            <text:p>154,8125</text:p>
          </table:table-cell>
          <table:table-cell table:formula="of:=STDEVPA([.B47:.Q47])" office:value-type="float" office:value="6.27712862302502">
            <text:p>6,277128623</text:p>
          </table:table-cell>
          <table:table-cell table:number-columns-repeated="100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9">
            <text:p>149</text:p>
          </table:table-cell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48">
            <text:p>148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office:value-type="float" office:value="151">
            <text:p>151</text:p>
          </table:table-cell>
          <table:table-cell office:value-type="float" office:value="161">
            <text:p>161</text:p>
          </table:table-cell>
          <table:table-cell office:value-type="float" office:value="167">
            <text:p>167</text:p>
          </table:table-cell>
          <table:table-cell office:value-type="float" office:value="162">
            <text:p>162</text:p>
          </table:table-cell>
          <table:table-cell table:formula="of:=AVERAGE([.B48:.Q48])" office:value-type="float" office:value="156.3125">
            <text:p>156,3125</text:p>
          </table:table-cell>
          <table:table-cell table:formula="of:=STDEVPA([.B48:.Q48])" office:value-type="float" office:value="4.76600920582409">
            <text:p>4,7660092058</text:p>
          </table:table-cell>
          <table:table-cell table:number-columns-repeated="100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51">
            <text:p>151</text:p>
          </table:table-cell>
          <table:table-cell office:value-type="float" office:value="161">
            <text:p>161</text:p>
          </table:table-cell>
          <table:table-cell office:value-type="float" office:value="155">
            <text:p>155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59">
            <text:p>159</text:p>
          </table:table-cell>
          <table:table-cell office:value-type="float" office:value="144">
            <text:p>144</text:p>
          </table:table-cell>
          <table:table-cell office:value-type="float" office:value="149">
            <text:p>149</text:p>
          </table:table-cell>
          <table:table-cell office:value-type="float" office:value="155">
            <text:p>155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166">
            <text:p>166</text:p>
          </table:table-cell>
          <table:table-cell table:formula="of:=AVERAGE([.B49:.Q49])" office:value-type="float" office:value="154.9375">
            <text:p>154,9375</text:p>
          </table:table-cell>
          <table:table-cell table:formula="of:=STDEVPA([.B49:.Q49])" office:value-type="float" office:value="5.60656702002215">
            <text:p>5,60656702</text:p>
          </table:table-cell>
          <table:table-cell table:number-columns-repeated="100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55">
            <text:p>155</text:p>
          </table:table-cell>
          <table:table-cell office:value-type="float" office:value="159">
            <text:p>159</text:p>
          </table:table-cell>
          <table:table-cell office:value-type="float" office:value="155">
            <text:p>155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56">
            <text:p>156</text:p>
          </table:table-cell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  <table:table-cell office:value-type="float" office:value="155">
            <text:p>155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60">
            <text:p>160</text:p>
          </table:table-cell>
          <table:table-cell office:value-type="float" office:value="152">
            <text:p>152</text:p>
          </table:table-cell>
          <table:table-cell office:value-type="float" office:value="162">
            <text:p>162</text:p>
          </table:table-cell>
          <table:table-cell table:number-columns-repeated="2" office:value-type="float" office:value="166">
            <text:p>166</text:p>
          </table:table-cell>
          <table:table-cell table:formula="of:=AVERAGE([.B50:.Q50])" office:value-type="float" office:value="156.375">
            <text:p>156,375</text:p>
          </table:table-cell>
          <table:table-cell table:formula="of:=STDEVPA([.B50:.Q50])" office:value-type="float" office:value="5.26634360823522">
            <text:p>5,2663436082</text:p>
          </table:table-cell>
          <table:table-cell table:number-columns-repeated="100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53">
            <text:p>153</text:p>
          </table:table-cell>
          <table:table-cell office:value-type="float" office:value="159">
            <text:p>159</text:p>
          </table:table-cell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  <table:table-cell office:value-type="float" office:value="157">
            <text:p>157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64">
            <text:p>164</text:p>
          </table:table-cell>
          <table:table-cell office:value-type="float" office:value="166">
            <text:p>166</text:p>
          </table:table-cell>
          <table:table-cell office:value-type="float" office:value="168">
            <text:p>168</text:p>
          </table:table-cell>
          <table:table-cell table:formula="of:=AVERAGE([.B51:.Q51])" office:value-type="float" office:value="156.1875">
            <text:p>156,1875</text:p>
          </table:table-cell>
          <table:table-cell table:formula="of:=STDEVPA([.B51:.Q51])" office:value-type="float" office:value="5.42239280668599">
            <text:p>5,4223928067</text:p>
          </table:table-cell>
          <table:table-cell table:number-columns-repeated="100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3">
            <text:p>153</text:p>
          </table:table-cell>
          <table:table-cell office:value-type="float" office:value="159">
            <text:p>159</text:p>
          </table:table-cell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53">
            <text:p>153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53">
            <text:p>153</text:p>
          </table:table-cell>
          <table:table-cell office:value-type="float" office:value="166">
            <text:p>166</text:p>
          </table:table-cell>
          <table:table-cell table:number-columns-repeated="2" office:value-type="float" office:value="167">
            <text:p>167</text:p>
          </table:table-cell>
          <table:table-cell table:formula="of:=AVERAGE([.B52:.Q52])" office:value-type="float" office:value="156.375">
            <text:p>156,375</text:p>
          </table:table-cell>
          <table:table-cell table:formula="of:=STDEVPA([.B52:.Q52])" office:value-type="float" office:value="5.26634360823522">
            <text:p>5,2663436082</text:p>
          </table:table-cell>
          <table:table-cell table:number-columns-repeated="100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54">
            <text:p>154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0">
            <text:p>150</text:p>
          </table:table-cell>
          <table:table-cell office:value-type="float" office:value="164">
            <text:p>164</text:p>
          </table:table-cell>
          <table:table-cell table:number-columns-repeated="2" office:value-type="float" office:value="166">
            <text:p>166</text:p>
          </table:table-cell>
          <table:table-cell table:formula="of:=AVERAGE([.B53:.Q53])" office:value-type="float" office:value="156.125">
            <text:p>156,125</text:p>
          </table:table-cell>
          <table:table-cell table:formula="of:=STDEVPA([.B53:.Q53])" office:value-type="float" office:value="4.88460592064498">
            <text:p>4,8846059206</text:p>
          </table:table-cell>
          <table:table-cell table:number-columns-repeated="100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59">
            <text:p>159</text:p>
          </table:table-cell>
          <table:table-cell office:value-type="float" office:value="155">
            <text:p>155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8">
            <text:p>158</text:p>
          </table:table-cell>
          <table:table-cell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50">
            <text:p>150</text:p>
          </table:table-cell>
          <table:table-cell office:value-type="float" office:value="156">
            <text:p>156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8">
            <text:p>168</text:p>
          </table:table-cell>
          <table:table-cell table:formula="of:=AVERAGE([.B54:.Q54])" office:value-type="float" office:value="156.6875">
            <text:p>156,6875</text:p>
          </table:table-cell>
          <table:table-cell table:formula="of:=STDEVPA([.B54:.Q54])" office:value-type="float" office:value="5.62048429852802">
            <text:p>5,6204842985</text:p>
          </table:table-cell>
          <table:table-cell table:number-columns-repeated="100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55">
            <text:p>155</text:p>
          </table:table-cell>
          <table:table-cell office:value-type="float" office:value="159">
            <text:p>159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56">
            <text:p>156</text:p>
          </table:table-cell>
          <table:table-cell office:value-type="float" office:value="159">
            <text:p>159</text:p>
          </table:table-cell>
          <table:table-cell office:value-type="float" office:value="153">
            <text:p>153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59">
            <text:p>159</text:p>
          </table:table-cell>
          <table:table-cell office:value-type="float" office:value="161">
            <text:p>161</text:p>
          </table:table-cell>
          <table:table-cell table:number-columns-repeated="2" office:value-type="float" office:value="163">
            <text:p>163</text:p>
          </table:table-cell>
          <table:table-cell office:value-type="float" office:value="166">
            <text:p>166</text:p>
          </table:table-cell>
          <table:table-cell table:formula="of:=AVERAGE([.B55:.Q55])" office:value-type="float" office:value="157.3125">
            <text:p>157,3125</text:p>
          </table:table-cell>
          <table:table-cell table:formula="of:=STDEVPA([.B55:.Q55])" office:value-type="float" office:value="5.80644846270076">
            <text:p>5,8064484627</text:p>
          </table:table-cell>
          <table:table-cell table:number-columns-repeated="100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52">
            <text:p>152</text:p>
          </table:table-cell>
          <table:table-cell office:value-type="float" office:value="159">
            <text:p>159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30">
            <text:p>130</text:p>
          </table:table-cell>
          <table:table-cell office:value-type="float" office:value="155">
            <text:p>155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 office:value-type="float" office:value="159">
            <text:p>159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office:value-type="float" office:value="167">
            <text:p>167</text:p>
          </table:table-cell>
          <table:table-cell office:value-type="float" office:value="166">
            <text:p>166</text:p>
          </table:table-cell>
          <table:table-cell table:formula="of:=AVERAGE([.B56:.Q56])" office:value-type="float" office:value="154.9375">
            <text:p>154,9375</text:p>
          </table:table-cell>
          <table:table-cell table:formula="of:=STDEVPA([.B56:.Q56])" office:value-type="float" office:value="8.1965598728979">
            <text:p>8,1965598729</text:p>
          </table:table-cell>
          <table:table-cell table:number-columns-repeated="100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60">
            <text:p>160</text:p>
          </table:table-cell>
          <table:table-cell office:value-type="float" office:value="155">
            <text:p>155</text:p>
          </table:table-cell>
          <table:table-cell office:value-type="float" office:value="152">
            <text:p>152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56">
            <text:p>156</text:p>
          </table:table-cell>
          <table:table-cell office:value-type="float" office:value="161">
            <text:p>161</text:p>
          </table:table-cell>
          <table:table-cell office:value-type="float" office:value="165">
            <text:p>165</text:p>
          </table:table-cell>
          <table:table-cell office:value-type="float" office:value="167">
            <text:p>167</text:p>
          </table:table-cell>
          <table:table-cell table:formula="of:=AVERAGE([.B57:.Q57])" office:value-type="float" office:value="156.875">
            <text:p>156,875</text:p>
          </table:table-cell>
          <table:table-cell table:formula="of:=STDEVPA([.B57:.Q57])" office:value-type="float" office:value="4.31385848168435">
            <text:p>4,3138584817</text:p>
          </table:table-cell>
          <table:table-cell table:number-columns-repeated="100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60">
            <text:p>16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64">
            <text:p>164</text:p>
          </table:table-cell>
          <table:table-cell office:value-type="float" office:value="167">
            <text:p>167</text:p>
          </table:table-cell>
          <table:table-cell table:formula="of:=AVERAGE([.B58:.Q58])" office:value-type="float" office:value="156">
            <text:p>156</text:p>
          </table:table-cell>
          <table:table-cell table:formula="of:=STDEVPA([.B58:.Q58])" office:value-type="float" office:value="5.09901951359278">
            <text:p>5,0990195136</text:p>
          </table:table-cell>
          <table:table-cell table:number-columns-repeated="100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58">
            <text:p>158</text:p>
          </table:table-cell>
          <table:table-cell office:value-type="float" office:value="154">
            <text:p>154</text:p>
          </table:table-cell>
          <table:table-cell office:value-type="float" office:value="149">
            <text:p>149</text:p>
          </table:table-cell>
          <table:table-cell office:value-type="float" office:value="158">
            <text:p>158</text:p>
          </table:table-cell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  <table:table-cell office:value-type="float" office:value="159">
            <text:p>159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  <table:table-cell office:value-type="float" office:value="158">
            <text:p>158</text:p>
          </table:table-cell>
          <table:table-cell office:value-type="float" office:value="164">
            <text:p>164</text:p>
          </table:table-cell>
          <table:table-cell office:value-type="float" office:value="162">
            <text:p>162</text:p>
          </table:table-cell>
          <table:table-cell office:value-type="float" office:value="164">
            <text:p>164</text:p>
          </table:table-cell>
          <table:table-cell table:formula="of:=AVERAGE([.B59:.Q59])" office:value-type="float" office:value="156.1875">
            <text:p>156,1875</text:p>
          </table:table-cell>
          <table:table-cell table:formula="of:=STDEVPA([.B59:.Q59])" office:value-type="float" office:value="4.46120429368573">
            <text:p>4,4612042937</text:p>
          </table:table-cell>
          <table:table-cell table:number-columns-repeated="100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45">
            <text:p>145</text:p>
          </table:table-cell>
          <table:table-cell office:value-type="float" office:value="159">
            <text:p>159</text:p>
          </table:table-cell>
          <table:table-cell office:value-type="float" office:value="147">
            <text:p>147</text:p>
          </table:table-cell>
          <table:table-cell office:value-type="float" office:value="154">
            <text:p>154</text:p>
          </table:table-cell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 office:value-type="float" office:value="154">
            <text:p>154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office:value-type="float" office:value="165">
            <text:p>165</text:p>
          </table:table-cell>
          <table:table-cell office:value-type="float" office:value="164">
            <text:p>164</text:p>
          </table:table-cell>
          <table:table-cell office:value-type="float" office:value="170">
            <text:p>170</text:p>
          </table:table-cell>
          <table:table-cell table:formula="of:=AVERAGE([.B60:.Q60])" office:value-type="float" office:value="156.625">
            <text:p>156,625</text:p>
          </table:table-cell>
          <table:table-cell table:formula="of:=STDEVPA([.B60:.Q60])" office:value-type="float" office:value="6.10199762372946">
            <text:p>6,1019976237</text:p>
          </table:table-cell>
          <table:table-cell table:number-columns-repeated="100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56">
            <text:p>156</text:p>
          </table:table-cell>
          <table:table-cell office:value-type="float" office:value="158">
            <text:p>158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office:value-type="float" office:value="160">
            <text:p>160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7">
            <text:p>157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9">
            <text:p>169</text:p>
          </table:table-cell>
          <table:table-cell table:formula="of:=AVERAGE([.B61:.Q61])" office:value-type="float" office:value="157.5625">
            <text:p>157,5625</text:p>
          </table:table-cell>
          <table:table-cell table:formula="of:=STDEVPA([.B61:.Q61])" office:value-type="float" office:value="3.80737360262951">
            <text:p>3,8073736026</text:p>
          </table:table-cell>
          <table:table-cell table:number-columns-repeated="100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56">
            <text:p>156</text:p>
          </table:table-cell>
          <table:table-cell office:value-type="float" office:value="158">
            <text:p>158</text:p>
          </table:table-cell>
          <table:table-cell office:value-type="float" office:value="141">
            <text:p>141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60">
            <text:p>160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office:value-type="float" office:value="159">
            <text:p>159</text:p>
          </table:table-cell>
          <table:table-cell office:value-type="float" office:value="161">
            <text:p>161</text:p>
          </table:table-cell>
          <table:table-cell office:value-type="float" office:value="163">
            <text:p>163</text:p>
          </table:table-cell>
          <table:table-cell office:value-type="float" office:value="168">
            <text:p>168</text:p>
          </table:table-cell>
          <table:table-cell table:formula="of:=AVERAGE([.B62:.Q62])" office:value-type="float" office:value="155.8125">
            <text:p>155,8125</text:p>
          </table:table-cell>
          <table:table-cell table:formula="of:=STDEVPA([.B62:.Q62])" office:value-type="float" office:value="5.99185645271981">
            <text:p>5,9918564527</text:p>
          </table:table-cell>
          <table:table-cell table:number-columns-repeated="100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52">
            <text:p>152</text:p>
          </table:table-cell>
          <table:table-cell office:value-type="float" office:value="159">
            <text:p>159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60">
            <text:p>160</text:p>
          </table:table-cell>
          <table:table-cell office:value-type="float" office:value="153">
            <text:p>153</text:p>
          </table:table-cell>
          <table:table-cell office:value-type="float" office:value="157">
            <text:p>157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58">
            <text:p>158</text:p>
          </table:table-cell>
          <table:table-cell office:value-type="float" office:value="164">
            <text:p>164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table:formula="of:=AVERAGE([.B63:.Q63])" office:value-type="float" office:value="157.125">
            <text:p>157,125</text:p>
          </table:table-cell>
          <table:table-cell table:formula="of:=STDEVPA([.B63:.Q63])" office:value-type="float" office:value="3.53332350627564">
            <text:p>3,5333235063</text:p>
          </table:table-cell>
          <table:table-cell table:number-columns-repeated="100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table:number-columns-repeated="3" office:value-type="float" office:value="152">
            <text:p>152</text:p>
          </table:table-cell>
          <table:table-cell office:value-type="float" office:value="157">
            <text:p>157</text:p>
          </table:table-cell>
          <table:table-cell office:value-type="float" office:value="153">
            <text:p>153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  <table:table-cell office:value-type="float" office:value="164">
            <text:p>164</text:p>
          </table:table-cell>
          <table:table-cell office:value-type="float" office:value="159">
            <text:p>159</text:p>
          </table:table-cell>
          <table:table-cell office:value-type="float" office:value="163">
            <text:p>163</text:p>
          </table:table-cell>
          <table:table-cell table:formula="of:=AVERAGE([.B64:.Q64])" office:value-type="float" office:value="155.5">
            <text:p>155,5</text:p>
          </table:table-cell>
          <table:table-cell table:formula="of:=STDEVPA([.B64:.Q64])" office:value-type="float" office:value="3.58817502360183">
            <text:p>3,5881750236</text:p>
          </table:table-cell>
          <table:table-cell table:number-columns-repeated="100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54">
            <text:p>154</text:p>
          </table:table-cell>
          <table:table-cell office:value-type="float" office:value="158">
            <text:p>158</text:p>
          </table:table-cell>
          <table:table-cell office:value-type="float" office:value="157">
            <text:p>157</text:p>
          </table:table-cell>
          <table:table-cell office:value-type="float" office:value="147">
            <text:p>147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7">
            <text:p>147</text:p>
          </table:table-cell>
          <table:table-cell office:value-type="float" office:value="156">
            <text:p>156</text:p>
          </table:table-cell>
          <table:table-cell office:value-type="float" office:value="150">
            <text:p>150</text:p>
          </table:table-cell>
          <table:table-cell office:value-type="float" office:value="159">
            <text:p>159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  <table:table-cell office:value-type="float" office:value="165">
            <text:p>165</text:p>
          </table:table-cell>
          <table:table-cell office:value-type="float" office:value="163">
            <text:p>163</text:p>
          </table:table-cell>
          <table:table-cell office:value-type="float" office:value="167">
            <text:p>167</text:p>
          </table:table-cell>
          <table:table-cell table:formula="of:=AVERAGE([.B65:.Q65])" office:value-type="float" office:value="155.8125">
            <text:p>155,8125</text:p>
          </table:table-cell>
          <table:table-cell table:formula="of:=STDEVPA([.B65:.Q65])" office:value-type="float" office:value="5.61492152661104">
            <text:p>5,6149215266</text:p>
          </table:table-cell>
          <table:table-cell table:number-columns-repeated="100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office:value-type="float" office:value="159">
            <text:p>159</text:p>
          </table:table-cell>
          <table:table-cell table:number-columns-repeated="5" office:value-type="float" office:value="154">
            <text:p>154</text:p>
          </table:table-cell>
          <table:table-cell office:value-type="float" office:value="158">
            <text:p>158</text:p>
          </table:table-cell>
          <table:table-cell office:value-type="float" office:value="152">
            <text:p>152</text:p>
          </table:table-cell>
          <table:table-cell office:value-type="float" office:value="165">
            <text:p>165</text:p>
          </table:table-cell>
          <table:table-cell office:value-type="float" office:value="164">
            <text:p>164</text:p>
          </table:table-cell>
          <table:table-cell office:value-type="float" office:value="166">
            <text:p>166</text:p>
          </table:table-cell>
          <table:table-cell table:formula="of:=AVERAGE([.B66:.Q66])" office:value-type="float" office:value="155.6875">
            <text:p>155,6875</text:p>
          </table:table-cell>
          <table:table-cell table:formula="of:=STDEVPA([.B66:.Q66])" office:value-type="float" office:value="5.29998525941346">
            <text:p>5,2999852594</text:p>
          </table:table-cell>
          <table:table-cell table:number-columns-repeated="100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57">
            <text:p>157</text:p>
          </table:table-cell>
          <table:table-cell office:value-type="float" office:value="155">
            <text:p>155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53">
            <text:p>153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52">
            <text:p>152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table:number-columns-repeated="3" office:value-type="float" office:value="165">
            <text:p>165</text:p>
          </table:table-cell>
          <table:table-cell table:formula="of:=AVERAGE([.B67:.Q67])" office:value-type="float" office:value="155.5625">
            <text:p>155,5625</text:p>
          </table:table-cell>
          <table:table-cell table:formula="of:=STDEVPA([.B67:.Q67])" office:value-type="float" office:value="5.44252641243017">
            <text:p>5,4425264124</text:p>
          </table:table-cell>
          <table:table-cell table:number-columns-repeated="100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52">
            <text:p>152</text:p>
          </table:table-cell>
          <table:table-cell office:value-type="float" office:value="160">
            <text:p>160</text:p>
          </table:table-cell>
          <table:table-cell office:value-type="float" office:value="154">
            <text:p>154</text:p>
          </table:table-cell>
          <table:table-cell office:value-type="float" office:value="158">
            <text:p>158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59">
            <text:p>159</text:p>
          </table:table-cell>
          <table:table-cell office:value-type="float" office:value="156">
            <text:p>156</text:p>
          </table:table-cell>
          <table:table-cell office:value-type="float" office:value="154">
            <text:p>154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164">
            <text:p>164</text:p>
          </table:table-cell>
          <table:table-cell office:value-type="float" office:value="166">
            <text:p>166</text:p>
          </table:table-cell>
          <table:table-cell table:formula="of:=AVERAGE([.B68:.Q68])" office:value-type="float" office:value="156.5">
            <text:p>156,5</text:p>
          </table:table-cell>
          <table:table-cell table:formula="of:=STDEVPA([.B68:.Q68])" office:value-type="float" office:value="4.74341649025257">
            <text:p>4,7434164903</text:p>
          </table:table-cell>
          <table:table-cell table:number-columns-repeated="100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59">
            <text:p>159</text:p>
          </table:table-cell>
          <table:table-cell office:value-type="float" office:value="155">
            <text:p>155</text:p>
          </table:table-cell>
          <table:table-cell office:value-type="float" office:value="158">
            <text:p>158</text:p>
          </table:table-cell>
          <table:table-cell office:value-type="float" office:value="160">
            <text:p>160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67">
            <text:p>167</text:p>
          </table:table-cell>
          <table:table-cell office:value-type="float" office:value="163">
            <text:p>163</text:p>
          </table:table-cell>
          <table:table-cell office:value-type="float" office:value="165">
            <text:p>165</text:p>
          </table:table-cell>
          <table:table-cell table:formula="of:=AVERAGE([.B69:.Q69])" office:value-type="float" office:value="156.4375">
            <text:p>156,4375</text:p>
          </table:table-cell>
          <table:table-cell table:formula="of:=STDEVPA([.B69:.Q69])" office:value-type="float" office:value="5.40796576819787">
            <text:p>5,4079657682</text:p>
          </table:table-cell>
          <table:table-cell table:number-columns-repeated="100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49">
            <text:p>149</text:p>
          </table:table-cell>
          <table:table-cell office:value-type="float" office:value="156">
            <text:p>156</text:p>
          </table:table-cell>
          <table:table-cell office:value-type="float" office:value="147">
            <text:p>147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60">
            <text:p>160</text:p>
          </table:table-cell>
          <table:table-cell office:value-type="float" office:value="154">
            <text:p>154</text:p>
          </table:table-cell>
          <table:table-cell office:value-type="float" office:value="160">
            <text:p>160</text:p>
          </table:table-cell>
          <table:table-cell office:value-type="float" office:value="156">
            <text:p>156</text:p>
          </table:table-cell>
          <table:table-cell office:value-type="float" office:value="153">
            <text:p>153</text:p>
          </table:table-cell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64">
            <text:p>164</text:p>
          </table:table-cell>
          <table:table-cell office:value-type="float" office:value="165">
            <text:p>165</text:p>
          </table:table-cell>
          <table:table-cell table:formula="of:=AVERAGE([.B70:.Q70])" office:value-type="float" office:value="157.0625">
            <text:p>157,0625</text:p>
          </table:table-cell>
          <table:table-cell table:formula="of:=STDEVPA([.B70:.Q70])" office:value-type="float" office:value="5.06789835632089">
            <text:p>5,0678983563</text:p>
          </table:table-cell>
          <table:table-cell table:number-columns-repeated="100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57">
            <text:p>157</text:p>
          </table:table-cell>
          <table:table-cell office:value-type="float" office:value="158">
            <text:p>158</text:p>
          </table:table-cell>
          <table:table-cell office:value-type="float" office:value="153">
            <text:p>153</text:p>
          </table:table-cell>
          <table:table-cell office:value-type="float" office:value="158">
            <text:p>158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1">
            <text:p>151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63">
            <text:p>163</text:p>
          </table:table-cell>
          <table:table-cell office:value-type="float" office:value="167">
            <text:p>167</text:p>
          </table:table-cell>
          <table:table-cell table:formula="of:=AVERAGE([.B71:.Q71])" office:value-type="float" office:value="156.1875">
            <text:p>156,1875</text:p>
          </table:table-cell>
          <table:table-cell table:formula="of:=STDEVPA([.B71:.Q71])" office:value-type="float" office:value="4.0499807098306">
            <text:p>4,0499807098</text:p>
          </table:table-cell>
          <table:table-cell table:number-columns-repeated="100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52">
            <text:p>152</text:p>
          </table:table-cell>
          <table:table-cell office:value-type="float" office:value="145">
            <text:p>145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58">
            <text:p>158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6">
            <text:p>156</text:p>
          </table:table-cell>
          <table:table-cell office:value-type="float" office:value="165">
            <text:p>165</text:p>
          </table:table-cell>
          <table:table-cell office:value-type="float" office:value="162">
            <text:p>162</text:p>
          </table:table-cell>
          <table:table-cell office:value-type="float" office:value="167">
            <text:p>167</text:p>
          </table:table-cell>
          <table:table-cell table:formula="of:=AVERAGE([.B72:.Q72])" office:value-type="float" office:value="154.3125">
            <text:p>154,3125</text:p>
          </table:table-cell>
          <table:table-cell table:formula="of:=STDEVPA([.B72:.Q72])" office:value-type="float" office:value="5.92366809924391">
            <text:p>5,9236680992</text:p>
          </table:table-cell>
          <table:table-cell table:number-columns-repeated="100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1">
            <text:p>151</text:p>
          </table:table-cell>
          <table:table-cell office:value-type="float" office:value="159">
            <text:p>159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  <table:table-cell office:value-type="float" office:value="161">
            <text:p>161</text:p>
          </table:table-cell>
          <table:table-cell office:value-type="float" office:value="156">
            <text:p>156</text:p>
          </table:table-cell>
          <table:table-cell office:value-type="float" office:value="145">
            <text:p>145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56">
            <text:p>156</text:p>
          </table:table-cell>
          <table:table-cell office:value-type="float" office:value="161">
            <text:p>161</text:p>
          </table:table-cell>
          <table:table-cell office:value-type="float" office:value="164">
            <text:p>164</text:p>
          </table:table-cell>
          <table:table-cell office:value-type="float" office:value="160">
            <text:p>160</text:p>
          </table:table-cell>
          <table:table-cell table:formula="of:=AVERAGE([.B73:.Q73])" office:value-type="float" office:value="155.9375">
            <text:p>155,9375</text:p>
          </table:table-cell>
          <table:table-cell table:formula="of:=STDEVPA([.B73:.Q73])" office:value-type="float" office:value="4.37990796136175">
            <text:p>4,3799079614</text:p>
          </table:table-cell>
          <table:table-cell table:number-columns-repeated="100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50">
            <text:p>150</text:p>
          </table:table-cell>
          <table:table-cell office:value-type="float" office:value="157">
            <text:p>157</text:p>
          </table:table-cell>
          <table:table-cell office:value-type="float" office:value="153">
            <text:p>153</text:p>
          </table:table-cell>
          <table:table-cell office:value-type="float" office:value="147">
            <text:p>147</text:p>
          </table:table-cell>
          <table:table-cell office:value-type="float" office:value="155">
            <text:p>155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58">
            <text:p>158</text:p>
          </table:table-cell>
          <table:table-cell office:value-type="float" office:value="151">
            <text:p>151</text:p>
          </table:table-cell>
          <table:table-cell office:value-type="float" office:value="156">
            <text:p>156</text:p>
          </table:table-cell>
          <table:table-cell office:value-type="float" office:value="159">
            <text:p>159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table:formula="of:=AVERAGE([.B74:.Q74])" office:value-type="float" office:value="154.9375">
            <text:p>154,9375</text:p>
          </table:table-cell>
          <table:table-cell table:formula="of:=STDEVPA([.B74:.Q74])" office:value-type="float" office:value="5.0431729843423">
            <text:p>5,0431729843</text:p>
          </table:table-cell>
          <table:table-cell table:number-columns-repeated="100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55">
            <text:p>155</text:p>
          </table:table-cell>
          <table:table-cell office:value-type="float" office:value="158">
            <text:p>158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57">
            <text:p>157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65">
            <text:p>165</text:p>
          </table:table-cell>
          <table:table-cell office:value-type="float" office:value="164">
            <text:p>164</text:p>
          </table:table-cell>
          <table:table-cell office:value-type="float" office:value="160">
            <text:p>160</text:p>
          </table:table-cell>
          <table:table-cell table:formula="of:=AVERAGE([.B75:.Q75])" office:value-type="float" office:value="154.9375">
            <text:p>154,9375</text:p>
          </table:table-cell>
          <table:table-cell table:formula="of:=STDEVPA([.B75:.Q75])" office:value-type="float" office:value="4.64312327533956">
            <text:p>4,6431232753</text:p>
          </table:table-cell>
          <table:table-cell table:number-columns-repeated="100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50">
            <text:p>150</text:p>
          </table:table-cell>
          <table:table-cell office:value-type="float" office:value="160">
            <text:p>160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  <table:table-cell office:value-type="float" office:value="158">
            <text:p>158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 office:value-type="float" office:value="166">
            <text:p>166</text:p>
          </table:table-cell>
          <table:table-cell office:value-type="float" office:value="167">
            <text:p>167</text:p>
          </table:table-cell>
          <table:table-cell office:value-type="float" office:value="158">
            <text:p>158</text:p>
          </table:table-cell>
          <table:table-cell table:formula="of:=AVERAGE([.B76:.Q76])" office:value-type="float" office:value="155.625">
            <text:p>155,625</text:p>
          </table:table-cell>
          <table:table-cell table:formula="of:=STDEVPA([.B76:.Q76])" office:value-type="float" office:value="5.18260311040697">
            <text:p>5,1826031104</text:p>
          </table:table-cell>
          <table:table-cell table:number-columns-repeated="100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99">
            <text:p>99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office:value-type="float" office:value="156">
            <text:p>156</text:p>
          </table:table-cell>
          <table:table-cell office:value-type="float" office:value="119">
            <text:p>119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AVERAGE([.B77:.Q77])" office:value-type="float" office:value="125.625">
            <text:p>125,625</text:p>
          </table:table-cell>
          <table:table-cell table:formula="of:=STDEVPA([.B77:.Q77])" office:value-type="float" office:value="44.6890296940983">
            <text:p>44,6890296941</text:p>
          </table:table-cell>
          <table:table-cell table:number-columns-repeated="100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49">
            <text:p>149</text:p>
          </table:table-cell>
          <table:table-cell office:value-type="float" office:value="156">
            <text:p>156</text:p>
          </table:table-cell>
          <table:table-cell office:value-type="float" office:value="154">
            <text:p>154</text:p>
          </table:table-cell>
          <table:table-cell office:value-type="float" office:value="85">
            <text:p>85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27">
            <text:p>127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3" office:value-type="float" office:value="0">
            <text:p>0</text:p>
          </table:table-cell>
          <table:table-cell table:formula="of:=AVERAGE([.B78:.Q78])" office:value-type="float" office:value="83.5625">
            <text:p>83,5625</text:p>
          </table:table-cell>
          <table:table-cell table:formula="of:=STDEVPA([.B78:.Q78])" office:value-type="float" office:value="69.8668096720467">
            <text:p>69,866809672</text:p>
          </table:table-cell>
          <table:table-cell table:number-columns-repeated="100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table:number-columns-repeated="7" office:value-type="float" office:value="0">
            <text:p>0</text:p>
          </table:table-cell>
          <table:table-cell table:formula="of:=AVERAGE([.B79:.Q79])" office:value-type="float" office:value="67.3125">
            <text:p>67,3125</text:p>
          </table:table-cell>
          <table:table-cell table:formula="of:=STDEVPA([.B79:.Q79])" office:value-type="float" office:value="76.3468391208831">
            <text:p>76,3468391209</text:p>
          </table:table-cell>
          <table:table-cell table:number-columns-repeated="100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51">
            <text:p>151</text:p>
          </table:table-cell>
          <table:table-cell office:value-type="float" office:value="136">
            <text:p>136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153">
            <text:p>153</text:p>
          </table:table-cell>
          <table:table-cell office:value-type="float" office:value="157">
            <text:p>157</text:p>
          </table:table-cell>
          <table:table-cell table:number-columns-repeated="7" office:value-type="float" office:value="0">
            <text:p>0</text:p>
          </table:table-cell>
          <table:table-cell table:formula="of:=AVERAGE([.B80:.Q80])" office:value-type="float" office:value="65.1875">
            <text:p>65,1875</text:p>
          </table:table-cell>
          <table:table-cell table:formula="of:=STDEVPA([.B80:.Q80])" office:value-type="float" office:value="74.0837522250999">
            <text:p>74,0837522251</text:p>
          </table:table-cell>
          <table:table-cell table:number-columns-repeated="100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40">
            <text:p>40</text:p>
          </table:table-cell>
          <table:table-cell table:number-columns-repeated="7" office:value-type="float" office:value="0">
            <text:p>0</text:p>
          </table:table-cell>
          <table:table-cell table:formula="of:=AVERAGE([.B81:.Q81])" office:value-type="float" office:value="50.3125">
            <text:p>50,3125</text:p>
          </table:table-cell>
          <table:table-cell table:formula="of:=STDEVPA([.B81:.Q81])" office:value-type="float" office:value="69.8925235182562">
            <text:p>69,8925235183</text:p>
          </table:table-cell>
          <table:table-cell table:number-columns-repeated="100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9" office:value-type="float" office:value="0">
            <text:p>0</text:p>
          </table:table-cell>
          <table:table-cell table:formula="of:=AVERAGE([.B82:.Q82])" office:value-type="float" office:value="11.9375">
            <text:p>11,9375</text:p>
          </table:table-cell>
          <table:table-cell table:formula="of:=STDEVPA([.B82:.Q82])" office:value-type="float" office:value="32.4989783493266">
            <text:p>32,4989783493</text:p>
          </table:table-cell>
          <table:table-cell table:number-columns-repeated="1005"/>
        </table:table-row>
        <table:table-row table:style-name="ro2">
          <table:table-cell office:value-type="float" office:value="81">
            <text:p>81</text:p>
          </table:table-cell>
          <table:table-cell table:number-columns-repeated="16" office:value-type="float" office:value="0">
            <text:p>0</text:p>
          </table:table-cell>
          <table:table-cell table:formula="of:=AVERAGE([.B83:.Q83])" office:value-type="float" office:value="0">
            <text:p>0</text:p>
          </table:table-cell>
          <table:table-cell table:formula="of:=STDEVPA([.B83:.Q83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82">
            <text:p>82</text:p>
          </table:table-cell>
          <table:table-cell table:number-columns-repeated="16" office:value-type="float" office:value="0">
            <text:p>0</text:p>
          </table:table-cell>
          <table:table-cell table:formula="of:=AVERAGE([.B84:.Q84])" office:value-type="float" office:value="0">
            <text:p>0</text:p>
          </table:table-cell>
          <table:table-cell table:formula="of:=STDEVPA([.B84:.Q84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83">
            <text:p>83</text:p>
          </table:table-cell>
          <table:table-cell table:number-columns-repeated="16" office:value-type="float" office:value="0">
            <text:p>0</text:p>
          </table:table-cell>
          <table:table-cell table:formula="of:=AVERAGE([.B85:.Q85])" office:value-type="float" office:value="0">
            <text:p>0</text:p>
          </table:table-cell>
          <table:table-cell table:formula="of:=STDEVPA([.B85:.Q85])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84">
            <text:p>84</text:p>
          </table:table-cell>
          <table:table-cell table:number-columns-repeated="15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AVERAGE([.B86:.Q86])" office:value-type="float" office:value="0.1875">
            <text:p>0,1875</text:p>
          </table:table-cell>
          <table:table-cell table:formula="of:=STDEVPA([.B86:.Q86])" office:value-type="float" office:value="0.726184377413891">
            <text:p>0,7261843774</text:p>
          </table:table-cell>
          <table:table-cell table:number-columns-repeated="1005"/>
        </table:table-row>
        <table:table-row table:style-name="ro2">
          <table:table-cell office:value-type="float" office:value="85">
            <text:p>8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AVERAGE([.B87:.Q87])" office:value-type="float" office:value="0.5">
            <text:p>0,5</text:p>
          </table:table-cell>
          <table:table-cell table:formula="of:=STDEVPA([.B87:.Q87])" office:value-type="float" office:value="0.790569415042095">
            <text:p>0,790569415</text:p>
          </table:table-cell>
          <table:table-cell table:number-columns-repeated="1005"/>
        </table:table-row>
        <table:table-row table:style-name="ro2"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AVERAGE([.B88:.Q88])" office:value-type="float" office:value="1.3125">
            <text:p>1,3125</text:p>
          </table:table-cell>
          <table:table-cell table:formula="of:=STDEVPA([.B88:.Q88])" office:value-type="float" office:value="1.60929914869797">
            <text:p>1,6092991487</text:p>
          </table:table-cell>
          <table:table-cell table:number-columns-repeated="1005"/>
        </table:table-row>
        <table:table-row table:style-name="ro2">
          <table:table-cell office:value-type="float" office:value="87">
            <text:p>8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table:formula="of:=AVERAGE([.B89:.Q89])" office:value-type="float" office:value="1.125">
            <text:p>1,125</text:p>
          </table:table-cell>
          <table:table-cell table:formula="of:=STDEVPA([.B89:.Q89])" office:value-type="float" office:value="1.45236875482778">
            <text:p>1,4523687548</text:p>
          </table:table-cell>
          <table:table-cell table:number-columns-repeated="100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-</text:p>
          </table:table-cell>
          <table:table-cell table:formula="of:=AVERAGE([.B90:.Q90])" office:value-type="float" office:value="0.6">
            <text:p>0,6</text:p>
          </table:table-cell>
          <table:table-cell table:formula="of:=STDEVPA([.B90:.Q90])" office:value-type="float" office:value="0.496078370824611">
            <text:p>0,4960783708</text:p>
          </table:table-cell>
          <table:table-cell table:number-columns-repeated="100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  <table:table-cell table:formula="of:=AVERAGE([.B91:.Q91])" office:value-type="float" office:value="0.8">
            <text:p>0,8</text:p>
          </table:table-cell>
          <table:table-cell table:formula="of:=STDEVPA([.B91:.Q91])"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float" office:value="90">
            <text:p>9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7" office:value-type="string">
            <text:p>-</text:p>
          </table:table-cell>
          <table:table-cell table:formula="of:=AVERAGE([.B92:.Q92])" office:value-type="float" office:value="1.42857142857143">
            <text:p>1,4285714286</text:p>
          </table:table-cell>
          <table:table-cell table:formula="of:=STDEVPA([.B92:.Q92])" office:value-type="float" office:value="0.992156741649221">
            <text:p>0,9921567416</text:p>
          </table:table-cell>
          <table:table-cell table:number-columns-repeated="100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7" office:value-type="string">
            <text:p>-</text:p>
          </table:table-cell>
          <table:table-cell table:formula="of:=AVERAGE([.B93:.Q93])" office:value-type="float" office:value="3.14285714285714">
            <text:p>3,1428571429</text:p>
          </table:table-cell>
          <table:table-cell table:formula="of:=STDEVPA([.B93:.Q93])" office:value-type="float" office:value="1.79843682124227">
            <text:p>1,7984368212</text:p>
          </table:table-cell>
          <table:table-cell table:number-columns-repeated="100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string">
            <text:p>-</text:p>
          </table:table-cell>
          <table:table-cell table:formula="of:=AVERAGE([.B94:.Q94])" office:value-type="float" office:value="1">
            <text:p>1</text:p>
          </table:table-cell>
          <table:table-cell table:formula="of:=STDEVPA([.B94:.Q94])" office:value-type="float" office:value="0.484122918275927">
            <text:p>0,4841229183</text:p>
          </table:table-cell>
          <table:table-cell table:number-columns-repeated="100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string">
            <text:p>-</text:p>
          </table:table-cell>
          <table:table-cell table:formula="of:=AVERAGE([.B95:.Q95])" office:value-type="float" office:value="1">
            <text:p>1</text:p>
          </table:table-cell>
          <table:table-cell table:formula="of:=STDEVPA([.B95:.Q95])" office:value-type="float" office:value="0.463512405443479">
            <text:p>0,4635124054</text:p>
          </table:table-cell>
          <table:table-cell table:number-columns-repeated="1005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verage" table:style-name="ta1">
        <table:shapes>
          <draw:frame draw:z-index="0" draw:style-name="gr1" draw:text-style-name="P1" svg:width="15.999cm" svg:height="8.999cm" svg:x="12.225cm" svg:y="1.327cm">
            <draw:object draw:notify-on-update-of-ranges="Average.A1:Average.A1 Average.A2:Average.A95 Average.B1:Average.B1 Average.B2:Average.B9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2" table:default-cell-style-name="ce3"/>
        <table:table-column table:style-name="co3" table:default-cell-style-name="Default"/>
        <table:table-column table:style-name="co3" table:number-columns-repeated="2" table:default-cell-style-name="ce3"/>
        <table:table-column table:style-name="co3" table:number-columns-repeated="4" table:default-cell-style-name="Default"/>
        <table:table-row table:style-name="ro4">
          <table:table-cell table:style-name="ce2" table:formula="of:=[$Victim.$R$1]" office:value-type="string" office:string-value="Average Victim">
            <text:p>Average Victim</text:p>
          </table:table-cell>
          <table:table-cell table:style-name="ce2" table:formula="of:=[$Attacker.$R$1]" office:value-type="string" office:string-value="Average Attacker">
            <text:p>Average Attacker</text:p>
          </table:table-cell>
          <table:table-cell/>
          <table:table-cell table:style-name="ce2" table:formula="of:=[$Victim.$S$1]" office:value-type="string" office:string-value="Standard Deviation – Victim">
            <text:p>Standard Deviation – Victim</text:p>
          </table:table-cell>
          <table:table-cell table:style-name="ce2" table:formula="of:=[$Attacker.$S$1]" office:value-type="string" office:string-value="Standard Deviation – Attacker">
            <text:p>Standard Deviation – Attacker</text:p>
          </table:table-cell>
          <table:table-cell table:number-columns-repeated="4"/>
        </table:table-row>
        <table:table-row table:style-name="ro2">
          <table:table-cell table:formula="of:=[$Victim.$R$2]" office:value-type="float" office:value="1.5625">
            <text:p>1,5625</text:p>
          </table:table-cell>
          <table:table-cell table:formula="of:=[$Attacker.$R$2]" office:value-type="float" office:value="1.6875">
            <text:p>1,6875</text:p>
          </table:table-cell>
          <table:table-cell/>
          <table:table-cell table:formula="of:=[$Victim.$S$2]" office:value-type="float" office:value="0.998044963916957">
            <text:p>0,9980449639</text:p>
          </table:table-cell>
          <table:table-cell table:formula="of:=[$Attacker.$S$2]" office:value-type="float" office:value="0.982264602843857">
            <text:p>0,9822646028</text:p>
          </table:table-cell>
          <table:table-cell table:number-columns-repeated="4"/>
        </table:table-row>
        <table:table-row table:style-name="ro2">
          <table:table-cell table:formula="of:=[$Victim.$R$3]" office:value-type="float" office:value="1.5625">
            <text:p>1,5625</text:p>
          </table:table-cell>
          <table:table-cell table:formula="of:=[$Attacker.$R$3]" office:value-type="float" office:value="1.5625">
            <text:p>1,5625</text:p>
          </table:table-cell>
          <table:table-cell/>
          <table:table-cell table:formula="of:=[$Victim.$S$3]" office:value-type="float" office:value="1.80169191317495">
            <text:p>1,8016919132</text:p>
          </table:table-cell>
          <table:table-cell table:formula="of:=[$Attacker.$S$3]" office:value-type="float" office:value="1.80169191317495">
            <text:p>1,8016919132</text:p>
          </table:table-cell>
          <table:table-cell table:number-columns-repeated="4"/>
        </table:table-row>
        <table:table-row table:style-name="ro2">
          <table:table-cell table:formula="of:=[$Victim.$R$4]" office:value-type="float" office:value="0.5625">
            <text:p>0,5625</text:p>
          </table:table-cell>
          <table:table-cell table:formula="of:=[$Attacker.$R$4]" office:value-type="float" office:value="0.8125">
            <text:p>0,8125</text:p>
          </table:table-cell>
          <table:table-cell/>
          <table:table-cell table:formula="of:=[$Victim.$S$4]" office:value-type="float" office:value="0.863767185067828">
            <text:p>0,8637671851</text:p>
          </table:table-cell>
          <table:table-cell table:formula="of:=[$Attacker.$S$4]" office:value-type="float" office:value="1.18420595759353">
            <text:p>1,1842059576</text:p>
          </table:table-cell>
          <table:table-cell table:number-columns-repeated="4"/>
        </table:table-row>
        <table:table-row table:style-name="ro2">
          <table:table-cell table:formula="of:=[$Victim.$R$5]" office:value-type="float" office:value="0.1875">
            <text:p>0,1875</text:p>
          </table:table-cell>
          <table:table-cell table:formula="of:=[$Attacker.$R$5]" office:value-type="float" office:value="0.5">
            <text:p>0,5</text:p>
          </table:table-cell>
          <table:table-cell/>
          <table:table-cell table:formula="of:=[$Victim.$S$5]" office:value-type="float" office:value="0.3903123748999">
            <text:p>0,3903123749</text:p>
          </table:table-cell>
          <table:table-cell table:formula="of:=[$Attacker.$S$5]" office:value-type="float" office:value="0.5">
            <text:p>0,5</text:p>
          </table:table-cell>
          <table:table-cell table:number-columns-repeated="4"/>
        </table:table-row>
        <table:table-row table:style-name="ro2">
          <table:table-cell table:formula="of:=[$Victim.$R$6]" office:value-type="float" office:value="2.8125">
            <text:p>2,8125</text:p>
          </table:table-cell>
          <table:table-cell table:formula="of:=[$Attacker.$R$6]" office:value-type="float" office:value="2.9375">
            <text:p>2,9375</text:p>
          </table:table-cell>
          <table:table-cell/>
          <table:table-cell table:formula="of:=[$Victim.$S$6]" office:value-type="float" office:value="2.48039185412305">
            <text:p>2,4803918541</text:p>
          </table:table-cell>
          <table:table-cell table:formula="of:=[$Attacker.$S$6]" office:value-type="float" office:value="1.9515618744995">
            <text:p>1,9515618745</text:p>
          </table:table-cell>
          <table:table-cell table:number-columns-repeated="4"/>
        </table:table-row>
        <table:table-row table:style-name="ro2">
          <table:table-cell table:formula="of:=[$Victim.$R$7]" office:value-type="float" office:value="1.125">
            <text:p>1,125</text:p>
          </table:table-cell>
          <table:table-cell table:formula="of:=[$Attacker.$R$7]" office:value-type="float" office:value="1.4375">
            <text:p>1,4375</text:p>
          </table:table-cell>
          <table:table-cell/>
          <table:table-cell table:formula="of:=[$Victim.$S$7]" office:value-type="float" office:value="1.40867845869808">
            <text:p>1,4086784587</text:p>
          </table:table-cell>
          <table:table-cell table:formula="of:=[$Attacker.$S$7]" office:value-type="float" office:value="1.45639752471638">
            <text:p>1,4563975247</text:p>
          </table:table-cell>
          <table:table-cell table:number-columns-repeated="4"/>
        </table:table-row>
        <table:table-row table:style-name="ro2">
          <table:table-cell table:formula="of:=[$Victim.$R$8]" office:value-type="float" office:value="0.4375">
            <text:p>0,4375</text:p>
          </table:table-cell>
          <table:table-cell table:formula="of:=[$Attacker.$R$8]" office:value-type="float" office:value="0.6875">
            <text:p>0,6875</text:p>
          </table:table-cell>
          <table:table-cell/>
          <table:table-cell table:formula="of:=[$Victim.$S$8]" office:value-type="float" office:value="0.60917464655056">
            <text:p>0,6091746466</text:p>
          </table:table-cell>
          <table:table-cell table:formula="of:=[$Attacker.$S$8]" office:value-type="float" office:value="0.582961190818051">
            <text:p>0,5829611908</text:p>
          </table:table-cell>
          <table:table-cell table:number-columns-repeated="4"/>
        </table:table-row>
        <table:table-row table:style-name="ro2">
          <table:table-cell table:formula="of:=[$Victim.$R$9]" office:value-type="float" office:value="0.625">
            <text:p>0,625</text:p>
          </table:table-cell>
          <table:table-cell table:formula="of:=[$Attacker.$R$9]" office:value-type="float" office:value="1.25">
            <text:p>1,25</text:p>
          </table:table-cell>
          <table:table-cell/>
          <table:table-cell table:formula="of:=[$Victim.$S$9]" office:value-type="float" office:value="0.927024810886958">
            <text:p>0,9270248109</text:p>
          </table:table-cell>
          <table:table-cell table:formula="of:=[$Attacker.$S$9]" office:value-type="float" office:value="0.559016994374947">
            <text:p>0,5590169944</text:p>
          </table:table-cell>
          <table:table-cell table:number-columns-repeated="4"/>
        </table:table-row>
        <table:table-row table:style-name="ro2">
          <table:table-cell table:formula="of:=[$Victim.$R$10]" office:value-type="float" office:value="0">
            <text:p>0</text:p>
          </table:table-cell>
          <table:table-cell table:formula="of:=[$Attacker.$R$10]" office:value-type="float" office:value="0.1875">
            <text:p>0,1875</text:p>
          </table:table-cell>
          <table:table-cell/>
          <table:table-cell table:formula="of:=[$Victim.$S$10]" office:value-type="float" office:value="0">
            <text:p>0</text:p>
          </table:table-cell>
          <table:table-cell table:formula="of:=[$Attacker.$S$10]" office:value-type="float" office:value="0.526634360823522">
            <text:p>0,5266343608</text:p>
          </table:table-cell>
          <table:table-cell table:number-columns-repeated="4"/>
        </table:table-row>
        <table:table-row table:style-name="ro2">
          <table:table-cell table:formula="of:=[$Victim.$R$11]" office:value-type="float" office:value="0.5">
            <text:p>0,5</text:p>
          </table:table-cell>
          <table:table-cell table:formula="of:=[$Attacker.$R$11]" office:value-type="float" office:value="0">
            <text:p>0</text:p>
          </table:table-cell>
          <table:table-cell/>
          <table:table-cell table:formula="of:=[$Victim.$S$11]" office:value-type="float" office:value="0.5">
            <text:p>0,5</text:p>
          </table:table-cell>
          <table:table-cell table:formula="of:=[$Attacker.$S$11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formula="of:=[$Victim.$R$12]" office:value-type="float" office:value="67.9375">
            <text:p>67,9375</text:p>
          </table:table-cell>
          <table:table-cell table:formula="of:=[$Attacker.$R$12]" office:value-type="float" office:value="67.4375">
            <text:p>67,4375</text:p>
          </table:table-cell>
          <table:table-cell/>
          <table:table-cell table:formula="of:=[$Victim.$S$12]" office:value-type="float" office:value="100.150804259127">
            <text:p>100,1508042591</text:p>
          </table:table-cell>
          <table:table-cell table:formula="of:=[$Attacker.$S$12]" office:value-type="float" office:value="100.021228215564">
            <text:p>100,0212282156</text:p>
          </table:table-cell>
          <table:table-cell table:number-columns-repeated="4"/>
        </table:table-row>
        <table:table-row table:style-name="ro2">
          <table:table-cell table:formula="of:=[$Victim.$R$13]" office:value-type="float" office:value="80.25">
            <text:p>80,25</text:p>
          </table:table-cell>
          <table:table-cell table:formula="of:=[$Attacker.$R$13]" office:value-type="float" office:value="95.875">
            <text:p>95,875</text:p>
          </table:table-cell>
          <table:table-cell/>
          <table:table-cell table:formula="of:=[$Victim.$S$13]" office:value-type="float" office:value="118.401594161565">
            <text:p>118,4015941616</text:p>
          </table:table-cell>
          <table:table-cell table:formula="of:=[$Attacker.$S$13]" office:value-type="float" office:value="123.198962556509">
            <text:p>123,1989625565</text:p>
          </table:table-cell>
          <table:table-cell table:number-columns-repeated="4"/>
        </table:table-row>
        <table:table-row table:style-name="ro2">
          <table:table-cell table:formula="of:=[$Victim.$R$14]" office:value-type="float" office:value="76.375">
            <text:p>76,375</text:p>
          </table:table-cell>
          <table:table-cell table:formula="of:=[$Attacker.$R$14]" office:value-type="float" office:value="90.375">
            <text:p>90,375</text:p>
          </table:table-cell>
          <table:table-cell/>
          <table:table-cell table:formula="of:=[$Victim.$S$14]" office:value-type="float" office:value="113.386989443234">
            <text:p>113,3869894432</text:p>
          </table:table-cell>
          <table:table-cell table:formula="of:=[$Attacker.$S$14]" office:value-type="float" office:value="116.967877534817">
            <text:p>116,9678775348</text:p>
          </table:table-cell>
          <table:table-cell table:number-columns-repeated="4"/>
        </table:table-row>
        <table:table-row table:style-name="ro2">
          <table:table-cell table:formula="of:=[$Victim.$R$15]" office:value-type="float" office:value="89.5">
            <text:p>89,5</text:p>
          </table:table-cell>
          <table:table-cell table:formula="of:=[$Attacker.$R$15]" office:value-type="float" office:value="99.25">
            <text:p>99,25</text:p>
          </table:table-cell>
          <table:table-cell/>
          <table:table-cell table:formula="of:=[$Victim.$S$15]" office:value-type="float" office:value="99.1955140114713">
            <text:p>99,1955140115</text:p>
          </table:table-cell>
          <table:table-cell table:formula="of:=[$Attacker.$S$15]" office:value-type="float" office:value="100.136469380541">
            <text:p>100,1364693805</text:p>
          </table:table-cell>
          <table:table-cell table:number-columns-repeated="4"/>
        </table:table-row>
        <table:table-row table:style-name="ro2">
          <table:table-cell table:formula="of:=[$Victim.$R$16]" office:value-type="float" office:value="228.875">
            <text:p>228,875</text:p>
          </table:table-cell>
          <table:table-cell table:formula="of:=[$Attacker.$R$16]" office:value-type="float" office:value="247.625">
            <text:p>247,625</text:p>
          </table:table-cell>
          <table:table-cell/>
          <table:table-cell table:formula="of:=[$Victim.$S$16]" office:value-type="float" office:value="89.6185492797111">
            <text:p>89,6185492797</text:p>
          </table:table-cell>
          <table:table-cell table:formula="of:=[$Attacker.$S$16]" office:value-type="float" office:value="46.4796662531047">
            <text:p>46,4796662531</text:p>
          </table:table-cell>
          <table:table-cell table:number-columns-repeated="4"/>
        </table:table-row>
        <table:table-row table:style-name="ro2">
          <table:table-cell table:formula="of:=[$Victim.$R$17]" office:value-type="float" office:value="179.5">
            <text:p>179,5</text:p>
          </table:table-cell>
          <table:table-cell table:formula="of:=[$Attacker.$R$17]" office:value-type="float" office:value="218.6875">
            <text:p>218,6875</text:p>
          </table:table-cell>
          <table:table-cell/>
          <table:table-cell table:formula="of:=[$Victim.$S$17]" office:value-type="float" office:value="105.065455788285">
            <text:p>105,0654557883</text:p>
          </table:table-cell>
          <table:table-cell table:formula="of:=[$Attacker.$S$17]" office:value-type="float" office:value="47.9018772466174">
            <text:p>47,9018772466</text:p>
          </table:table-cell>
          <table:table-cell table:number-columns-repeated="4"/>
        </table:table-row>
        <table:table-row table:style-name="ro2">
          <table:table-cell table:formula="of:=[$Victim.$R$18]" office:value-type="float" office:value="155.875">
            <text:p>155,875</text:p>
          </table:table-cell>
          <table:table-cell table:formula="of:=[$Attacker.$R$18]" office:value-type="float" office:value="204.0625">
            <text:p>204,0625</text:p>
          </table:table-cell>
          <table:table-cell/>
          <table:table-cell table:formula="of:=[$Victim.$S$18]" office:value-type="float" office:value="108.384659315791">
            <text:p>108,3846593158</text:p>
          </table:table-cell>
          <table:table-cell table:formula="of:=[$Attacker.$S$18]" office:value-type="float" office:value="48.8281024999948">
            <text:p>48,8281025</text:p>
          </table:table-cell>
          <table:table-cell table:number-columns-repeated="4"/>
        </table:table-row>
        <table:table-row table:style-name="ro2">
          <table:table-cell table:formula="of:=[$Victim.$R$19]" office:value-type="float" office:value="112.375">
            <text:p>112,375</text:p>
          </table:table-cell>
          <table:table-cell table:formula="of:=[$Attacker.$R$19]" office:value-type="float" office:value="199.875">
            <text:p>199,875</text:p>
          </table:table-cell>
          <table:table-cell/>
          <table:table-cell table:formula="of:=[$Victim.$S$19]" office:value-type="float" office:value="119.940024074535">
            <text:p>119,9400240745</text:p>
          </table:table-cell>
          <table:table-cell table:formula="of:=[$Attacker.$S$19]" office:value-type="float" office:value="59.6163515740439">
            <text:p>59,616351574</text:p>
          </table:table-cell>
          <table:table-cell table:number-columns-repeated="4"/>
        </table:table-row>
        <table:table-row table:style-name="ro5">
          <table:table-cell table:formula="of:=[$Victim.$R$20]" office:value-type="float" office:value="55">
            <text:p>55</text:p>
          </table:table-cell>
          <table:table-cell table:formula="of:=[$Attacker.$R$20]" office:value-type="float" office:value="179.3125">
            <text:p>179,3125</text:p>
          </table:table-cell>
          <table:table-cell/>
          <table:table-cell table:formula="of:=[$Victim.$S$20]" office:value-type="float" office:value="88.4024886527523">
            <text:p>88,4024886528</text:p>
          </table:table-cell>
          <table:table-cell table:formula="of:=[$Attacker.$S$20]" office:value-type="float" office:value="41.8266044970184">
            <text:p>41,826604497</text:p>
          </table:table-cell>
          <table:table-cell table:number-columns-repeated="2"/>
          <table:table-cell office:value-type="string">
            <text:p>qtd Attacker</text:p>
          </table:table-cell>
          <table:table-cell table:formula="of:=SUM([.B2:.B500])" office:value-type="float" office:value="10555.6589285714">
            <text:p>10555,6589285714</text:p>
          </table:table-cell>
        </table:table-row>
        <table:table-row table:style-name="ro5">
          <table:table-cell table:formula="of:=[$Victim.$R$21]" office:value-type="float" office:value="23.375">
            <text:p>23,375</text:p>
          </table:table-cell>
          <table:table-cell table:formula="of:=[$Attacker.$R$21]" office:value-type="float" office:value="162.125">
            <text:p>162,125</text:p>
          </table:table-cell>
          <table:table-cell/>
          <table:table-cell table:formula="of:=[$Victim.$S$21]" office:value-type="float" office:value="57.0294605883661">
            <text:p>57,0294605884</text:p>
          </table:table-cell>
          <table:table-cell table:formula="of:=[$Attacker.$S$21]" office:value-type="float" office:value="27.896852421017">
            <text:p>27,896852421</text:p>
          </table:table-cell>
          <table:table-cell table:number-columns-repeated="2"/>
          <table:table-cell office:value-type="string">
            <text:p>qtd Victim</text:p>
          </table:table-cell>
          <table:table-cell table:formula="of:=SUM([.A2:.A500])" office:value-type="float" office:value="1121.17380952381">
            <text:p>1121,1738095238</text:p>
          </table:table-cell>
        </table:table-row>
        <table:table-row table:style-name="ro2">
          <table:table-cell table:formula="of:=[$Victim.$R$22]" office:value-type="float" office:value="6.875">
            <text:p>6,875</text:p>
          </table:table-cell>
          <table:table-cell table:formula="of:=[$Attacker.$R$22]" office:value-type="float" office:value="156.4375">
            <text:p>156,4375</text:p>
          </table:table-cell>
          <table:table-cell/>
          <table:table-cell table:formula="of:=[$Victim.$S$22]" office:value-type="float" office:value="8.659351881059">
            <text:p>8,6593518811</text:p>
          </table:table-cell>
          <table:table-cell table:formula="of:=[$Attacker.$S$22]" office:value-type="float" office:value="9.06206895526623">
            <text:p>9,0620689553</text:p>
          </table:table-cell>
          <table:table-cell table:number-columns-repeated="4"/>
        </table:table-row>
        <table:table-row table:style-name="ro2">
          <table:table-cell table:formula="of:=[$Victim.$R$23]" office:value-type="float" office:value="5.875">
            <text:p>5,875</text:p>
          </table:table-cell>
          <table:table-cell table:formula="of:=[$Attacker.$R$23]" office:value-type="float" office:value="157.375">
            <text:p>157,375</text:p>
          </table:table-cell>
          <table:table-cell/>
          <table:table-cell table:formula="of:=[$Victim.$S$23]" office:value-type="float" office:value="8.46961480824246">
            <text:p>8,4696148082</text:p>
          </table:table-cell>
          <table:table-cell table:formula="of:=[$Attacker.$S$23]" office:value-type="float" office:value="10.2948712959415">
            <text:p>10,2948712959</text:p>
          </table:table-cell>
          <table:table-cell table:number-columns-repeated="4"/>
        </table:table-row>
        <table:table-row table:style-name="ro2">
          <table:table-cell table:formula="of:=[$Victim.$R$24]" office:value-type="float" office:value="4.5">
            <text:p>4,5</text:p>
          </table:table-cell>
          <table:table-cell table:formula="of:=[$Attacker.$R$24]" office:value-type="float" office:value="157.4375">
            <text:p>157,4375</text:p>
          </table:table-cell>
          <table:table-cell/>
          <table:table-cell table:formula="of:=[$Victim.$S$24]" office:value-type="float" office:value="6.76387462923434">
            <text:p>6,7638746292</text:p>
          </table:table-cell>
          <table:table-cell table:formula="of:=[$Attacker.$S$24]" office:value-type="float" office:value="8.44074011861519">
            <text:p>8,4407401186</text:p>
          </table:table-cell>
          <table:table-cell table:number-columns-repeated="4"/>
        </table:table-row>
        <table:table-row table:style-name="ro2">
          <table:table-cell table:formula="of:=[$Victim.$R$25]" office:value-type="float" office:value="1.75">
            <text:p>1,75</text:p>
          </table:table-cell>
          <table:table-cell table:formula="of:=[$Attacker.$R$25]" office:value-type="float" office:value="155.25">
            <text:p>155,25</text:p>
          </table:table-cell>
          <table:table-cell/>
          <table:table-cell table:formula="of:=[$Victim.$S$25]" office:value-type="float" office:value="3.73329613076702">
            <text:p>3,7332961308</text:p>
          </table:table-cell>
          <table:table-cell table:formula="of:=[$Attacker.$S$25]" office:value-type="float" office:value="6.60018939122204">
            <text:p>6,6001893912</text:p>
          </table:table-cell>
          <table:table-cell table:number-columns-repeated="4"/>
        </table:table-row>
        <table:table-row table:style-name="ro2">
          <table:table-cell table:formula="of:=[$Victim.$R$26]" office:value-type="float" office:value="2">
            <text:p>2</text:p>
          </table:table-cell>
          <table:table-cell table:formula="of:=[$Attacker.$R$26]" office:value-type="float" office:value="154.9375">
            <text:p>154,9375</text:p>
          </table:table-cell>
          <table:table-cell/>
          <table:table-cell table:formula="of:=[$Victim.$S$26]" office:value-type="float" office:value="3.93700393700591">
            <text:p>3,937003937</text:p>
          </table:table-cell>
          <table:table-cell table:formula="of:=[$Attacker.$S$26]" office:value-type="float" office:value="7.03090276920397">
            <text:p>7,0309027692</text:p>
          </table:table-cell>
          <table:table-cell table:number-columns-repeated="4"/>
        </table:table-row>
        <table:table-row table:style-name="ro2">
          <table:table-cell table:formula="of:=[$Victim.$R$27]" office:value-type="float" office:value="0.375">
            <text:p>0,375</text:p>
          </table:table-cell>
          <table:table-cell table:formula="of:=[$Attacker.$R$27]" office:value-type="float" office:value="154.875">
            <text:p>154,875</text:p>
          </table:table-cell>
          <table:table-cell/>
          <table:table-cell table:formula="of:=[$Victim.$S$27]" office:value-type="float" office:value="1.05326872164704">
            <text:p>1,0532687216</text:p>
          </table:table-cell>
          <table:table-cell table:formula="of:=[$Attacker.$S$27]" office:value-type="float" office:value="5.39531046372681">
            <text:p>5,3953104637</text:p>
          </table:table-cell>
          <table:table-cell table:number-columns-repeated="4"/>
        </table:table-row>
        <table:table-row table:style-name="ro2">
          <table:table-cell table:formula="of:=[$Victim.$R$28]" office:value-type="float" office:value="0.875">
            <text:p>0,875</text:p>
          </table:table-cell>
          <table:table-cell table:formula="of:=[$Attacker.$R$28]" office:value-type="float" office:value="154.1875">
            <text:p>154,1875</text:p>
          </table:table-cell>
          <table:table-cell/>
          <table:table-cell table:formula="of:=[$Victim.$S$28]" office:value-type="float" office:value="2.11763429326218">
            <text:p>2,1176342933</text:p>
          </table:table-cell>
          <table:table-cell table:formula="of:=[$Attacker.$S$28]" office:value-type="float" office:value="6.70092111205616">
            <text:p>6,7009211121</text:p>
          </table:table-cell>
          <table:table-cell table:number-columns-repeated="4"/>
        </table:table-row>
        <table:table-row table:style-name="ro2">
          <table:table-cell table:formula="of:=[$Victim.$R$29]" office:value-type="float" office:value="1.75">
            <text:p>1,75</text:p>
          </table:table-cell>
          <table:table-cell table:formula="of:=[$Attacker.$R$29]" office:value-type="float" office:value="153.375">
            <text:p>153,375</text:p>
          </table:table-cell>
          <table:table-cell/>
          <table:table-cell table:formula="of:=[$Victim.$S$29]" office:value-type="float" office:value="4.52078533000628">
            <text:p>4,52078533</text:p>
          </table:table-cell>
          <table:table-cell table:formula="of:=[$Attacker.$S$29]" office:value-type="float" office:value="7.51560875777871">
            <text:p>7,5156087578</text:p>
          </table:table-cell>
          <table:table-cell table:number-columns-repeated="4"/>
        </table:table-row>
        <table:table-row table:style-name="ro2">
          <table:table-cell table:formula="of:=[$Victim.$R$30]" office:value-type="float" office:value="0.875">
            <text:p>0,875</text:p>
          </table:table-cell>
          <table:table-cell table:formula="of:=[$Attacker.$R$30]" office:value-type="float" office:value="155.6875">
            <text:p>155,6875</text:p>
          </table:table-cell>
          <table:table-cell/>
          <table:table-cell table:formula="of:=[$Victim.$S$30]" office:value-type="float" office:value="2.3418742493994">
            <text:p>2,3418742494</text:p>
          </table:table-cell>
          <table:table-cell table:formula="of:=[$Attacker.$S$30]" office:value-type="float" office:value="5.04627028110861">
            <text:p>5,0462702811</text:p>
          </table:table-cell>
          <table:table-cell table:number-columns-repeated="4"/>
        </table:table-row>
        <table:table-row table:style-name="ro2">
          <table:table-cell table:formula="of:=[$Victim.$R$31]" office:value-type="float" office:value="0.5">
            <text:p>0,5</text:p>
          </table:table-cell>
          <table:table-cell table:formula="of:=[$Attacker.$R$31]" office:value-type="float" office:value="154.5">
            <text:p>154,5</text:p>
          </table:table-cell>
          <table:table-cell/>
          <table:table-cell table:formula="of:=[$Victim.$S$31]" office:value-type="float" office:value="1.3228756555323">
            <text:p>1,3228756555</text:p>
          </table:table-cell>
          <table:table-cell table:formula="of:=[$Attacker.$S$31]" office:value-type="float" office:value="6.80073525436772">
            <text:p>6,8007352544</text:p>
          </table:table-cell>
          <table:table-cell table:number-columns-repeated="4"/>
        </table:table-row>
        <table:table-row table:style-name="ro2">
          <table:table-cell table:formula="of:=[$Victim.$R$32]" office:value-type="float" office:value="0.25">
            <text:p>0,25</text:p>
          </table:table-cell>
          <table:table-cell table:formula="of:=[$Attacker.$R$32]" office:value-type="float" office:value="155">
            <text:p>155</text:p>
          </table:table-cell>
          <table:table-cell/>
          <table:table-cell table:formula="of:=[$Victim.$S$32]" office:value-type="float" office:value="0.968245836551854">
            <text:p>0,9682458366</text:p>
          </table:table-cell>
          <table:table-cell table:formula="of:=[$Attacker.$S$32]" office:value-type="float" office:value="6.0518592184551">
            <text:p>6,0518592185</text:p>
          </table:table-cell>
          <table:table-cell table:number-columns-repeated="4"/>
        </table:table-row>
        <table:table-row table:style-name="ro2">
          <table:table-cell table:formula="of:=[$Victim.$R$33]" office:value-type="float" office:value="1">
            <text:p>1</text:p>
          </table:table-cell>
          <table:table-cell table:formula="of:=[$Attacker.$R$33]" office:value-type="float" office:value="156.375">
            <text:p>156,375</text:p>
          </table:table-cell>
          <table:table-cell/>
          <table:table-cell table:formula="of:=[$Victim.$S$33]" office:value-type="float" office:value="3">
            <text:p>3</text:p>
          </table:table-cell>
          <table:table-cell table:formula="of:=[$Attacker.$S$33]" office:value-type="float" office:value="4.2555111326373">
            <text:p>4,2555111326</text:p>
          </table:table-cell>
          <table:table-cell table:number-columns-repeated="4"/>
        </table:table-row>
        <table:table-row table:style-name="ro2">
          <table:table-cell table:formula="of:=[$Victim.$R$34]" office:value-type="float" office:value="0.125">
            <text:p>0,125</text:p>
          </table:table-cell>
          <table:table-cell table:formula="of:=[$Attacker.$R$34]" office:value-type="float" office:value="157">
            <text:p>157</text:p>
          </table:table-cell>
          <table:table-cell/>
          <table:table-cell table:formula="of:=[$Victim.$S$34]" office:value-type="float" office:value="0.484122918275927">
            <text:p>0,4841229183</text:p>
          </table:table-cell>
          <table:table-cell table:formula="of:=[$Attacker.$S$34]" office:value-type="float" office:value="5.23211238411409">
            <text:p>5,2321123841</text:p>
          </table:table-cell>
          <table:table-cell table:number-columns-repeated="4"/>
        </table:table-row>
        <table:table-row table:style-name="ro2">
          <table:table-cell table:formula="of:=[$Victim.$R$35]" office:value-type="float" office:value="0.5">
            <text:p>0,5</text:p>
          </table:table-cell>
          <table:table-cell table:formula="of:=[$Attacker.$R$35]" office:value-type="float" office:value="154.8125">
            <text:p>154,8125</text:p>
          </table:table-cell>
          <table:table-cell/>
          <table:table-cell table:formula="of:=[$Victim.$S$35]" office:value-type="float" office:value="1.93649167310371">
            <text:p>1,9364916731</text:p>
          </table:table-cell>
          <table:table-cell table:formula="of:=[$Attacker.$S$35]" office:value-type="float" office:value="6.33658770553995">
            <text:p>6,3365877055</text:p>
          </table:table-cell>
          <table:table-cell table:number-columns-repeated="4"/>
        </table:table-row>
        <table:table-row table:style-name="ro2">
          <table:table-cell table:formula="of:=[$Victim.$R$36]" office:value-type="float" office:value="0.25">
            <text:p>0,25</text:p>
          </table:table-cell>
          <table:table-cell table:formula="of:=[$Attacker.$R$36]" office:value-type="float" office:value="153.75">
            <text:p>153,75</text:p>
          </table:table-cell>
          <table:table-cell/>
          <table:table-cell table:formula="of:=[$Victim.$S$36]" office:value-type="float" office:value="0.968245836551854">
            <text:p>0,9682458366</text:p>
          </table:table-cell>
          <table:table-cell table:formula="of:=[$Attacker.$S$36]" office:value-type="float" office:value="6.73145600891813">
            <text:p>6,7314560089</text:p>
          </table:table-cell>
          <table:table-cell table:number-columns-repeated="4"/>
        </table:table-row>
        <table:table-row table:style-name="ro2">
          <table:table-cell table:formula="of:=[$Victim.$R$37]" office:value-type="float" office:value="0.125">
            <text:p>0,125</text:p>
          </table:table-cell>
          <table:table-cell table:formula="of:=[$Attacker.$R$37]" office:value-type="float" office:value="154.4375">
            <text:p>154,4375</text:p>
          </table:table-cell>
          <table:table-cell/>
          <table:table-cell table:formula="of:=[$Victim.$S$37]" office:value-type="float" office:value="0.484122918275927">
            <text:p>0,4841229183</text:p>
          </table:table-cell>
          <table:table-cell table:formula="of:=[$Attacker.$S$37]" office:value-type="float" office:value="5.70053451441178">
            <text:p>5,7005345144</text:p>
          </table:table-cell>
          <table:table-cell table:number-columns-repeated="4"/>
        </table:table-row>
        <table:table-row table:style-name="ro2">
          <table:table-cell table:formula="of:=[$Victim.$R$38]" office:value-type="float" office:value="0.625">
            <text:p>0,625</text:p>
          </table:table-cell>
          <table:table-cell table:formula="of:=[$Attacker.$R$38]" office:value-type="float" office:value="156.0625">
            <text:p>156,0625</text:p>
          </table:table-cell>
          <table:table-cell/>
          <table:table-cell table:formula="of:=[$Victim.$S$38]" office:value-type="float" office:value="2.42061459137964">
            <text:p>2,4206145914</text:p>
          </table:table-cell>
          <table:table-cell table:formula="of:=[$Attacker.$S$38]" office:value-type="float" office:value="5.91046476598922">
            <text:p>5,910464766</text:p>
          </table:table-cell>
          <table:table-cell table:number-columns-repeated="4"/>
        </table:table-row>
        <table:table-row table:style-name="ro2">
          <table:table-cell table:formula="of:=[$Victim.$R$39]" office:value-type="float" office:value="0.375">
            <text:p>0,375</text:p>
          </table:table-cell>
          <table:table-cell table:formula="of:=[$Attacker.$R$39]" office:value-type="float" office:value="155">
            <text:p>155</text:p>
          </table:table-cell>
          <table:table-cell/>
          <table:table-cell table:formula="of:=[$Victim.$S$39]" office:value-type="float" office:value="1.45236875482778">
            <text:p>1,4523687548</text:p>
          </table:table-cell>
          <table:table-cell table:formula="of:=[$Attacker.$S$39]" office:value-type="float" office:value="6.8829499489681">
            <text:p>6,882949949</text:p>
          </table:table-cell>
          <table:table-cell table:number-columns-repeated="4"/>
        </table:table-row>
        <table:table-row table:style-name="ro2">
          <table:table-cell table:formula="of:=[$Victim.$R$40]" office:value-type="float" office:value="0.375">
            <text:p>0,375</text:p>
          </table:table-cell>
          <table:table-cell table:formula="of:=[$Attacker.$R$40]" office:value-type="float" office:value="155.5">
            <text:p>155,5</text:p>
          </table:table-cell>
          <table:table-cell/>
          <table:table-cell table:formula="of:=[$Victim.$S$40]" office:value-type="float" office:value="1.45236875482778">
            <text:p>1,4523687548</text:p>
          </table:table-cell>
          <table:table-cell table:formula="of:=[$Attacker.$S$40]" office:value-type="float" office:value="5.5">
            <text:p>5,5</text:p>
          </table:table-cell>
          <table:table-cell table:number-columns-repeated="4"/>
        </table:table-row>
        <table:table-row table:style-name="ro2">
          <table:table-cell table:formula="of:=[$Victim.$R$41]" office:value-type="float" office:value="0.375">
            <text:p>0,375</text:p>
          </table:table-cell>
          <table:table-cell table:formula="of:=[$Attacker.$R$41]" office:value-type="float" office:value="155.5">
            <text:p>155,5</text:p>
          </table:table-cell>
          <table:table-cell/>
          <table:table-cell table:formula="of:=[$Victim.$S$41]" office:value-type="float" office:value="1.45236875482778">
            <text:p>1,4523687548</text:p>
          </table:table-cell>
          <table:table-cell table:formula="of:=[$Attacker.$S$41]" office:value-type="float" office:value="5.98957427535547">
            <text:p>5,9895742754</text:p>
          </table:table-cell>
          <table:table-cell table:number-columns-repeated="4"/>
        </table:table-row>
        <table:table-row table:style-name="ro2">
          <table:table-cell table:formula="of:=[$Victim.$R$42]" office:value-type="float" office:value="0.75">
            <text:p>0,75</text:p>
          </table:table-cell>
          <table:table-cell table:formula="of:=[$Attacker.$R$42]" office:value-type="float" office:value="155.8125">
            <text:p>155,8125</text:p>
          </table:table-cell>
          <table:table-cell/>
          <table:table-cell table:formula="of:=[$Victim.$S$42]" office:value-type="float" office:value="2.90473750965556">
            <text:p>2,9047375097</text:p>
          </table:table-cell>
          <table:table-cell table:formula="of:=[$Attacker.$S$42]" office:value-type="float" office:value="6.11574555961904">
            <text:p>6,1157455596</text:p>
          </table:table-cell>
          <table:table-cell table:number-columns-repeated="4"/>
        </table:table-row>
        <table:table-row table:style-name="ro2">
          <table:table-cell table:formula="of:=[$Victim.$R$43]" office:value-type="float" office:value="0.625">
            <text:p>0,625</text:p>
          </table:table-cell>
          <table:table-cell table:formula="of:=[$Attacker.$R$43]" office:value-type="float" office:value="156">
            <text:p>156</text:p>
          </table:table-cell>
          <table:table-cell/>
          <table:table-cell table:formula="of:=[$Victim.$S$43]" office:value-type="float" office:value="2.42061459137964">
            <text:p>2,4206145914</text:p>
          </table:table-cell>
          <table:table-cell table:formula="of:=[$Attacker.$S$43]" office:value-type="float" office:value="5.08674748734395">
            <text:p>5,0867474873</text:p>
          </table:table-cell>
          <table:table-cell table:number-columns-repeated="4"/>
        </table:table-row>
        <table:table-row table:style-name="ro2">
          <table:table-cell table:formula="of:=[$Victim.$R$44]" office:value-type="float" office:value="0.5625">
            <text:p>0,5625</text:p>
          </table:table-cell>
          <table:table-cell table:formula="of:=[$Attacker.$R$44]" office:value-type="float" office:value="156.625">
            <text:p>156,625</text:p>
          </table:table-cell>
          <table:table-cell/>
          <table:table-cell table:formula="of:=[$Victim.$S$44]" office:value-type="float" office:value="2.17855313224167">
            <text:p>2,1785531322</text:p>
          </table:table-cell>
          <table:table-cell table:formula="of:=[$Attacker.$S$44]" office:value-type="float" office:value="5.61109392186586">
            <text:p>5,6110939219</text:p>
          </table:table-cell>
          <table:table-cell table:number-columns-repeated="4"/>
        </table:table-row>
        <table:table-row table:style-name="ro2">
          <table:table-cell table:formula="of:=[$Victim.$R$45]" office:value-type="float" office:value="0.1875">
            <text:p>0,1875</text:p>
          </table:table-cell>
          <table:table-cell table:formula="of:=[$Attacker.$R$45]" office:value-type="float" office:value="155.5625">
            <text:p>155,5625</text:p>
          </table:table-cell>
          <table:table-cell/>
          <table:table-cell table:formula="of:=[$Victim.$S$45]" office:value-type="float" office:value="0.726184377413891">
            <text:p>0,7261843774</text:p>
          </table:table-cell>
          <table:table-cell table:formula="of:=[$Attacker.$S$45]" office:value-type="float" office:value="5.20779163849707">
            <text:p>5,2077916385</text:p>
          </table:table-cell>
          <table:table-cell table:number-columns-repeated="4"/>
        </table:table-row>
        <table:table-row table:style-name="ro2">
          <table:table-cell table:formula="of:=[$Victim.$R$46]" office:value-type="float" office:value="0.1875">
            <text:p>0,1875</text:p>
          </table:table-cell>
          <table:table-cell table:formula="of:=[$Attacker.$R$46]" office:value-type="float" office:value="152.6875">
            <text:p>152,6875</text:p>
          </table:table-cell>
          <table:table-cell/>
          <table:table-cell table:formula="of:=[$Victim.$S$46]" office:value-type="float" office:value="0.726184377413891">
            <text:p>0,7261843774</text:p>
          </table:table-cell>
          <table:table-cell table:formula="of:=[$Attacker.$S$46]" office:value-type="float" office:value="6.30197141773906">
            <text:p>6,3019714177</text:p>
          </table:table-cell>
          <table:table-cell table:number-columns-repeated="4"/>
        </table:table-row>
        <table:table-row table:style-name="ro2">
          <table:table-cell table:formula="of:=[$Victim.$R$47]" office:value-type="float" office:value="0.1875">
            <text:p>0,1875</text:p>
          </table:table-cell>
          <table:table-cell table:formula="of:=[$Attacker.$R$47]" office:value-type="float" office:value="154.8125">
            <text:p>154,8125</text:p>
          </table:table-cell>
          <table:table-cell/>
          <table:table-cell table:formula="of:=[$Victim.$S$47]" office:value-type="float" office:value="0.726184377413891">
            <text:p>0,7261843774</text:p>
          </table:table-cell>
          <table:table-cell table:formula="of:=[$Attacker.$S$47]" office:value-type="float" office:value="6.27712862302502">
            <text:p>6,277128623</text:p>
          </table:table-cell>
          <table:table-cell table:number-columns-repeated="4"/>
        </table:table-row>
        <table:table-row table:style-name="ro2">
          <table:table-cell table:formula="of:=[$Victim.$R$48]" office:value-type="float" office:value="0.25">
            <text:p>0,25</text:p>
          </table:table-cell>
          <table:table-cell table:formula="of:=[$Attacker.$R$48]" office:value-type="float" office:value="156.3125">
            <text:p>156,3125</text:p>
          </table:table-cell>
          <table:table-cell/>
          <table:table-cell table:formula="of:=[$Victim.$S$48]" office:value-type="float" office:value="0.968245836551854">
            <text:p>0,9682458366</text:p>
          </table:table-cell>
          <table:table-cell table:formula="of:=[$Attacker.$S$48]" office:value-type="float" office:value="4.76600920582409">
            <text:p>4,7660092058</text:p>
          </table:table-cell>
          <table:table-cell table:number-columns-repeated="4"/>
        </table:table-row>
        <table:table-row table:style-name="ro2">
          <table:table-cell table:formula="of:=[$Victim.$R$49]" office:value-type="float" office:value="0.4375">
            <text:p>0,4375</text:p>
          </table:table-cell>
          <table:table-cell table:formula="of:=[$Attacker.$R$49]" office:value-type="float" office:value="154.9375">
            <text:p>154,9375</text:p>
          </table:table-cell>
          <table:table-cell/>
          <table:table-cell table:formula="of:=[$Victim.$S$49]" office:value-type="float" office:value="1.69443021396574">
            <text:p>1,694430214</text:p>
          </table:table-cell>
          <table:table-cell table:formula="of:=[$Attacker.$S$49]" office:value-type="float" office:value="5.60656702002215">
            <text:p>5,60656702</text:p>
          </table:table-cell>
          <table:table-cell table:number-columns-repeated="4"/>
        </table:table-row>
        <table:table-row table:style-name="ro2">
          <table:table-cell table:formula="of:=[$Victim.$R$50]" office:value-type="float" office:value="0.125">
            <text:p>0,125</text:p>
          </table:table-cell>
          <table:table-cell table:formula="of:=[$Attacker.$R$50]" office:value-type="float" office:value="156.375">
            <text:p>156,375</text:p>
          </table:table-cell>
          <table:table-cell/>
          <table:table-cell table:formula="of:=[$Victim.$S$50]" office:value-type="float" office:value="0.484122918275927">
            <text:p>0,4841229183</text:p>
          </table:table-cell>
          <table:table-cell table:formula="of:=[$Attacker.$S$50]" office:value-type="float" office:value="5.26634360823522">
            <text:p>5,2663436082</text:p>
          </table:table-cell>
          <table:table-cell table:number-columns-repeated="4"/>
        </table:table-row>
        <table:table-row table:style-name="ro2">
          <table:table-cell table:formula="of:=[$Victim.$R$51]" office:value-type="float" office:value="0.3125">
            <text:p>0,3125</text:p>
          </table:table-cell>
          <table:table-cell table:formula="of:=[$Attacker.$R$51]" office:value-type="float" office:value="156.1875">
            <text:p>156,1875</text:p>
          </table:table-cell>
          <table:table-cell/>
          <table:table-cell table:formula="of:=[$Victim.$S$51]" office:value-type="float" office:value="1.21030729568982">
            <text:p>1,2103072957</text:p>
          </table:table-cell>
          <table:table-cell table:formula="of:=[$Attacker.$S$51]" office:value-type="float" office:value="5.42239280668599">
            <text:p>5,4223928067</text:p>
          </table:table-cell>
          <table:table-cell table:number-columns-repeated="4"/>
        </table:table-row>
        <table:table-row table:style-name="ro2">
          <table:table-cell table:formula="of:=[$Victim.$R$52]" office:value-type="float" office:value="0.1875">
            <text:p>0,1875</text:p>
          </table:table-cell>
          <table:table-cell table:formula="of:=[$Attacker.$R$52]" office:value-type="float" office:value="156.375">
            <text:p>156,375</text:p>
          </table:table-cell>
          <table:table-cell/>
          <table:table-cell table:formula="of:=[$Victim.$S$52]" office:value-type="float" office:value="0.726184377413891">
            <text:p>0,7261843774</text:p>
          </table:table-cell>
          <table:table-cell table:formula="of:=[$Attacker.$S$52]" office:value-type="float" office:value="5.26634360823522">
            <text:p>5,2663436082</text:p>
          </table:table-cell>
          <table:table-cell table:number-columns-repeated="4"/>
        </table:table-row>
        <table:table-row table:style-name="ro2">
          <table:table-cell table:formula="of:=[$Victim.$R$53]" office:value-type="float" office:value="0.25">
            <text:p>0,25</text:p>
          </table:table-cell>
          <table:table-cell table:formula="of:=[$Attacker.$R$53]" office:value-type="float" office:value="156.125">
            <text:p>156,125</text:p>
          </table:table-cell>
          <table:table-cell/>
          <table:table-cell table:formula="of:=[$Victim.$S$53]" office:value-type="float" office:value="0.968245836551854">
            <text:p>0,9682458366</text:p>
          </table:table-cell>
          <table:table-cell table:formula="of:=[$Attacker.$S$53]" office:value-type="float" office:value="4.88460592064498">
            <text:p>4,8846059206</text:p>
          </table:table-cell>
          <table:table-cell table:number-columns-repeated="4"/>
        </table:table-row>
        <table:table-row table:style-name="ro2">
          <table:table-cell table:formula="of:=[$Victim.$R$54]" office:value-type="float" office:value="0.375">
            <text:p>0,375</text:p>
          </table:table-cell>
          <table:table-cell table:formula="of:=[$Attacker.$R$54]" office:value-type="float" office:value="156.6875">
            <text:p>156,6875</text:p>
          </table:table-cell>
          <table:table-cell/>
          <table:table-cell table:formula="of:=[$Victim.$S$54]" office:value-type="float" office:value="1.45236875482778">
            <text:p>1,4523687548</text:p>
          </table:table-cell>
          <table:table-cell table:formula="of:=[$Attacker.$S$54]" office:value-type="float" office:value="5.62048429852802">
            <text:p>5,6204842985</text:p>
          </table:table-cell>
          <table:table-cell table:number-columns-repeated="4"/>
        </table:table-row>
        <table:table-row table:style-name="ro2">
          <table:table-cell table:formula="of:=[$Victim.$R$55]" office:value-type="float" office:value="0.25">
            <text:p>0,25</text:p>
          </table:table-cell>
          <table:table-cell table:formula="of:=[$Attacker.$R$55]" office:value-type="float" office:value="157.3125">
            <text:p>157,3125</text:p>
          </table:table-cell>
          <table:table-cell/>
          <table:table-cell table:formula="of:=[$Victim.$S$55]" office:value-type="float" office:value="0.968245836551854">
            <text:p>0,9682458366</text:p>
          </table:table-cell>
          <table:table-cell table:formula="of:=[$Attacker.$S$55]" office:value-type="float" office:value="5.80644846270076">
            <text:p>5,8064484627</text:p>
          </table:table-cell>
          <table:table-cell table:number-columns-repeated="4"/>
        </table:table-row>
        <table:table-row table:style-name="ro2">
          <table:table-cell table:formula="of:=[$Victim.$R$56]" office:value-type="float" office:value="0.1875">
            <text:p>0,1875</text:p>
          </table:table-cell>
          <table:table-cell table:formula="of:=[$Attacker.$R$56]" office:value-type="float" office:value="154.9375">
            <text:p>154,9375</text:p>
          </table:table-cell>
          <table:table-cell/>
          <table:table-cell table:formula="of:=[$Victim.$S$56]" office:value-type="float" office:value="0.726184377413891">
            <text:p>0,7261843774</text:p>
          </table:table-cell>
          <table:table-cell table:formula="of:=[$Attacker.$S$56]" office:value-type="float" office:value="8.1965598728979">
            <text:p>8,1965598729</text:p>
          </table:table-cell>
          <table:table-cell table:number-columns-repeated="4"/>
        </table:table-row>
        <table:table-row table:style-name="ro2">
          <table:table-cell table:formula="of:=[$Victim.$R$57]" office:value-type="float" office:value="0.375">
            <text:p>0,375</text:p>
          </table:table-cell>
          <table:table-cell table:formula="of:=[$Attacker.$R$57]" office:value-type="float" office:value="156.875">
            <text:p>156,875</text:p>
          </table:table-cell>
          <table:table-cell/>
          <table:table-cell table:formula="of:=[$Victim.$S$57]" office:value-type="float" office:value="1.45236875482778">
            <text:p>1,4523687548</text:p>
          </table:table-cell>
          <table:table-cell table:formula="of:=[$Attacker.$S$57]" office:value-type="float" office:value="4.31385848168435">
            <text:p>4,3138584817</text:p>
          </table:table-cell>
          <table:table-cell table:number-columns-repeated="4"/>
        </table:table-row>
        <table:table-row table:style-name="ro2">
          <table:table-cell table:formula="of:=[$Victim.$R$58]" office:value-type="float" office:value="0.3125">
            <text:p>0,3125</text:p>
          </table:table-cell>
          <table:table-cell table:formula="of:=[$Attacker.$R$58]" office:value-type="float" office:value="156">
            <text:p>156</text:p>
          </table:table-cell>
          <table:table-cell/>
          <table:table-cell table:formula="of:=[$Victim.$S$58]" office:value-type="float" office:value="1.21030729568982">
            <text:p>1,2103072957</text:p>
          </table:table-cell>
          <table:table-cell table:formula="of:=[$Attacker.$S$58]" office:value-type="float" office:value="5.09901951359278">
            <text:p>5,0990195136</text:p>
          </table:table-cell>
          <table:table-cell table:number-columns-repeated="4"/>
        </table:table-row>
        <table:table-row table:style-name="ro2">
          <table:table-cell table:formula="of:=[$Victim.$R$59]" office:value-type="float" office:value="0.25">
            <text:p>0,25</text:p>
          </table:table-cell>
          <table:table-cell table:formula="of:=[$Attacker.$R$59]" office:value-type="float" office:value="156.1875">
            <text:p>156,1875</text:p>
          </table:table-cell>
          <table:table-cell/>
          <table:table-cell table:formula="of:=[$Victim.$S$59]" office:value-type="float" office:value="0.968245836551854">
            <text:p>0,9682458366</text:p>
          </table:table-cell>
          <table:table-cell table:formula="of:=[$Attacker.$S$59]" office:value-type="float" office:value="4.46120429368573">
            <text:p>4,4612042937</text:p>
          </table:table-cell>
          <table:table-cell table:number-columns-repeated="4"/>
        </table:table-row>
        <table:table-row table:style-name="ro2">
          <table:table-cell table:formula="of:=[$Victim.$R$60]" office:value-type="float" office:value="0.375">
            <text:p>0,375</text:p>
          </table:table-cell>
          <table:table-cell table:formula="of:=[$Attacker.$R$60]" office:value-type="float" office:value="156.625">
            <text:p>156,625</text:p>
          </table:table-cell>
          <table:table-cell/>
          <table:table-cell table:formula="of:=[$Victim.$S$60]" office:value-type="float" office:value="1.45236875482778">
            <text:p>1,4523687548</text:p>
          </table:table-cell>
          <table:table-cell table:formula="of:=[$Attacker.$S$60]" office:value-type="float" office:value="6.10199762372946">
            <text:p>6,1019976237</text:p>
          </table:table-cell>
          <table:table-cell table:number-columns-repeated="4"/>
        </table:table-row>
        <table:table-row table:style-name="ro2">
          <table:table-cell table:formula="of:=[$Victim.$R$61]" office:value-type="float" office:value="0.0625">
            <text:p>0,0625</text:p>
          </table:table-cell>
          <table:table-cell table:formula="of:=[$Attacker.$R$61]" office:value-type="float" office:value="157.5625">
            <text:p>157,5625</text:p>
          </table:table-cell>
          <table:table-cell/>
          <table:table-cell table:formula="of:=[$Victim.$S$61]" office:value-type="float" office:value="0.242061459137964">
            <text:p>0,2420614591</text:p>
          </table:table-cell>
          <table:table-cell table:formula="of:=[$Attacker.$S$61]" office:value-type="float" office:value="3.80737360262951">
            <text:p>3,8073736026</text:p>
          </table:table-cell>
          <table:table-cell table:number-columns-repeated="4"/>
        </table:table-row>
        <table:table-row table:style-name="ro2">
          <table:table-cell table:formula="of:=[$Victim.$R$62]" office:value-type="float" office:value="0.0625">
            <text:p>0,0625</text:p>
          </table:table-cell>
          <table:table-cell table:formula="of:=[$Attacker.$R$62]" office:value-type="float" office:value="155.8125">
            <text:p>155,8125</text:p>
          </table:table-cell>
          <table:table-cell/>
          <table:table-cell table:formula="of:=[$Victim.$S$62]" office:value-type="float" office:value="0.242061459137964">
            <text:p>0,2420614591</text:p>
          </table:table-cell>
          <table:table-cell table:formula="of:=[$Attacker.$S$62]" office:value-type="float" office:value="5.99185645271981">
            <text:p>5,9918564527</text:p>
          </table:table-cell>
          <table:table-cell table:number-columns-repeated="4"/>
        </table:table-row>
        <table:table-row table:style-name="ro2">
          <table:table-cell table:formula="of:=[$Victim.$R$63]" office:value-type="float" office:value="0">
            <text:p>0</text:p>
          </table:table-cell>
          <table:table-cell table:formula="of:=[$Attacker.$R$63]" office:value-type="float" office:value="157.125">
            <text:p>157,125</text:p>
          </table:table-cell>
          <table:table-cell/>
          <table:table-cell table:formula="of:=[$Victim.$S$63]" office:value-type="float" office:value="0">
            <text:p>0</text:p>
          </table:table-cell>
          <table:table-cell table:formula="of:=[$Attacker.$S$63]" office:value-type="float" office:value="3.53332350627564">
            <text:p>3,5333235063</text:p>
          </table:table-cell>
          <table:table-cell table:number-columns-repeated="4"/>
        </table:table-row>
        <table:table-row table:style-name="ro2">
          <table:table-cell table:formula="of:=[$Victim.$R$64]" office:value-type="float" office:value="0">
            <text:p>0</text:p>
          </table:table-cell>
          <table:table-cell table:formula="of:=[$Attacker.$R$64]" office:value-type="float" office:value="155.5">
            <text:p>155,5</text:p>
          </table:table-cell>
          <table:table-cell/>
          <table:table-cell table:formula="of:=[$Victim.$S$64]" office:value-type="float" office:value="0">
            <text:p>0</text:p>
          </table:table-cell>
          <table:table-cell table:formula="of:=[$Attacker.$S$64]" office:value-type="float" office:value="3.58817502360183">
            <text:p>3,5881750236</text:p>
          </table:table-cell>
          <table:table-cell table:number-columns-repeated="4"/>
        </table:table-row>
        <table:table-row table:style-name="ro2">
          <table:table-cell table:formula="of:=[$Victim.$R$65]" office:value-type="float" office:value="0">
            <text:p>0</text:p>
          </table:table-cell>
          <table:table-cell table:formula="of:=[$Attacker.$R$65]" office:value-type="float" office:value="155.8125">
            <text:p>155,8125</text:p>
          </table:table-cell>
          <table:table-cell/>
          <table:table-cell table:formula="of:=[$Victim.$S$65]" office:value-type="float" office:value="0">
            <text:p>0</text:p>
          </table:table-cell>
          <table:table-cell table:formula="of:=[$Attacker.$S$65]" office:value-type="float" office:value="5.61492152661104">
            <text:p>5,6149215266</text:p>
          </table:table-cell>
          <table:table-cell table:number-columns-repeated="4"/>
        </table:table-row>
        <table:table-row table:style-name="ro2">
          <table:table-cell table:formula="of:=[$Victim.$R$66]" office:value-type="float" office:value="0">
            <text:p>0</text:p>
          </table:table-cell>
          <table:table-cell table:formula="of:=[$Attacker.$R$66]" office:value-type="float" office:value="155.6875">
            <text:p>155,6875</text:p>
          </table:table-cell>
          <table:table-cell/>
          <table:table-cell table:formula="of:=[$Victim.$S$66]" office:value-type="float" office:value="0">
            <text:p>0</text:p>
          </table:table-cell>
          <table:table-cell table:formula="of:=[$Attacker.$S$66]" office:value-type="float" office:value="5.29998525941346">
            <text:p>5,2999852594</text:p>
          </table:table-cell>
          <table:table-cell table:number-columns-repeated="4"/>
        </table:table-row>
        <table:table-row table:style-name="ro2">
          <table:table-cell table:formula="of:=[$Victim.$R$67]" office:value-type="float" office:value="0">
            <text:p>0</text:p>
          </table:table-cell>
          <table:table-cell table:formula="of:=[$Attacker.$R$67]" office:value-type="float" office:value="155.5625">
            <text:p>155,5625</text:p>
          </table:table-cell>
          <table:table-cell/>
          <table:table-cell table:formula="of:=[$Victim.$S$67]" office:value-type="float" office:value="0">
            <text:p>0</text:p>
          </table:table-cell>
          <table:table-cell table:formula="of:=[$Attacker.$S$67]" office:value-type="float" office:value="5.44252641243017">
            <text:p>5,4425264124</text:p>
          </table:table-cell>
          <table:table-cell table:number-columns-repeated="4"/>
        </table:table-row>
        <table:table-row table:style-name="ro2">
          <table:table-cell table:formula="of:=[$Victim.$R$68]" office:value-type="float" office:value="0">
            <text:p>0</text:p>
          </table:table-cell>
          <table:table-cell table:formula="of:=[$Attacker.$R$68]" office:value-type="float" office:value="156.5">
            <text:p>156,5</text:p>
          </table:table-cell>
          <table:table-cell/>
          <table:table-cell table:formula="of:=[$Victim.$S$68]" office:value-type="float" office:value="0">
            <text:p>0</text:p>
          </table:table-cell>
          <table:table-cell table:formula="of:=[$Attacker.$S$68]" office:value-type="float" office:value="4.74341649025257">
            <text:p>4,7434164903</text:p>
          </table:table-cell>
          <table:table-cell table:number-columns-repeated="4"/>
        </table:table-row>
        <table:table-row table:style-name="ro2">
          <table:table-cell table:formula="of:=[$Victim.$R$69]" office:value-type="float" office:value="0">
            <text:p>0</text:p>
          </table:table-cell>
          <table:table-cell table:formula="of:=[$Attacker.$R$69]" office:value-type="float" office:value="156.4375">
            <text:p>156,4375</text:p>
          </table:table-cell>
          <table:table-cell/>
          <table:table-cell table:formula="of:=[$Victim.$S$69]" office:value-type="float" office:value="0">
            <text:p>0</text:p>
          </table:table-cell>
          <table:table-cell table:formula="of:=[$Attacker.$S$69]" office:value-type="float" office:value="5.40796576819787">
            <text:p>5,4079657682</text:p>
          </table:table-cell>
          <table:table-cell table:number-columns-repeated="4"/>
        </table:table-row>
        <table:table-row table:style-name="ro2">
          <table:table-cell table:formula="of:=[$Victim.$R$70]" office:value-type="float" office:value="0">
            <text:p>0</text:p>
          </table:table-cell>
          <table:table-cell table:formula="of:=[$Attacker.$R$70]" office:value-type="float" office:value="157.0625">
            <text:p>157,0625</text:p>
          </table:table-cell>
          <table:table-cell/>
          <table:table-cell table:formula="of:=[$Victim.$S$70]" office:value-type="float" office:value="0">
            <text:p>0</text:p>
          </table:table-cell>
          <table:table-cell table:formula="of:=[$Attacker.$S$70]" office:value-type="float" office:value="5.06789835632089">
            <text:p>5,0678983563</text:p>
          </table:table-cell>
          <table:table-cell table:number-columns-repeated="4"/>
        </table:table-row>
        <table:table-row table:style-name="ro2">
          <table:table-cell table:formula="of:=[$Victim.$R$71]" office:value-type="float" office:value="0">
            <text:p>0</text:p>
          </table:table-cell>
          <table:table-cell table:formula="of:=[$Attacker.$R$71]" office:value-type="float" office:value="156.1875">
            <text:p>156,1875</text:p>
          </table:table-cell>
          <table:table-cell/>
          <table:table-cell table:formula="of:=[$Victim.$S$71]" office:value-type="float" office:value="0">
            <text:p>0</text:p>
          </table:table-cell>
          <table:table-cell table:formula="of:=[$Attacker.$S$71]" office:value-type="float" office:value="4.0499807098306">
            <text:p>4,0499807098</text:p>
          </table:table-cell>
          <table:table-cell table:number-columns-repeated="4"/>
        </table:table-row>
        <table:table-row table:style-name="ro2">
          <table:table-cell table:formula="of:=[$Victim.$R$72]" office:value-type="float" office:value="0">
            <text:p>0</text:p>
          </table:table-cell>
          <table:table-cell table:formula="of:=[$Attacker.$R$72]" office:value-type="float" office:value="154.3125">
            <text:p>154,3125</text:p>
          </table:table-cell>
          <table:table-cell/>
          <table:table-cell table:formula="of:=[$Victim.$S$72]" office:value-type="float" office:value="0">
            <text:p>0</text:p>
          </table:table-cell>
          <table:table-cell table:formula="of:=[$Attacker.$S$72]" office:value-type="float" office:value="5.92366809924391">
            <text:p>5,9236680992</text:p>
          </table:table-cell>
          <table:table-cell table:number-columns-repeated="4"/>
        </table:table-row>
        <table:table-row table:style-name="ro2">
          <table:table-cell table:formula="of:=[$Victim.$R$73]" office:value-type="float" office:value="0">
            <text:p>0</text:p>
          </table:table-cell>
          <table:table-cell table:formula="of:=[$Attacker.$R$73]" office:value-type="float" office:value="155.9375">
            <text:p>155,9375</text:p>
          </table:table-cell>
          <table:table-cell/>
          <table:table-cell table:formula="of:=[$Victim.$S$73]" office:value-type="float" office:value="0">
            <text:p>0</text:p>
          </table:table-cell>
          <table:table-cell table:formula="of:=[$Attacker.$S$73]" office:value-type="float" office:value="4.37990796136175">
            <text:p>4,3799079614</text:p>
          </table:table-cell>
          <table:table-cell table:number-columns-repeated="4"/>
        </table:table-row>
        <table:table-row table:style-name="ro2">
          <table:table-cell table:formula="of:=[$Victim.$R$74]" office:value-type="float" office:value="0">
            <text:p>0</text:p>
          </table:table-cell>
          <table:table-cell table:formula="of:=[$Attacker.$R$74]" office:value-type="float" office:value="154.9375">
            <text:p>154,9375</text:p>
          </table:table-cell>
          <table:table-cell/>
          <table:table-cell table:formula="of:=[$Victim.$S$74]" office:value-type="float" office:value="0">
            <text:p>0</text:p>
          </table:table-cell>
          <table:table-cell table:formula="of:=[$Attacker.$S$74]" office:value-type="float" office:value="5.0431729843423">
            <text:p>5,0431729843</text:p>
          </table:table-cell>
          <table:table-cell table:number-columns-repeated="4"/>
        </table:table-row>
        <table:table-row table:style-name="ro2">
          <table:table-cell table:formula="of:=[$Victim.$R$75]" office:value-type="float" office:value="0">
            <text:p>0</text:p>
          </table:table-cell>
          <table:table-cell table:formula="of:=[$Attacker.$R$75]" office:value-type="float" office:value="154.9375">
            <text:p>154,9375</text:p>
          </table:table-cell>
          <table:table-cell/>
          <table:table-cell table:formula="of:=[$Victim.$S$75]" office:value-type="float" office:value="0">
            <text:p>0</text:p>
          </table:table-cell>
          <table:table-cell table:formula="of:=[$Attacker.$S$75]" office:value-type="float" office:value="4.64312327533956">
            <text:p>4,6431232753</text:p>
          </table:table-cell>
          <table:table-cell table:number-columns-repeated="4"/>
        </table:table-row>
        <table:table-row table:style-name="ro2">
          <table:table-cell table:formula="of:=[$Victim.$R$76]" office:value-type="float" office:value="0">
            <text:p>0</text:p>
          </table:table-cell>
          <table:table-cell table:formula="of:=[$Attacker.$R$76]" office:value-type="float" office:value="155.625">
            <text:p>155,625</text:p>
          </table:table-cell>
          <table:table-cell/>
          <table:table-cell table:formula="of:=[$Victim.$S$76]" office:value-type="float" office:value="0">
            <text:p>0</text:p>
          </table:table-cell>
          <table:table-cell table:formula="of:=[$Attacker.$S$76]" office:value-type="float" office:value="5.18260311040697">
            <text:p>5,1826031104</text:p>
          </table:table-cell>
          <table:table-cell table:number-columns-repeated="4"/>
        </table:table-row>
        <table:table-row table:style-name="ro2">
          <table:table-cell table:formula="of:=[$Victim.$R$77]" office:value-type="float" office:value="0">
            <text:p>0</text:p>
          </table:table-cell>
          <table:table-cell table:formula="of:=[$Attacker.$R$77]" office:value-type="float" office:value="125.625">
            <text:p>125,625</text:p>
          </table:table-cell>
          <table:table-cell/>
          <table:table-cell table:formula="of:=[$Victim.$S$77]" office:value-type="float" office:value="0">
            <text:p>0</text:p>
          </table:table-cell>
          <table:table-cell table:formula="of:=[$Attacker.$S$77]" office:value-type="float" office:value="44.6890296940983">
            <text:p>44,6890296941</text:p>
          </table:table-cell>
          <table:table-cell table:number-columns-repeated="4"/>
        </table:table-row>
        <table:table-row table:style-name="ro2">
          <table:table-cell table:formula="of:=[$Victim.$R$78]" office:value-type="float" office:value="0">
            <text:p>0</text:p>
          </table:table-cell>
          <table:table-cell table:formula="of:=[$Attacker.$R$78]" office:value-type="float" office:value="83.5625">
            <text:p>83,5625</text:p>
          </table:table-cell>
          <table:table-cell/>
          <table:table-cell table:formula="of:=[$Victim.$S$78]" office:value-type="float" office:value="0">
            <text:p>0</text:p>
          </table:table-cell>
          <table:table-cell table:formula="of:=[$Attacker.$S$78]" office:value-type="float" office:value="69.8668096720467">
            <text:p>69,866809672</text:p>
          </table:table-cell>
          <table:table-cell table:number-columns-repeated="4"/>
        </table:table-row>
        <table:table-row table:style-name="ro2">
          <table:table-cell table:formula="of:=[$Victim.$R$79]" office:value-type="float" office:value="0">
            <text:p>0</text:p>
          </table:table-cell>
          <table:table-cell table:formula="of:=[$Attacker.$R$79]" office:value-type="float" office:value="67.3125">
            <text:p>67,3125</text:p>
          </table:table-cell>
          <table:table-cell/>
          <table:table-cell table:formula="of:=[$Victim.$S$79]" office:value-type="float" office:value="0">
            <text:p>0</text:p>
          </table:table-cell>
          <table:table-cell table:formula="of:=[$Attacker.$S$79]" office:value-type="float" office:value="76.3468391208831">
            <text:p>76,3468391209</text:p>
          </table:table-cell>
          <table:table-cell table:number-columns-repeated="4"/>
        </table:table-row>
        <table:table-row table:style-name="ro2">
          <table:table-cell table:formula="of:=[$Victim.$R$80]" office:value-type="float" office:value="0">
            <text:p>0</text:p>
          </table:table-cell>
          <table:table-cell table:formula="of:=[$Attacker.$R$80]" office:value-type="float" office:value="65.1875">
            <text:p>65,1875</text:p>
          </table:table-cell>
          <table:table-cell/>
          <table:table-cell table:formula="of:=[$Victim.$S$80]" office:value-type="float" office:value="0">
            <text:p>0</text:p>
          </table:table-cell>
          <table:table-cell table:formula="of:=[$Attacker.$S$80]" office:value-type="float" office:value="74.0837522250999">
            <text:p>74,0837522251</text:p>
          </table:table-cell>
          <table:table-cell table:number-columns-repeated="4"/>
        </table:table-row>
        <table:table-row table:style-name="ro2">
          <table:table-cell table:formula="of:=[$Victim.$R$81]" office:value-type="float" office:value="0">
            <text:p>0</text:p>
          </table:table-cell>
          <table:table-cell table:formula="of:=[$Attacker.$R$81]" office:value-type="float" office:value="50.3125">
            <text:p>50,3125</text:p>
          </table:table-cell>
          <table:table-cell/>
          <table:table-cell table:formula="of:=[$Victim.$S$81]" office:value-type="float" office:value="0">
            <text:p>0</text:p>
          </table:table-cell>
          <table:table-cell table:formula="of:=[$Attacker.$S$81]" office:value-type="float" office:value="69.8925235182562">
            <text:p>69,8925235183</text:p>
          </table:table-cell>
          <table:table-cell table:number-columns-repeated="4"/>
        </table:table-row>
        <table:table-row table:style-name="ro2">
          <table:table-cell table:formula="of:=[$Victim.$R$82]" office:value-type="float" office:value="0">
            <text:p>0</text:p>
          </table:table-cell>
          <table:table-cell table:formula="of:=[$Attacker.$R$82]" office:value-type="float" office:value="11.9375">
            <text:p>11,9375</text:p>
          </table:table-cell>
          <table:table-cell/>
          <table:table-cell table:formula="of:=[$Victim.$S$82]" office:value-type="float" office:value="0">
            <text:p>0</text:p>
          </table:table-cell>
          <table:table-cell table:formula="of:=[$Attacker.$S$82]" office:value-type="float" office:value="32.4989783493266">
            <text:p>32,4989783493</text:p>
          </table:table-cell>
          <table:table-cell table:number-columns-repeated="4"/>
        </table:table-row>
        <table:table-row table:style-name="ro2">
          <table:table-cell table:formula="of:=[$Victim.$R$83]" office:value-type="float" office:value="0">
            <text:p>0</text:p>
          </table:table-cell>
          <table:table-cell table:formula="of:=[$Attacker.$R$83]" office:value-type="float" office:value="0">
            <text:p>0</text:p>
          </table:table-cell>
          <table:table-cell/>
          <table:table-cell table:formula="of:=[$Victim.$S$83]" office:value-type="float" office:value="0">
            <text:p>0</text:p>
          </table:table-cell>
          <table:table-cell table:formula="of:=[$Attacker.$S$83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formula="of:=[$Victim.$R$84]" office:value-type="float" office:value="0">
            <text:p>0</text:p>
          </table:table-cell>
          <table:table-cell table:formula="of:=[$Attacker.$R$84]" office:value-type="float" office:value="0">
            <text:p>0</text:p>
          </table:table-cell>
          <table:table-cell/>
          <table:table-cell table:formula="of:=[$Victim.$S$84]" office:value-type="float" office:value="0">
            <text:p>0</text:p>
          </table:table-cell>
          <table:table-cell table:formula="of:=[$Attacker.$S$84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formula="of:=[$Victim.$R$85]" office:value-type="float" office:value="0">
            <text:p>0</text:p>
          </table:table-cell>
          <table:table-cell table:formula="of:=[$Attacker.$R$85]" office:value-type="float" office:value="0">
            <text:p>0</text:p>
          </table:table-cell>
          <table:table-cell/>
          <table:table-cell table:formula="of:=[$Victim.$S$85]" office:value-type="float" office:value="0">
            <text:p>0</text:p>
          </table:table-cell>
          <table:table-cell table:formula="of:=[$Attacker.$S$85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formula="of:=[$Victim.$R$86]" office:value-type="float" office:value="0.125">
            <text:p>0,125</text:p>
          </table:table-cell>
          <table:table-cell table:formula="of:=[$Attacker.$R$86]" office:value-type="float" office:value="0.1875">
            <text:p>0,1875</text:p>
          </table:table-cell>
          <table:table-cell/>
          <table:table-cell table:formula="of:=[$Victim.$S$86]" office:value-type="float" office:value="0.484122918275927">
            <text:p>0,4841229183</text:p>
          </table:table-cell>
          <table:table-cell table:formula="of:=[$Attacker.$S$86]" office:value-type="float" office:value="0.726184377413891">
            <text:p>0,7261843774</text:p>
          </table:table-cell>
          <table:table-cell table:number-columns-repeated="4"/>
        </table:table-row>
        <table:table-row table:style-name="ro2">
          <table:table-cell table:formula="of:=[$Victim.$R$87]" office:value-type="float" office:value="0.666666666666667">
            <text:p>0,6666666667</text:p>
          </table:table-cell>
          <table:table-cell table:formula="of:=[$Attacker.$R$87]" office:value-type="float" office:value="0.5">
            <text:p>0,5</text:p>
          </table:table-cell>
          <table:table-cell/>
          <table:table-cell table:formula="of:=[$Victim.$S$87]" office:value-type="float" office:value="0.927024810886958">
            <text:p>0,9270248109</text:p>
          </table:table-cell>
          <table:table-cell table:formula="of:=[$Attacker.$S$87]" office:value-type="float" office:value="0.790569415042095">
            <text:p>0,790569415</text:p>
          </table:table-cell>
          <table:table-cell table:number-columns-repeated="4"/>
        </table:table-row>
        <table:table-row table:style-name="ro2">
          <table:table-cell table:formula="of:=[$Victim.$R$88]" office:value-type="float" office:value="0.857142857142857">
            <text:p>0,8571428571</text:p>
          </table:table-cell>
          <table:table-cell table:formula="of:=[$Attacker.$R$88]" office:value-type="float" office:value="1.3125">
            <text:p>1,3125</text:p>
          </table:table-cell>
          <table:table-cell/>
          <table:table-cell table:formula="of:=[$Victim.$S$88]" office:value-type="float" office:value="0.968245836551854">
            <text:p>0,9682458366</text:p>
          </table:table-cell>
          <table:table-cell table:formula="of:=[$Attacker.$S$88]" office:value-type="float" office:value="1.60929914869797">
            <text:p>1,6092991487</text:p>
          </table:table-cell>
          <table:table-cell table:number-columns-repeated="4"/>
        </table:table-row>
        <table:table-row table:style-name="ro2">
          <table:table-cell table:formula="of:=[$Victim.$R$89]" office:value-type="float" office:value="0.4">
            <text:p>0,4</text:p>
          </table:table-cell>
          <table:table-cell table:formula="of:=[$Attacker.$R$89]" office:value-type="float" office:value="1.125">
            <text:p>1,125</text:p>
          </table:table-cell>
          <table:table-cell/>
          <table:table-cell table:formula="of:=[$Victim.$S$89]" office:value-type="float" office:value="0.661437827766148">
            <text:p>0,6614378278</text:p>
          </table:table-cell>
          <table:table-cell table:formula="of:=[$Attacker.$S$89]" office:value-type="float" office:value="1.45236875482778">
            <text:p>1,4523687548</text:p>
          </table:table-cell>
          <table:table-cell table:number-columns-repeated="4"/>
        </table:table-row>
        <table:table-row table:style-name="ro2">
          <table:table-cell table:formula="of:=[$Victim.$R$90]" office:value-type="float" office:value="0.25">
            <text:p>0,25</text:p>
          </table:table-cell>
          <table:table-cell table:formula="of:=[$Attacker.$R$90]" office:value-type="float" office:value="0.6">
            <text:p>0,6</text:p>
          </table:table-cell>
          <table:table-cell/>
          <table:table-cell table:formula="of:=[$Victim.$S$90]" office:value-type="float" office:value="0.484122918275927">
            <text:p>0,4841229183</text:p>
          </table:table-cell>
          <table:table-cell table:formula="of:=[$Attacker.$S$90]" office:value-type="float" office:value="0.496078370824611">
            <text:p>0,4960783708</text:p>
          </table:table-cell>
          <table:table-cell table:number-columns-repeated="4"/>
        </table:table-row>
        <table:table-row table:style-name="ro2">
          <table:table-cell table:formula="of:=[$Victim.$R$91]" office:value-type="float" office:value="0.75">
            <text:p>0,75</text:p>
          </table:table-cell>
          <table:table-cell table:formula="of:=[$Attacker.$R$91]" office:value-type="float" office:value="0.8">
            <text:p>0,8</text:p>
          </table:table-cell>
          <table:table-cell/>
          <table:table-cell table:formula="of:=[$Victim.$S$91]" office:value-type="float" office:value="0.7806247497998">
            <text:p>0,7806247498</text:p>
          </table:table-cell>
          <table:table-cell table:formula="of:=[$Attacker.$S$91]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formula="of:=[$Victim.$R$92]" office:value-type="float" office:value="2">
            <text:p>2</text:p>
          </table:table-cell>
          <table:table-cell table:formula="of:=[$Attacker.$R$92]" office:value-type="float" office:value="1.42857142857143">
            <text:p>1,4285714286</text:p>
          </table:table-cell>
          <table:table-cell/>
          <table:table-cell table:formula="of:=[$Victim.$S$92]" office:value-type="float" office:value="0.992156741649221">
            <text:p>0,9921567416</text:p>
          </table:table-cell>
          <table:table-cell table:formula="of:=[$Attacker.$S$92]" office:value-type="float" office:value="0.992156741649221">
            <text:p>0,9921567416</text:p>
          </table:table-cell>
          <table:table-cell table:number-columns-repeated="4"/>
        </table:table-row>
        <table:table-row table:style-name="ro2">
          <table:table-cell table:formula="of:=[$Victim.$R$93]" office:value-type="float" office:value="2">
            <text:p>2</text:p>
          </table:table-cell>
          <table:table-cell table:formula="of:=[$Attacker.$R$93]" office:value-type="float" office:value="3.14285714285714">
            <text:p>3,1428571429</text:p>
          </table:table-cell>
          <table:table-cell/>
          <table:table-cell table:formula="of:=[$Victim.$S$93]" office:value-type="float" office:value="0.927024810886958">
            <text:p>0,9270248109</text:p>
          </table:table-cell>
          <table:table-cell table:formula="of:=[$Attacker.$S$93]" office:value-type="float" office:value="1.79843682124227">
            <text:p>1,7984368212</text:p>
          </table:table-cell>
          <table:table-cell table:number-columns-repeated="4"/>
        </table:table-row>
        <table:table-row table:style-name="ro2">
          <table:table-cell/>
          <table:table-cell table:formula="of:=[$Attacker.$R$94]" office:value-type="float" office:value="1">
            <text:p>1</text:p>
          </table:table-cell>
          <table:table-cell table:number-columns-repeated="2"/>
          <table:table-cell table:formula="of:=[$Attacker.$S$94]" office:value-type="float" office:value="0.484122918275927">
            <text:p>0,4841229183</text:p>
          </table:table-cell>
          <table:table-cell table:number-columns-repeated="4"/>
        </table:table-row>
        <table:table-row table:style-name="ro2">
          <table:table-cell/>
          <table:table-cell table:formula="of:=[$Attacker.$R$95]" office:value-type="float" office:value="1">
            <text:p>1</text:p>
          </table:table-cell>
          <table:table-cell table:number-columns-repeated="2"/>
          <table:table-cell table:formula="of:=[$Attacker.$S$95]" office:value-type="float" office:value="0.463512405443479">
            <text:p>0,4635124054</text:p>
          </table:table-cell>
          <table:table-cell table:number-columns-repeated="4"/>
        </table:table-row>
        <table:table-row table:style-name="ro2" table:number-rows-repeated="1048480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 style:data-style-name="N2" text:time-value="0000-00-00T08:19:1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3T08:20:41</dc:date>
    <meta:generator>LibreOffice/4.0.4.2$Linux_X86_64 LibreOffice_project/9e9821abd0ffdbc09cd8c52eaa574fa09eb08f2</meta:generator>
    <meta:editing-duration>P0D</meta:editing-duration>
    <meta:editing-cycles>3</meta:editing-cycles>
    <meta:document-statistic meta:table-count="3" meta:cell-count="39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661cm" svg:y="0.466cm" style:legend-expansion="high" chart:style-name="ch2"/>
        <chart:plot-area chart:style-name="ch3" table:cell-range-address="Victim.B1:Victim.Q93" chart:data-source-has-labels="row" svg:x="0.77cm" svg:y="0.855cm" svg:width="9.251cm" svg:height="7.545cm">
          <chartooo:coordinate-region svg:x="1.577cm" svg:y="1.054cm" svg:width="8.305cm" svg:height="6.1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ictim.B2:Victim.B93" chart:label-cell-address="Victim.B1:Victim.B1" chart:class="chart:line">
            <chart:data-point chart:repeated="92"/>
          </chart:series>
          <chart:series chart:style-name="ch7" chart:values-cell-range-address="Victim.C2:Victim.C93" chart:label-cell-address="Victim.C1:Victim.C1" chart:class="chart:line">
            <chart:data-point chart:repeated="92"/>
          </chart:series>
          <chart:series chart:style-name="ch8" chart:values-cell-range-address="Victim.D2:Victim.D93" chart:label-cell-address="Victim.D1:Victim.D1" chart:class="chart:line">
            <chart:data-point chart:repeated="92"/>
          </chart:series>
          <chart:series chart:style-name="ch9" chart:values-cell-range-address="Victim.E2:Victim.E93" chart:label-cell-address="Victim.E1:Victim.E1" chart:class="chart:line">
            <chart:data-point chart:repeated="92"/>
          </chart:series>
          <chart:series chart:style-name="ch10" chart:values-cell-range-address="Victim.F2:Victim.F93" chart:label-cell-address="Victim.F1:Victim.F1" chart:class="chart:line">
            <chart:data-point chart:repeated="92"/>
          </chart:series>
          <chart:series chart:style-name="ch11" chart:values-cell-range-address="Victim.G2:Victim.G93" chart:label-cell-address="Victim.G1:Victim.G1" chart:class="chart:line">
            <chart:data-point chart:repeated="92"/>
          </chart:series>
          <chart:series chart:style-name="ch12" chart:values-cell-range-address="Victim.H2:Victim.H93" chart:label-cell-address="Victim.H1:Victim.H1" chart:class="chart:line">
            <chart:data-point chart:repeated="92"/>
          </chart:series>
          <chart:series chart:style-name="ch13" chart:values-cell-range-address="Victim.I2:Victim.I93" chart:label-cell-address="Victim.I1:Victim.I1" chart:class="chart:line">
            <chart:data-point chart:repeated="92"/>
          </chart:series>
          <chart:series chart:style-name="ch14" chart:values-cell-range-address="Victim.J2:Victim.J93" chart:label-cell-address="Victim.J1:Victim.J1" chart:class="chart:line">
            <chart:data-point chart:repeated="92"/>
          </chart:series>
          <chart:series chart:style-name="ch15" chart:values-cell-range-address="Victim.K2:Victim.K93" chart:label-cell-address="Victim.K1:Victim.K1" chart:class="chart:line">
            <chart:data-point chart:repeated="92"/>
          </chart:series>
          <chart:series chart:style-name="ch16" chart:values-cell-range-address="Victim.L2:Victim.L93" chart:label-cell-address="Victim.L1:Victim.L1" chart:class="chart:line">
            <chart:data-point chart:repeated="92"/>
          </chart:series>
          <chart:series chart:style-name="ch17" chart:values-cell-range-address="Victim.M2:Victim.M93" chart:label-cell-address="Victim.M1:Victim.M1" chart:class="chart:line">
            <chart:data-point chart:repeated="92"/>
          </chart:series>
          <chart:series chart:style-name="ch18" chart:values-cell-range-address="Victim.N2:Victim.N93" chart:label-cell-address="Victim.N1:Victim.N1" chart:class="chart:line">
            <chart:data-point chart:repeated="92"/>
          </chart:series>
          <chart:series chart:style-name="ch19" chart:values-cell-range-address="Victim.O2:Victim.O93" chart:label-cell-address="Victim.O1:Victim.O1" chart:class="chart:line">
            <chart:data-point chart:repeated="92"/>
          </chart:series>
          <chart:series chart:style-name="ch20" chart:values-cell-range-address="Victim.P2:Victim.P93" chart:label-cell-address="Victim.P1:Victim.P1" chart:class="chart:line">
            <chart:data-point chart:repeated="92"/>
          </chart:series>
          <chart:series chart:style-name="ch9" chart:values-cell-range-address="Victim.Q2:Victim.Q93" chart:label-cell-address="Victim.Q1:Victim.Q1" chart:class="chart:line">
            <chart:data-point chart:repeated="92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-140324-163326-1.txt</text:p>
                <draw:g>
                  <svg:desc>Victim.B1:Victim.B1</svg:desc>
                </draw:g>
              </table:table-cell>
              <table:table-cell office:value-type="string">
                <text:p>stat-140324-163728-2.txt</text:p>
                <draw:g>
                  <svg:desc>Victim.C1:Victim.C1</svg:desc>
                </draw:g>
              </table:table-cell>
              <table:table-cell office:value-type="string">
                <text:p>stat-140324-164657-3.txt</text:p>
                <draw:g>
                  <svg:desc>Victim.D1:Victim.D1</svg:desc>
                </draw:g>
              </table:table-cell>
              <table:table-cell office:value-type="string">
                <text:p>stat-140324-165247-4.txt</text:p>
                <draw:g>
                  <svg:desc>Victim.E1:Victim.E1</svg:desc>
                </draw:g>
              </table:table-cell>
              <table:table-cell office:value-type="string">
                <text:p>stat-140324-165543-5.txt</text:p>
                <draw:g>
                  <svg:desc>Victim.F1:Victim.F1</svg:desc>
                </draw:g>
              </table:table-cell>
              <table:table-cell office:value-type="string">
                <text:p>stat-140324-165823-6.txt</text:p>
                <draw:g>
                  <svg:desc>Victim.G1:Victim.G1</svg:desc>
                </draw:g>
              </table:table-cell>
              <table:table-cell office:value-type="string">
                <text:p>stat-140324-170114-7.txt</text:p>
                <draw:g>
                  <svg:desc>Victim.H1:Victim.H1</svg:desc>
                </draw:g>
              </table:table-cell>
              <table:table-cell office:value-type="string">
                <text:p>stat-140324-170650-8.txt</text:p>
                <draw:g>
                  <svg:desc>Victim.I1:Victim.I1</svg:desc>
                </draw:g>
              </table:table-cell>
              <table:table-cell office:value-type="string">
                <text:p>stat-140324-171214-9.txt</text:p>
                <draw:g>
                  <svg:desc>Victim.J1:Victim.J1</svg:desc>
                </draw:g>
              </table:table-cell>
              <table:table-cell office:value-type="string">
                <text:p>stat-140324-171452-10.txt</text:p>
                <draw:g>
                  <svg:desc>Victim.K1:Victim.K1</svg:desc>
                </draw:g>
              </table:table-cell>
              <table:table-cell office:value-type="string">
                <text:p>stat-140324-171739-11.txt</text:p>
                <draw:g>
                  <svg:desc>Victim.L1:Victim.L1</svg:desc>
                </draw:g>
              </table:table-cell>
              <table:table-cell office:value-type="string">
                <text:p>stat-140324-172024-12.txt</text:p>
                <draw:g>
                  <svg:desc>Victim.M1:Victim.M1</svg:desc>
                </draw:g>
              </table:table-cell>
              <table:table-cell office:value-type="string">
                <text:p>stat-140324-200217-13.txt</text:p>
                <draw:g>
                  <svg:desc>Victim.N1:Victim.N1</svg:desc>
                </draw:g>
              </table:table-cell>
              <table:table-cell office:value-type="string">
                <text:p>stat-140326-125127-14.txt</text:p>
                <draw:g>
                  <svg:desc>Victim.O1:Victim.O1</svg:desc>
                </draw:g>
              </table:table-cell>
              <table:table-cell office:value-type="string">
                <text:p>stat-140326-125429-15.txt</text:p>
                <draw:g>
                  <svg:desc>Victim.P1:Victim.P1</svg:desc>
                </draw:g>
              </table:table-cell>
              <table:table-cell office:value-type="string">
                <text:p>stat-140326-125726-16.txt</text:p>
                <draw:g>
                  <svg:desc>Victim.Q1:Victim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Victim.B2:Victim.B93</svg:desc>
                </draw:g>
              </table:table-cell>
              <table:table-cell office:value-type="float" office:value="1">
                <text:p>1</text:p>
                <draw:g>
                  <svg:desc>Victim.C2:Victim.C93</svg:desc>
                </draw:g>
              </table:table-cell>
              <table:table-cell office:value-type="float" office:value="1">
                <text:p>1</text:p>
                <draw:g>
                  <svg:desc>Victim.D2:Victim.D93</svg:desc>
                </draw:g>
              </table:table-cell>
              <table:table-cell office:value-type="float" office:value="1">
                <text:p>1</text:p>
                <draw:g>
                  <svg:desc>Victim.E2:Victim.E93</svg:desc>
                </draw:g>
              </table:table-cell>
              <table:table-cell office:value-type="float" office:value="2">
                <text:p>2</text:p>
                <draw:g>
                  <svg:desc>Victim.F2:Victim.F93</svg:desc>
                </draw:g>
              </table:table-cell>
              <table:table-cell office:value-type="float" office:value="1">
                <text:p>1</text:p>
                <draw:g>
                  <svg:desc>Victim.G2:Victim.G93</svg:desc>
                </draw:g>
              </table:table-cell>
              <table:table-cell office:value-type="float" office:value="2">
                <text:p>2</text:p>
                <draw:g>
                  <svg:desc>Victim.H2:Victim.H93</svg:desc>
                </draw:g>
              </table:table-cell>
              <table:table-cell office:value-type="float" office:value="1">
                <text:p>1</text:p>
                <draw:g>
                  <svg:desc>Victim.I2:Victim.I93</svg:desc>
                </draw:g>
              </table:table-cell>
              <table:table-cell office:value-type="float" office:value="1">
                <text:p>1</text:p>
                <draw:g>
                  <svg:desc>Victim.J2:Victim.J93</svg:desc>
                </draw:g>
              </table:table-cell>
              <table:table-cell office:value-type="float" office:value="1">
                <text:p>1</text:p>
                <draw:g>
                  <svg:desc>Victim.K2:Victim.K93</svg:desc>
                </draw:g>
              </table:table-cell>
              <table:table-cell office:value-type="float" office:value="1">
                <text:p>1</text:p>
                <draw:g>
                  <svg:desc>Victim.L2:Victim.L93</svg:desc>
                </draw:g>
              </table:table-cell>
              <table:table-cell office:value-type="float" office:value="1">
                <text:p>1</text:p>
                <draw:g>
                  <svg:desc>Victim.M2:Victim.M93</svg:desc>
                </draw:g>
              </table:table-cell>
              <table:table-cell office:value-type="float" office:value="1">
                <text:p>1</text:p>
                <draw:g>
                  <svg:desc>Victim.N2:Victim.N93</svg:desc>
                </draw:g>
              </table:table-cell>
              <table:table-cell office:value-type="float" office:value="4">
                <text:p>4</text:p>
                <draw:g>
                  <svg:desc>Victim.O2:Victim.O93</svg:desc>
                </draw:g>
              </table:table-cell>
              <table:table-cell office:value-type="float" office:value="4">
                <text:p>4</text:p>
                <draw:g>
                  <svg:desc>Victim.P2:Victim.P93</svg:desc>
                </draw:g>
              </table:table-cell>
              <table:table-cell office:value-type="float" office:value="1">
                <text:p>1</text:p>
                <draw:g>
                  <svg:desc>Victim.Q2:Victim.Q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8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232">
                <text:p>23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6">
                <text:p>166</text:p>
              </table:table-cell>
              <table:table-cell office:value-type="float" office:value="236">
                <text:p>236</text:p>
              </table:table-cell>
              <table:table-cell office:value-type="float" office:value="256">
                <text:p>25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68">
                <text:p>268</text:p>
              </table:table-cell>
              <table:table-cell office:value-type="float" office:value="2">
                <text:p>2</text:p>
              </table:table-cell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252">
                <text:p>25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32">
                <text:p>32</text:p>
              </table:table-cell>
              <table:table-cell office:value-type="float" office:value="230">
                <text:p>230</text:p>
              </table:table-cell>
              <table:table-cell office:value-type="float" office:value="36">
                <text:p>3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154">
                <text:p>154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4">
                <text:p>284</text:p>
              </table:table-cell>
              <table:table-cell office:value-type="float" office:value="270">
                <text:p>270</text:p>
              </table:table-cell>
              <table:table-cell office:value-type="float" office:value="262">
                <text:p>262</text:p>
              </table:table-cell>
              <table:table-cell office:value-type="float" office:value="254">
                <text:p>254</text:p>
              </table:table-cell>
              <table:table-cell office:value-type="float" office:value="224">
                <text:p>224</text:p>
              </table:table-cell>
              <table:table-cell office:value-type="float" office:value="58">
                <text:p>58</text:p>
              </table:table-cell>
              <table:table-cell office:value-type="float" office:value="270">
                <text:p>270</text:p>
              </table:table-cell>
              <table:table-cell office:value-type="float" office:value="268">
                <text:p>268</text:p>
              </table:table-cell>
              <table:table-cell office:value-type="float" office:value="280">
                <text:p>280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254">
                <text:p>254</text:p>
              </table:table-cell>
              <table:table-cell office:value-type="float" office:value="264">
                <text:p>264</text:p>
              </table:table-cell>
              <table:table-cell office:value-type="float" office:value="266">
                <text:p>266</text:p>
              </table:table-cell>
              <table:table-cell office:value-type="float" office:value="336">
                <text:p>336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6">
                <text:p>256</text:p>
              </table:table-cell>
              <table:table-cell office:value-type="float" office:value="244">
                <text:p>244</text:p>
              </table:table-cell>
              <table:table-cell office:value-type="float" office:value="264">
                <text:p>264</text:p>
              </table:table-cell>
              <table:table-cell office:value-type="float" office:value="126">
                <text:p>126</text:p>
              </table:table-cell>
              <table:table-cell office:value-type="float" office:value="242">
                <text:p>242</text:p>
              </table:table-cell>
              <table:table-cell office:value-type="float" office:value="26">
                <text:p>26</text:p>
              </table:table-cell>
              <table:table-cell office:value-type="float" office:value="252">
                <text:p>252</text:p>
              </table:table-cell>
              <table:table-cell office:value-type="float" office:value="226">
                <text:p>226</text:p>
              </table:table-cell>
              <table:table-cell office:value-type="float" office:value="244">
                <text:p>244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58">
                <text:p>158</text:p>
              </table:table-cell>
              <table:table-cell office:value-type="float" office:value="252">
                <text:p>252</text:p>
              </table:table-cell>
              <table:table-cell office:value-type="float" office:value="236">
                <text:p>236</text:p>
              </table:table-cell>
              <table:table-cell office:value-type="float" office:value="322">
                <text:p>3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0">
                <text:p>230</text:p>
              </table:table-cell>
              <table:table-cell office:value-type="float" office:value="238">
                <text:p>238</text:p>
              </table:table-cell>
              <table:table-cell office:value-type="float" office:value="134">
                <text:p>134</text:p>
              </table:table-cell>
              <table:table-cell office:value-type="float" office:value="16">
                <text:p>16</text:p>
              </table:table-cell>
              <table:table-cell office:value-type="float" office:value="238">
                <text:p>238</text:p>
              </table:table-cell>
              <table:table-cell office:value-type="float" office:value="8">
                <text:p>8</text:p>
              </table:table-cell>
              <table:table-cell office:value-type="float" office:value="258">
                <text:p>258</text:p>
              </table:table-cell>
              <table:table-cell office:value-type="float" office:value="106">
                <text:p>106</text:p>
              </table:table-cell>
              <table:table-cell office:value-type="float" office:value="180">
                <text:p>18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252">
                <text:p>252</text:p>
              </table:table-cell>
              <table:table-cell office:value-type="float" office:value="284">
                <text:p>284</text:p>
              </table:table-cell>
              <table:table-cell office:value-type="float" office:value="308">
                <text:p>30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">
                <text:p>200</text:p>
              </table:table-cell>
              <table:table-cell office:value-type="float" office:value="128">
                <text:p>128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46">
                <text:p>246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84">
                <text:p>184</text:p>
              </table:table-cell>
              <table:table-cell office:value-type="float" office:value="288">
                <text:p>288</text:p>
              </table:table-cell>
              <table:table-cell office:value-type="float" office:value="306">
                <text:p>306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294">
                <text:p>29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242">
                <text:p>2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37cm" svg:y="3.952cm" style:legend-expansion="high" chart:style-name="ch2"/>
        <chart:plot-area chart:style-name="ch3" table:cell-range-address="Average.A1:Average.B95" chart:data-source-has-labels="row" svg:x="0.77cm" svg:y="0.855cm" svg:width="10.627cm" svg:height="7.545cm">
          <chartooo:coordinate-region svg:x="1.577cm" svg:y="1.054cm" svg:width="9.68cm" svg:height="6.1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verage.A2:Average.A95" chart:label-cell-address="Average.A1:Average.A1" chart:class="chart:line">
            <chart:data-point chart:repeated="94"/>
          </chart:series>
          <chart:series chart:style-name="ch7" chart:values-cell-range-address="Average.B2:Average.B95" chart:label-cell-address="Average.B1:Average.B1" chart:class="chart:line">
            <chart:data-point chart:repeated="9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Victim</text:p>
                <draw:g>
                  <svg:desc>Average.A1:Average.A1</svg:desc>
                </draw:g>
              </table:table-cell>
              <table:table-cell office:value-type="string">
                <text:p>Average Attacker</text:p>
                <draw:g>
                  <svg:desc>Average.B1:Averag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625">
                <text:p>1.5625</text:p>
                <draw:g>
                  <svg:desc>Average.A2:Average.A95</svg:desc>
                </draw:g>
              </table:table-cell>
              <table:table-cell office:value-type="float" office:value="1.6875">
                <text:p>1.6875</text:p>
                <draw:g>
                  <svg:desc>Average.B2:Average.B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625">
                <text:p>1.5625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625">
                <text:p>0.5625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75">
                <text:p>0.18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125">
                <text:p>2.8125</text:p>
              </table:table-cell>
              <table:table-cell office:value-type="float" office:value="2.9375">
                <text:p>2.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25">
                <text:p>1.125</text:p>
              </table:table-cell>
              <table:table-cell office:value-type="float" office:value="1.4375">
                <text:p>1.4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375">
                <text:p>0.4375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25">
                <text:p>0.6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.9375">
                <text:p>67.9375</text:p>
              </table:table-cell>
              <table:table-cell office:value-type="float" office:value="67.4375">
                <text:p>67.4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.25">
                <text:p>80.25</text:p>
              </table:table-cell>
              <table:table-cell office:value-type="float" office:value="95.875">
                <text:p>95.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.375">
                <text:p>76.375</text:p>
              </table:table-cell>
              <table:table-cell office:value-type="float" office:value="90.375">
                <text:p>90.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.5">
                <text:p>89.5</text:p>
              </table:table-cell>
              <table:table-cell office:value-type="float" office:value="99.25">
                <text:p>99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8.875">
                <text:p>228.875</text:p>
              </table:table-cell>
              <table:table-cell office:value-type="float" office:value="247.625">
                <text:p>247.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9.5">
                <text:p>179.5</text:p>
              </table:table-cell>
              <table:table-cell office:value-type="float" office:value="218.6875">
                <text:p>218.6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5.875">
                <text:p>155.875</text:p>
              </table:table-cell>
              <table:table-cell office:value-type="float" office:value="204.0625">
                <text:p>204.0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.375">
                <text:p>112.375</text:p>
              </table:table-cell>
              <table:table-cell office:value-type="float" office:value="199.875">
                <text:p>199.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">
                <text:p>55</text:p>
              </table:table-cell>
              <table:table-cell office:value-type="float" office:value="179.3125">
                <text:p>179.3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.375">
                <text:p>23.375</text:p>
              </table:table-cell>
              <table:table-cell office:value-type="float" office:value="162.125">
                <text:p>162.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875">
                <text:p>6.875</text:p>
              </table:table-cell>
              <table:table-cell office:value-type="float" office:value="156.4375">
                <text:p>156.4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875">
                <text:p>5.875</text:p>
              </table:table-cell>
              <table:table-cell office:value-type="float" office:value="157.375">
                <text:p>157.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5">
                <text:p>4.5</text:p>
              </table:table-cell>
              <table:table-cell office:value-type="float" office:value="157.4375">
                <text:p>157.4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5">
                <text:p>1.75</text:p>
              </table:table-cell>
              <table:table-cell office:value-type="float" office:value="155.25">
                <text:p>155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54.9375">
                <text:p>154.9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75">
                <text:p>0.375</text:p>
              </table:table-cell>
              <table:table-cell office:value-type="float" office:value="154.875">
                <text:p>154.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75">
                <text:p>0.875</text:p>
              </table:table-cell>
              <table:table-cell office:value-type="float" office:value="154.1875">
                <text:p>154.1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75">
                <text:p>1.75</text:p>
              </table:table-cell>
              <table:table-cell office:value-type="float" office:value="153.375">
                <text:p>153.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75">
                <text:p>0.875</text:p>
              </table:table-cell>
              <table:table-cell office:value-type="float" office:value="155.6875">
                <text:p>155.6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154.5">
                <text:p>154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5">
                <text:p>0.2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56.375">
                <text:p>156.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5">
                <text:p>0.12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">
                <text:p>0.5</text:p>
              </table:table-cell>
              <table:table-cell office:value-type="float" office:value="154.8125">
                <text:p>154.8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">
                <text:p>0.25</text:p>
              </table:table-cell>
              <table:table-cell office:value-type="float" office:value="153.75">
                <text:p>153.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25">
                <text:p>0.125</text:p>
              </table:table-cell>
              <table:table-cell office:value-type="float" office:value="154.4375">
                <text:p>154.4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25">
                <text:p>0.625</text:p>
              </table:table-cell>
              <table:table-cell office:value-type="float" office:value="156.0625">
                <text:p>156.06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5">
                <text:p>0.37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75">
                <text:p>0.375</text:p>
              </table:table-cell>
              <table:table-cell office:value-type="float" office:value="155.5">
                <text:p>155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155.5">
                <text:p>155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5">
                <text:p>0.75</text:p>
              </table:table-cell>
              <table:table-cell office:value-type="float" office:value="155.8125">
                <text:p>155.8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25">
                <text:p>0.62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625">
                <text:p>0.5625</text:p>
              </table:table-cell>
              <table:table-cell office:value-type="float" office:value="156.625">
                <text:p>156.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75">
                <text:p>0.1875</text:p>
              </table:table-cell>
              <table:table-cell office:value-type="float" office:value="155.5625">
                <text:p>155.5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75">
                <text:p>0.1875</text:p>
              </table:table-cell>
              <table:table-cell office:value-type="float" office:value="152.6875">
                <text:p>152.68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875">
                <text:p>0.1875</text:p>
              </table:table-cell>
              <table:table-cell office:value-type="float" office:value="154.8125">
                <text:p>154.8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5">
                <text:p>0.25</text:p>
              </table:table-cell>
              <table:table-cell office:value-type="float" office:value="156.3125">
                <text:p>156.3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375">
                <text:p>0.4375</text:p>
              </table:table-cell>
              <table:table-cell office:value-type="float" office:value="154.9375">
                <text:p>154.9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25">
                <text:p>0.125</text:p>
              </table:table-cell>
              <table:table-cell office:value-type="float" office:value="156.375">
                <text:p>156.3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125">
                <text:p>0.3125</text:p>
              </table:table-cell>
              <table:table-cell office:value-type="float" office:value="156.1875">
                <text:p>156.1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875">
                <text:p>0.1875</text:p>
              </table:table-cell>
              <table:table-cell office:value-type="float" office:value="156.375">
                <text:p>156.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">
                <text:p>0.25</text:p>
              </table:table-cell>
              <table:table-cell office:value-type="float" office:value="156.125">
                <text:p>156.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75">
                <text:p>0.375</text:p>
              </table:table-cell>
              <table:table-cell office:value-type="float" office:value="156.6875">
                <text:p>156.68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5">
                <text:p>0.25</text:p>
              </table:table-cell>
              <table:table-cell office:value-type="float" office:value="157.3125">
                <text:p>157.3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875">
                <text:p>0.1875</text:p>
              </table:table-cell>
              <table:table-cell office:value-type="float" office:value="154.9375">
                <text:p>154.93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75">
                <text:p>0.375</text:p>
              </table:table-cell>
              <table:table-cell office:value-type="float" office:value="156.875">
                <text:p>156.8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125">
                <text:p>0.312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5">
                <text:p>0.25</text:p>
              </table:table-cell>
              <table:table-cell office:value-type="float" office:value="156.1875">
                <text:p>156.18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75">
                <text:p>0.375</text:p>
              </table:table-cell>
              <table:table-cell office:value-type="float" office:value="156.625">
                <text:p>156.6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625">
                <text:p>0.0625</text:p>
              </table:table-cell>
              <table:table-cell office:value-type="float" office:value="157.5625">
                <text:p>157.5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25">
                <text:p>0.0625</text:p>
              </table:table-cell>
              <table:table-cell office:value-type="float" office:value="155.8125">
                <text:p>155.8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157.125">
                <text:p>157.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55.5">
                <text:p>155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155.8125">
                <text:p>155.8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155.6875">
                <text:p>155.68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155.5625">
                <text:p>155.5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156.5">
                <text:p>156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156.4375">
                <text:p>156.43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157.0625">
                <text:p>157.06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156.1875">
                <text:p>156.1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154.3125">
                <text:p>154.3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155.9375">
                <text:p>155.93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154.9375">
                <text:p>154.93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154.9375">
                <text:p>154.9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155.625">
                <text:p>155.6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125.625">
                <text:p>125.6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83.5625">
                <text:p>83.56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67.3125">
                <text:p>67.3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65.1875">
                <text:p>65.18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0.3125">
                <text:p>50.3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11.9375">
                <text:p>11.93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25">
                <text:p>0.125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.3125">
                <text:p>1.3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">
                <text:p>0.4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5">
                <text:p>0.2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5">
                <text:p>0.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